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16375D62C31097771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Lohit Devanagari1" svg:font-family="'Lohit Devanagari'"/>
    <style:font-face style:name="Segoe UI" svg:font-family="'Segoe UI', Arial, sans-serif"/>
    <style:font-face style:name="Verdana" svg:font-family="Verdan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fo:font-weight="normal" officeooo:rsid="00043a0d" officeooo:paragraph-rsid="00043a0d" style:font-size-asian="10.5pt" style:font-weight-asian="normal" style:font-size-complex="12pt" style:font-weight-complex="normal"/>
    </style:style>
    <style:style style:name="P2" style:family="paragraph" style:parent-style-name="Standard">
      <style:text-properties fo:font-size="12pt" fo:font-weight="normal" officeooo:rsid="00043a0d" officeooo:paragraph-rsid="00049980" style:font-size-asian="10.5pt" style:font-weight-asian="normal" style:font-size-complex="12pt" style:font-weight-complex="normal"/>
    </style:style>
    <style:style style:name="P3" style:family="paragraph" style:parent-style-name="Standard">
      <style:text-properties fo:font-size="12pt" fo:font-weight="normal" officeooo:rsid="002eeb1a" officeooo:paragraph-rsid="022dace2" style:font-size-asian="10.5pt" style:font-weight-asian="normal" style:font-size-complex="12pt" style:font-weight-complex="normal"/>
    </style:style>
    <style:style style:name="P4" style:family="paragraph" style:parent-style-name="Standard">
      <style:text-properties fo:font-size="12pt" fo:font-weight="normal" officeooo:rsid="00166866" officeooo:paragraph-rsid="022dace2" style:font-size-asian="10.5pt" style:font-weight-asian="normal" style:font-size-complex="12pt" style:font-weight-complex="normal"/>
    </style:style>
    <style:style style:name="P5" style:family="paragraph" style:parent-style-name="Standard">
      <style:text-properties fo:font-size="12pt" fo:font-weight="normal" officeooo:rsid="00278b40" officeooo:paragraph-rsid="022dace2" style:font-size-asian="10.5pt" style:font-weight-asian="normal" style:font-size-complex="12pt" style:font-weight-complex="normal"/>
    </style:style>
    <style:style style:name="P6" style:family="paragraph" style:parent-style-name="Standard">
      <style:text-properties style:text-line-through-style="none" style:text-line-through-type="none" fo:font-size="14pt" style:text-underline-style="none" fo:font-weight="bold" officeooo:rsid="00043a0d" officeooo:paragraph-rsid="00043a0d" style:font-size-asian="14pt" style:font-weight-asian="bold" style:font-size-complex="14pt" style:font-weight-complex="bold"/>
    </style:style>
    <style:style style:name="P7" style:family="paragraph" style:parent-style-name="Standard">
      <style:text-properties style:text-line-through-style="none" style:text-line-through-type="none" fo:font-size="12pt" style:text-underline-style="none" fo:font-weight="normal" officeooo:rsid="00043a0d" officeooo:paragraph-rsid="00043a0d" style:font-size-asian="10.5pt" style:font-weight-asian="normal" style:font-size-complex="12pt" style:font-weight-complex="normal"/>
    </style:style>
    <style:style style:name="P8" style:family="paragraph" style:parent-style-name="Standard">
      <style:text-properties style:text-line-through-style="none" style:text-line-through-type="none" fo:font-size="12pt" style:text-underline-style="none" fo:font-weight="normal" officeooo:rsid="000907f4" officeooo:paragraph-rsid="000907f4" style:font-size-asian="10.5pt" style:font-weight-asian="normal" style:font-size-complex="12pt" style:font-weight-complex="normal"/>
    </style:style>
    <style:style style:name="P9" style:family="paragraph" style:parent-style-name="Standard">
      <style:text-properties style:text-line-through-style="none" style:text-line-through-type="none" fo:font-size="12pt" style:text-underline-style="none" fo:font-weight="normal" officeooo:rsid="000907f4" officeooo:paragraph-rsid="000b5066" style:font-size-asian="10.5pt" style:font-weight-asian="normal" style:font-size-complex="12pt" style:font-weight-complex="normal"/>
    </style:style>
    <style:style style:name="P10" style:family="paragraph" style:parent-style-name="Standard">
      <style:text-properties style:text-line-through-style="none" style:text-line-through-type="none" fo:font-size="12pt" style:text-underline-style="none" fo:font-weight="normal" officeooo:rsid="0009ff77" officeooo:paragraph-rsid="000b5066" style:font-size-asian="10.5pt" style:font-weight-asian="normal" style:font-size-complex="12pt" style:font-weight-complex="normal"/>
    </style:style>
    <style:style style:name="P11" style:family="paragraph" style:parent-style-name="Standard">
      <style:text-properties style:font-name="Liberation Serif" fo:font-size="12pt" fo:font-weight="normal" officeooo:rsid="0008c608" officeooo:paragraph-rsid="0008c608" style:font-size-asian="10.5pt" style:font-weight-asian="normal" style:font-size-complex="12pt" style:font-weight-complex="normal"/>
    </style:style>
    <style:style style:name="P12" style:family="paragraph" style:parent-style-name="Standard">
      <style:text-properties style:font-name="Liberation Serif" fo:font-size="12pt" fo:font-weight="normal" officeooo:rsid="00146d3d" officeooo:paragraph-rsid="00146d3d" style:font-size-asian="10.5pt" style:font-weight-asian="normal" style:font-size-complex="12pt" style:font-weight-complex="normal"/>
    </style:style>
    <style:style style:name="P13" style:family="paragraph" style:parent-style-name="Standard">
      <style:text-properties style:font-name="Liberation Serif" fo:font-size="12pt" fo:font-weight="normal" officeooo:rsid="001b29fc" officeooo:paragraph-rsid="001b29fc" style:font-size-asian="10.5pt" style:font-weight-asian="normal" style:font-size-complex="12pt" style:font-weight-complex="normal"/>
    </style:style>
    <style:style style:name="P14" style:family="paragraph" style:parent-style-name="Standard">
      <style:text-properties style:font-name="Liberation Serif" fo:font-size="12pt" fo:font-weight="normal" officeooo:rsid="001b29fc" officeooo:paragraph-rsid="001f778a" style:font-size-asian="10.5pt" style:font-weight-asian="normal" style:font-size-complex="12pt" style:font-weight-complex="normal"/>
    </style:style>
    <style:style style:name="P15" style:family="paragraph" style:parent-style-name="Standard">
      <style:text-properties style:font-name="Liberation Serif" fo:font-size="12pt" fo:font-weight="normal" officeooo:rsid="001b29fc" officeooo:paragraph-rsid="00246401" style:font-size-asian="10.5pt" style:font-weight-asian="normal" style:font-size-complex="12pt" style:font-weight-complex="normal"/>
    </style:style>
    <style:style style:name="P16" style:family="paragraph" style:parent-style-name="Standard">
      <style:text-properties style:font-name="Liberation Serif" fo:font-size="12pt" fo:font-weight="normal" officeooo:rsid="001b29fc" officeooo:paragraph-rsid="00259507" style:font-size-asian="10.5pt" style:font-weight-asian="normal" style:font-size-complex="12pt" style:font-weight-complex="normal"/>
    </style:style>
    <style:style style:name="P17" style:family="paragraph" style:parent-style-name="Standard">
      <style:text-properties style:font-name="Liberation Serif" fo:font-size="12pt" fo:font-weight="normal" officeooo:rsid="00246401" officeooo:paragraph-rsid="00246401" style:font-size-asian="10.5pt" style:font-weight-asian="normal" style:font-size-complex="12pt" style:font-weight-complex="normal"/>
    </style:style>
    <style:style style:name="P18" style:family="paragraph" style:parent-style-name="Standard">
      <style:text-properties style:font-name="Liberation Serif" fo:font-size="12pt" fo:font-weight="normal" officeooo:rsid="00246401" officeooo:paragraph-rsid="002bef2c" style:font-size-asian="10.5pt" style:font-weight-asian="normal" style:font-size-complex="12pt" style:font-weight-complex="normal"/>
    </style:style>
    <style:style style:name="P19" style:family="paragraph" style:parent-style-name="Standard">
      <style:text-properties style:font-name="Liberation Serif" fo:font-size="12pt" fo:font-weight="normal" officeooo:rsid="00259507" officeooo:paragraph-rsid="002bef2c" style:font-size-asian="10.5pt" style:font-weight-asian="normal" style:font-size-complex="12pt" style:font-weight-complex="normal"/>
    </style:style>
    <style:style style:name="P20" style:family="paragraph" style:parent-style-name="Standard">
      <style:text-properties style:font-name="Liberation Serif" fo:font-size="12pt" fo:font-weight="normal" officeooo:rsid="0003c2b2" officeooo:paragraph-rsid="0003c2b2"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03c2b2" officeooo:paragraph-rsid="00049980"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08c608" officeooo:paragraph-rsid="0008c608"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035a58e" officeooo:paragraph-rsid="0035a58e" style:font-size-asian="12pt" style:font-weight-asian="normal" style:font-size-complex="12pt" style:font-weight-complex="normal"/>
    </style:style>
    <style:style style:name="P24" style:family="paragraph" style:parent-style-name="Standard">
      <style:text-properties style:font-name="Liberation Serif" fo:font-size="12pt" style:text-underline-style="none" fo:font-weight="normal" officeooo:rsid="0003c2b2" officeooo:paragraph-rsid="0003c2b2" style:font-size-asian="12pt" style:font-weight-asian="normal" style:font-size-complex="12pt" style:font-weight-complex="normal"/>
    </style:style>
    <style:style style:name="P25" style:family="paragraph" style:parent-style-name="Standard">
      <style:text-properties style:font-name="Liberation Serif" fo:font-size="12pt" style:text-underline-style="none" fo:font-weight="normal" officeooo:rsid="00449fa7" officeooo:paragraph-rsid="00449fa7" style:font-size-asian="10.5pt" style:font-weight-asian="normal" style:font-size-complex="12pt" style:font-weight-complex="normal"/>
    </style:style>
    <style:style style:name="P26" style:family="paragraph" style:parent-style-name="Standard">
      <style:text-properties style:font-name="Liberation Serif" fo:font-size="12pt" fo:font-weight="bold" officeooo:rsid="0008c608" officeooo:paragraph-rsid="0008c608" style:font-size-asian="10.5pt" style:font-weight-asian="bold" style:font-size-complex="12pt" style:font-weight-complex="bold"/>
    </style:style>
    <style:style style:name="P27" style:family="paragraph" style:parent-style-name="Standard">
      <style:text-properties style:font-name="Liberation Serif" fo:font-size="12pt" fo:font-weight="bold" officeooo:rsid="00146d3d" officeooo:paragraph-rsid="00146d3d" style:font-size-asian="10.5pt" style:font-weight-asian="bold" style:font-size-complex="12pt" style:font-weight-complex="bold"/>
    </style:style>
    <style:style style:name="P28" style:family="paragraph" style:parent-style-name="Standard">
      <style:text-properties style:font-name="Liberation Serif" fo:font-size="12pt" fo:font-weight="bold" officeooo:rsid="001b29fc" officeooo:paragraph-rsid="001b29fc" style:font-size-asian="10.5pt" style:font-weight-asian="bold" style:font-size-complex="12pt" style:font-weight-complex="bold"/>
    </style:style>
    <style:style style:name="P29" style:family="paragraph" style:parent-style-name="Standard">
      <style:text-properties style:font-name="Liberation Serif" fo:font-size="14pt" fo:font-weight="bold" officeooo:rsid="0008c608" officeooo:paragraph-rsid="0008c608" style:font-size-asian="14pt" style:font-weight-asian="bold" style:font-size-complex="14pt" style:font-weight-complex="bold"/>
    </style:style>
    <style:style style:name="P30" style:family="paragraph" style:parent-style-name="Standard">
      <style:text-properties style:font-name="Liberation Serif" fo:font-size="14pt" fo:font-weight="bold" officeooo:rsid="00246401" officeooo:paragraph-rsid="00290719" style:font-size-asian="14pt" style:font-weight-asian="bold" style:font-size-complex="14pt" style:font-weight-complex="bold"/>
    </style:style>
    <style:style style:name="P31" style:family="paragraph" style:parent-style-name="Standard">
      <style:text-properties fo:font-variant="normal" fo:text-transform="none" fo:color="#000000" style:font-name="Liberation Serif" fo:font-size="12pt" fo:letter-spacing="normal" fo:font-style="normal" fo:font-weight="normal" officeooo:rsid="003faf77" officeooo:paragraph-rsid="0003c2b2" style:font-size-asian="12pt" style:font-weight-asian="normal" style:font-size-complex="12pt" style:font-weight-complex="normal"/>
    </style:style>
    <style:style style:name="P32" style:family="paragraph" style:parent-style-name="Standard">
      <style:text-properties fo:font-variant="normal" fo:text-transform="none" fo:color="#000000" style:font-name="Liberation Serif" fo:font-size="12pt" fo:letter-spacing="normal" fo:font-style="normal" fo:font-weight="normal" officeooo:paragraph-rsid="005c5f9b" style:font-size-asian="12pt" style:font-size-complex="12pt"/>
    </style:style>
    <style:style style:name="P33" style:family="paragraph" style:parent-style-name="Standard">
      <style:text-properties fo:font-variant="normal" fo:text-transform="none" fo:color="#000000" style:font-name="Liberation Serif" fo:font-size="12pt" fo:letter-spacing="normal" fo:font-style="normal" style:text-underline-style="solid" style:text-underline-type="double" style:text-underline-width="auto" style:text-underline-color="font-color" fo:font-weight="normal" officeooo:rsid="004164e1" officeooo:paragraph-rsid="0003c2b2" style:font-size-asian="12pt" style:font-weight-asian="normal" style:font-size-complex="12pt" style:font-weight-complex="normal"/>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449fa7" officeooo:paragraph-rsid="0003c2b2" style:font-size-asian="12pt" style:font-weight-asian="normal" style:font-size-complex="12pt" style:font-weight-complex="normal"/>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rsid="005394c3" officeooo:paragraph-rsid="005394c3" style:font-size-asian="12pt" style:font-weight-asian="normal" style:font-size-complex="12pt" style:font-weight-complex="normal"/>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rsid="005394c3" officeooo:paragraph-rsid="0058ab30" style:font-size-asian="12pt" style:font-weight-asian="normal" style:font-size-complex="12pt" style:font-weight-complex="normal"/>
    </style:style>
    <style:style style:name="P37" style:family="paragraph" style:parent-style-name="Standard">
      <style:text-properties fo:font-variant="normal" fo:text-transform="none" fo:color="#000000" style:font-name="Liberation Serif" fo:font-size="12pt" fo:letter-spacing="normal" fo:font-style="normal" style:text-underline-style="none" fo:font-weight="normal" officeooo:rsid="0057ac5d" officeooo:paragraph-rsid="0058ab30" style:font-size-asian="12pt" style:font-weight-asian="normal" style:font-size-complex="12pt" style:font-weight-complex="normal"/>
    </style:style>
    <style:style style:name="P38" style:family="paragraph" style:parent-style-name="Standard">
      <style:text-properties fo:font-variant="normal" fo:text-transform="none" fo:color="#000000" style:font-name="Liberation Serif" fo:font-size="12pt" fo:letter-spacing="normal" fo:font-style="normal" style:text-underline-style="none" fo:font-weight="normal" officeooo:rsid="0045afec" officeooo:paragraph-rsid="00449fa7" style:font-size-asian="10.5pt" style:font-weight-asian="normal" style:font-size-complex="12pt" style:font-weight-complex="normal"/>
    </style:style>
    <style:style style:name="P39" style:family="paragraph" style:parent-style-name="Standard">
      <style:text-properties fo:font-variant="normal" fo:text-transform="none" fo:color="#000000" style:font-name="Liberation Serif" fo:font-size="12pt" fo:letter-spacing="normal" fo:font-style="normal" style:text-underline-style="none" fo:font-weight="normal" officeooo:rsid="0045edd9" officeooo:paragraph-rsid="00449fa7" style:font-size-asian="10.5pt" style:font-weight-asian="normal" style:font-size-complex="12pt" style:font-weight-complex="normal"/>
    </style:style>
    <style:style style:name="P40" style:family="paragraph" style:parent-style-name="Standard">
      <style:text-properties fo:font-variant="normal" fo:text-transform="none" fo:color="#000000" style:font-name="Liberation Serif" fo:font-size="12pt" fo:letter-spacing="normal" fo:font-style="normal" style:text-underline-style="none" fo:font-weight="normal" officeooo:rsid="005394c3" officeooo:paragraph-rsid="00449fa7" style:font-size-asian="10.5pt" style:font-weight-asian="normal" style:font-size-complex="12pt" style:font-weight-complex="normal"/>
    </style:style>
    <style:style style:name="P41" style:family="paragraph" style:parent-style-name="Standard">
      <style:text-properties fo:font-variant="normal" fo:text-transform="none" fo:color="#000000" style:font-name="Liberation Serif" fo:font-size="12pt" fo:letter-spacing="normal" fo:font-style="normal" style:text-underline-style="none" fo:font-weight="bold" officeooo:rsid="005394c3" officeooo:paragraph-rsid="005394c3" style:font-size-asian="10.5pt" style:font-weight-asian="bold" style:font-size-complex="12pt" style:font-weight-complex="bold"/>
    </style:style>
    <style:style style:name="P42" style:family="paragraph" style:parent-style-name="Standard">
      <style:text-properties fo:font-variant="normal" fo:text-transform="none" fo:color="#000000" style:font-name="Liberation Serif" fo:font-size="12pt" fo:letter-spacing="normal" fo:font-style="normal" style:text-underline-style="none" fo:font-weight="bold" officeooo:rsid="005c5f9b" officeooo:paragraph-rsid="005c5f9b" style:font-size-asian="12pt" style:font-weight-asian="bold" style:font-size-complex="12pt" style:font-weight-complex="bold"/>
    </style:style>
    <style:style style:name="P43" style:family="paragraph" style:parent-style-name="Standard">
      <style:text-properties fo:font-variant="normal" fo:text-transform="none" fo:color="#000000" style:font-name="Liberation Serif" fo:font-size="16pt" fo:letter-spacing="normal" fo:font-style="normal" style:text-underline-style="none" fo:font-weight="bold" officeooo:rsid="00449fa7" officeooo:paragraph-rsid="00449fa7" style:font-size-asian="16pt" style:font-weight-asian="bold" style:font-size-complex="16pt" style:font-weight-complex="bold"/>
    </style:style>
    <style:style style:name="P44" style:family="paragraph" style:parent-style-name="Standard">
      <style:paragraph-properties fo:line-height="100%"/>
      <style:text-properties officeooo:paragraph-rsid="012fa221"/>
    </style:style>
    <style:style style:name="P45" style:family="paragraph" style:parent-style-name="Standard">
      <style:paragraph-properties fo:line-height="100%"/>
      <style:text-properties officeooo:paragraph-rsid="015d3901"/>
    </style:style>
    <style:style style:name="P46" style:family="paragraph" style:parent-style-name="Standard">
      <style:paragraph-properties fo:line-height="100%"/>
      <style:text-properties officeooo:paragraph-rsid="0164cf0e"/>
    </style:style>
    <style:style style:name="P47" style:family="paragraph" style:parent-style-name="Standard">
      <style:paragraph-properties fo:line-height="100%"/>
      <style:text-properties officeooo:paragraph-rsid="016a411b"/>
    </style:style>
    <style:style style:name="P48" style:family="paragraph" style:parent-style-name="Standard">
      <style:text-properties fo:font-size="16pt" fo:font-weight="bold" officeooo:rsid="00043a0d" officeooo:paragraph-rsid="00043a0d" style:font-size-asian="16pt" style:font-weight-asian="bold" style:font-size-complex="16pt" style:font-weight-complex="bold"/>
    </style:style>
    <style:style style:name="P49" style:family="paragraph" style:parent-style-name="Standard">
      <style:text-properties fo:font-size="16pt" fo:font-weight="bold" officeooo:rsid="00027a74" officeooo:paragraph-rsid="022dace2" style:font-size-asian="16pt" style:font-weight-asian="bold" style:font-size-complex="16pt" style:font-weight-complex="bold"/>
    </style:style>
    <style:style style:name="P50" style:family="paragraph" style:parent-style-name="Standard">
      <style:text-properties officeooo:rsid="00027a74" officeooo:paragraph-rsid="022dace2"/>
    </style:style>
    <style:style style:name="P51" style:family="paragraph" style:parent-style-name="Standard">
      <style:text-properties officeooo:rsid="000c71d9" officeooo:paragraph-rsid="022dace2"/>
    </style:style>
    <style:style style:name="P52" style:family="paragraph" style:parent-style-name="Standard">
      <style:text-properties officeooo:rsid="002bed8d" officeooo:paragraph-rsid="022dace2"/>
    </style:style>
    <style:style style:name="P53" style:family="paragraph" style:parent-style-name="Standard">
      <style:text-properties officeooo:rsid="0006a81e" officeooo:paragraph-rsid="022dace2"/>
    </style:style>
    <style:style style:name="P54" style:family="paragraph" style:parent-style-name="Standard">
      <style:text-properties officeooo:rsid="0002b5d5" officeooo:paragraph-rsid="022dace2"/>
    </style:style>
    <style:style style:name="P55" style:family="paragraph" style:parent-style-name="Standard">
      <style:text-properties officeooo:rsid="0002b708" officeooo:paragraph-rsid="022dace2"/>
    </style:style>
    <style:style style:name="P56" style:family="paragraph" style:parent-style-name="Standard">
      <style:text-properties officeooo:rsid="0004aa49" officeooo:paragraph-rsid="022dace2"/>
    </style:style>
    <style:style style:name="P57" style:family="paragraph" style:parent-style-name="Standard">
      <style:text-properties officeooo:rsid="000cb268" officeooo:paragraph-rsid="022dace2"/>
    </style:style>
    <style:style style:name="P58" style:family="paragraph" style:parent-style-name="Standard">
      <style:text-properties fo:font-size="14pt" fo:font-weight="bold" officeooo:rsid="00166866" officeooo:paragraph-rsid="022dace2" style:font-size-asian="14pt" style:font-weight-asian="bold" style:font-size-complex="14pt" style:font-weight-complex="bold"/>
    </style:style>
    <style:style style:name="P59" style:family="paragraph" style:parent-style-name="Standard">
      <style:text-properties fo:font-size="14pt" fo:font-weight="bold" officeooo:rsid="002eeb1a" officeooo:paragraph-rsid="022dace2" style:font-size-asian="14pt" style:font-weight-asian="bold" style:font-size-complex="14pt" style:font-weight-complex="bold"/>
    </style:style>
    <style:style style:name="P60" style:family="paragraph" style:parent-style-name="Standard">
      <style:text-properties fo:font-size="14pt" fo:font-weight="bold" officeooo:rsid="00278b40" officeooo:paragraph-rsid="022dace2" style:font-size-asian="14pt" style:font-weight-asian="bold" style:font-size-complex="14pt" style:font-weight-complex="bold"/>
    </style:style>
    <style:style style:name="P61" style:family="paragraph" style:parent-style-name="Standard">
      <style:text-properties officeooo:rsid="00166866" officeooo:paragraph-rsid="022dace2"/>
    </style:style>
    <style:style style:name="P62" style:family="paragraph" style:parent-style-name="Standard">
      <loext:graphic-properties draw:fill="none"/>
      <style:paragraph-properties fo:margin-left="0cm" fo:margin-right="0cm" fo:text-indent="0cm" style:auto-text-indent="false" fo:background-color="transparent">
        <style:tab-stops>
          <style:tab-stop style:position="1.296cm"/>
        </style:tab-stops>
      </style:paragraph-properties>
      <style:text-properties officeooo:rsid="0071fc65" officeooo:paragraph-rsid="0071fc65"/>
    </style:style>
    <style:style style:name="P63" style:family="paragraph" style:parent-style-name="Standard">
      <loext:graphic-properties draw:fill="none"/>
      <style:paragraph-properties fo:margin-left="0cm" fo:margin-right="0cm" fo:text-indent="0cm" style:auto-text-indent="false" fo:background-color="transparent">
        <style:tab-stops>
          <style:tab-stop style:position="1.296cm"/>
        </style:tab-stops>
      </style:paragraph-properties>
      <style:text-properties style:font-name="Liberation Serif" fo:font-size="12pt" officeooo:paragraph-rsid="0071fc65" style:font-size-asian="12pt" style:font-size-complex="12pt"/>
    </style:style>
    <style:style style:name="P64"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size="16pt" fo:font-weight="bold" officeooo:rsid="00974979" officeooo:paragraph-rsid="00974979" style:font-size-asian="16pt" style:font-weight-asian="bold" style:font-size-complex="16pt" style:font-weight-complex="bold"/>
    </style:style>
    <style:style style:name="P65"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size="12pt" fo:font-weight="normal" officeooo:paragraph-rsid="00974979" style:font-size-asian="12pt" style:font-size-complex="12pt"/>
    </style:style>
    <style:style style:name="P66"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size="12pt" fo:font-weight="normal" officeooo:rsid="009a4e0b" officeooo:paragraph-rsid="009a4e0b" style:font-size-asian="12pt" style:font-size-complex="12pt"/>
    </style:style>
    <style:style style:name="P67" style:family="paragraph" style:parent-style-name="Standard">
      <loext:graphic-properties draw:fill="none"/>
      <style:paragraph-properties fo:margin-left="0cm" fo:margin-right="0cm" fo:text-indent="0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71fc65" officeooo:paragraph-rsid="0071fc65" style:font-size-asian="12pt" style:font-size-complex="12pt"/>
    </style:style>
    <style:style style:name="P68" style:family="paragraph" style:parent-style-name="Standard">
      <loext:graphic-properties draw:fill="none"/>
      <style:paragraph-properties fo:margin-left="0cm" fo:margin-right="0cm" fo:text-indent="0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paragraph-rsid="0071fc65" style:font-size-asian="12pt" style:font-size-complex="12pt"/>
    </style:style>
    <style:style style:name="P69" style:family="paragraph" style:parent-style-name="Standard">
      <loext:graphic-properties draw:fill="none"/>
      <style:paragraph-properties fo:margin-left="0cm" fo:margin-right="0cm" fo:text-indent="0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7e5f5b" officeooo:paragraph-rsid="0071fc65" style:font-size-asian="12pt" style:font-size-complex="12pt"/>
    </style:style>
    <style:style style:name="P70"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9a4e0b" officeooo:paragraph-rsid="00974979" style:font-size-asian="12pt" style:font-size-complex="12pt"/>
    </style:style>
    <style:style style:name="P71"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940c2f" officeooo:paragraph-rsid="0091412b" style:font-size-asian="12pt" style:font-weight-asian="normal" style:font-size-complex="12pt" style:font-weight-complex="normal"/>
    </style:style>
    <style:style style:name="P72"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variant="normal" fo:text-transform="none" fo:color="#000000" style:font-name="Liberation Serif" fo:font-size="16pt" fo:letter-spacing="normal" fo:font-style="normal" fo:font-weight="bold" officeooo:rsid="00974979" officeooo:paragraph-rsid="00974979" style:font-size-asian="16pt" style:font-weight-asian="bold" style:font-size-complex="16pt" style:font-weight-complex="bold"/>
    </style:style>
    <style:style style:name="P73"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officeooo:paragraph-rsid="009a4e0b"/>
    </style:style>
    <style:style style:name="P74" style:family="paragraph" style:parent-style-name="Standard">
      <loext:graphic-properties draw:fill="none"/>
      <style:paragraph-properties fo:margin-left="0cm" fo:margin-right="0cm" fo:text-indent="0cm" style:auto-text-indent="false" fo:background-color="transparent">
        <style:tab-stops>
          <style:tab-stop style:position="1.296cm"/>
        </style:tab-stops>
      </style:paragraph-properties>
      <style:text-properties fo:font-weight="bold" officeooo:rsid="0063cf2e" officeooo:paragraph-rsid="0063cf2e" style:font-weight-asian="bold" style:font-weight-complex="bold"/>
    </style:style>
    <style:style style:name="P75" style:family="paragraph" style:parent-style-name="Standard">
      <loext:graphic-properties draw:fill="none"/>
      <style:paragraph-properties fo:margin-left="0cm" fo:margin-right="0cm" fo:text-indent="0cm" style:auto-text-indent="false" fo:background-color="transparent">
        <style:tab-stops>
          <style:tab-stop style:position="1.296cm"/>
        </style:tab-stops>
      </style:paragraph-properties>
      <style:text-properties fo:font-weight="bold" officeooo:rsid="0071fc65" officeooo:paragraph-rsid="0071fc65" style:font-weight-asian="bold" style:font-weight-complex="bold"/>
    </style:style>
    <style:style style:name="P76" style:family="paragraph" style:parent-style-name="Text_20_body">
      <style:paragraph-properties fo:margin-left="0cm" fo:margin-right="0cm" fo:margin-top="0cm" fo:margin-bottom="0.146cm" loext:contextual-spacing="false" fo:line-height="100%" fo:text-indent="0cm" style:auto-text-indent="false"/>
      <style:text-properties officeooo:paragraph-rsid="00a43bfa"/>
    </style:style>
    <style:style style:name="P77" style:family="paragraph" style:parent-style-name="Text_20_body">
      <style:paragraph-properties fo:margin-left="0cm" fo:margin-right="0cm" fo:margin-top="0cm" fo:margin-bottom="0.146cm" loext:contextual-spacing="false" fo:line-height="100%" fo:text-indent="0cm" style:auto-text-indent="false"/>
      <style:text-properties fo:font-weight="bold" officeooo:rsid="00a43bfa" officeooo:paragraph-rsid="00a43bfa" style:font-weight-asian="bold" style:font-weight-complex="bold"/>
    </style:style>
    <style:style style:name="P78" style:family="paragraph" style:parent-style-name="Text_20_body">
      <style:paragraph-properties fo:margin-left="0cm" fo:margin-right="0cm" fo:margin-top="0cm" fo:margin-bottom="0.046cm" loext:contextual-spacing="false" fo:line-height="100%" fo:text-indent="0cm" style:auto-text-indent="false"/>
      <style:text-properties officeooo:rsid="00a43bfa" officeooo:paragraph-rsid="00a43bfa"/>
    </style:style>
    <style:style style:name="P79" style:family="paragraph" style:parent-style-name="Text_20_body">
      <style:paragraph-properties fo:margin-left="0cm" fo:margin-right="0cm" fo:margin-top="0cm" fo:margin-bottom="0.046cm" loext:contextual-spacing="false" fo:line-height="100%" fo:text-indent="0cm" style:auto-text-indent="false"/>
      <style:text-properties officeooo:rsid="00a43bfa" officeooo:paragraph-rsid="00b35046"/>
    </style:style>
    <style:style style:name="P80" style:family="paragraph" style:parent-style-name="Text_20_body">
      <style:paragraph-properties fo:margin-left="0cm" fo:margin-right="0cm" fo:margin-top="0cm" fo:margin-bottom="0.046cm" loext:contextual-spacing="false" fo:line-height="100%" fo:text-indent="0cm" style:auto-text-indent="false"/>
      <style:text-properties officeooo:paragraph-rsid="00a43bfa"/>
    </style:style>
    <style:style style:name="P81" style:family="paragraph" style:parent-style-name="Text_20_body">
      <style:paragraph-properties fo:margin-left="0cm" fo:margin-right="0cm" fo:margin-top="0cm" fo:margin-bottom="0.046cm" loext:contextual-spacing="false" fo:line-height="100%" fo:text-indent="0cm" style:auto-text-indent="false"/>
      <style:text-properties officeooo:paragraph-rsid="00ab8fa5"/>
    </style:style>
    <style:style style:name="P82" style:family="paragraph" style:parent-style-name="Text_20_body">
      <style:paragraph-properties fo:margin-left="0cm" fo:margin-right="0cm" fo:margin-top="0cm" fo:margin-bottom="0.046cm" loext:contextual-spacing="false" fo:line-height="100%" fo:text-indent="0cm" style:auto-text-indent="false"/>
      <style:text-properties officeooo:paragraph-rsid="00b35046"/>
    </style:style>
    <style:style style:name="P83" style:family="paragraph" style:parent-style-name="Text_20_body">
      <style:paragraph-properties fo:margin-left="0cm" fo:margin-right="0cm" fo:margin-top="0cm" fo:margin-bottom="0.046cm" loext:contextual-spacing="false" fo:line-height="100%" fo:text-indent="0cm" style:auto-text-indent="false"/>
      <style:text-properties fo:font-weight="bold" officeooo:rsid="00ab8fa5" officeooo:paragraph-rsid="00ab8fa5" style:font-weight-asian="bold" style:font-weight-complex="bold"/>
    </style:style>
    <style:style style:name="P84" style:family="paragraph" style:parent-style-name="Text_20_body">
      <style:paragraph-properties fo:margin-left="0cm" fo:margin-right="0cm" fo:margin-top="0cm" fo:margin-bottom="0.046cm" loext:contextual-spacing="false" fo:line-height="100%" fo:text-indent="0cm" style:auto-text-indent="false"/>
      <style:text-properties fo:font-weight="bold" officeooo:rsid="00b35046" officeooo:paragraph-rsid="00b35046" style:font-weight-asian="bold" style:font-weight-complex="bold"/>
    </style:style>
    <style:style style:name="P85" style:family="paragraph" style:parent-style-name="Text_20_body">
      <style:paragraph-properties fo:margin-left="0cm" fo:margin-right="0cm" fo:margin-top="0cm" fo:margin-bottom="0cm" loext:contextual-spacing="false" fo:line-height="100%" fo:text-indent="0cm" style:auto-text-indent="false"/>
      <style:text-properties officeooo:paragraph-rsid="00b35046"/>
    </style:style>
    <style:style style:name="P86" style:family="paragraph" style:parent-style-name="Text_20_body">
      <style:paragraph-properties fo:margin-left="0cm" fo:margin-right="0cm" fo:margin-top="0cm" fo:margin-bottom="0cm" loext:contextual-spacing="false" fo:line-height="100%" fo:text-indent="0cm" style:auto-text-indent="false"/>
      <style:text-properties officeooo:paragraph-rsid="00b616aa"/>
    </style:style>
    <style:style style:name="P87" style:family="paragraph" style:parent-style-name="Standard" style:master-page-name="">
      <loext:graphic-properties draw:fill="none"/>
      <style:paragraph-properties fo:margin-left="0cm" fo:margin-right="0cm" fo:text-indent="0cm" style:auto-text-indent="false" style:page-number="auto" fo:background-color="transparent">
        <style:tab-stops/>
      </style:paragraph-properties>
      <style:text-properties fo:font-size="12pt" fo:font-weight="normal" officeooo:rsid="009a4e0b" officeooo:paragraph-rsid="009a4e0b" style:font-size-asian="12pt" style:font-size-complex="12pt"/>
    </style:style>
    <style:style style:name="P88" style:family="paragraph" style:parent-style-name="Standard" style:master-page-name="">
      <loext:graphic-properties draw:fill="none"/>
      <style:paragraph-properties fo:margin-left="1.101cm" fo:margin-right="0cm" fo:text-indent="0cm" style:auto-text-indent="false" style:page-number="auto" fo:background-color="transparent">
        <style:tab-stops>
          <style:tab-stop style:position="0.106cm"/>
        </style:tab-stops>
      </style:paragraph-properties>
      <style:text-properties fo:font-variant="normal" fo:text-transform="none" fo:color="#000000" style:font-name="Liberation Serif" fo:font-size="12pt" fo:letter-spacing="normal" fo:font-style="normal" style:text-underline-style="none" fo:font-weight="normal" officeooo:rsid="005394c3" officeooo:paragraph-rsid="005394c3" style:font-size-asian="12pt" style:font-weight-asian="normal" style:font-size-complex="12pt" style:font-weight-complex="normal"/>
    </style:style>
    <style:style style:name="P89" style:family="paragraph" style:parent-style-name="Standard" style:master-page-name="">
      <loext:graphic-properties draw:fill="none"/>
      <style:paragraph-properties fo:margin-left="1.199cm" fo:margin-right="0cm" fo:text-indent="-0.101cm" style:auto-text-indent="false" style:page-number="auto" fo:background-color="transparent">
        <style:tab-stops>
          <style:tab-stop style:position="1.296cm"/>
        </style:tab-stops>
      </style:paragraph-properties>
      <style:text-properties officeooo:paragraph-rsid="005c5f9b"/>
    </style:style>
    <style:style style:name="P90" style:family="paragraph" style:parent-style-name="Standard">
      <loext:graphic-properties draw:fill="none"/>
      <style:paragraph-properties fo:margin-left="1.199cm" fo:margin-right="0cm" fo:text-indent="-0.101cm" style:auto-text-indent="false" fo:background-color="transparent">
        <style:tab-stops>
          <style:tab-stop style:position="1.296cm"/>
        </style:tab-stops>
      </style:paragraph-properties>
      <style:text-properties officeooo:paragraph-rsid="005c5f9b"/>
    </style:style>
    <style:style style:name="P91" style:family="paragraph" style:parent-style-name="Standard">
      <loext:graphic-properties draw:fill="none"/>
      <style:paragraph-properties fo:margin-left="1.199cm" fo:margin-right="0cm" fo:text-indent="-0.101cm" style:auto-text-indent="false" fo:background-color="transparent">
        <style:tab-stops>
          <style:tab-stop style:position="1.296cm"/>
        </style:tab-stops>
      </style:paragraph-properties>
      <style:text-properties officeooo:paragraph-rsid="00678713"/>
    </style:style>
    <style:style style:name="P92" style:family="paragraph" style:parent-style-name="Standard">
      <loext:graphic-properties draw:fill="none"/>
      <style:paragraph-properties fo:margin-left="1.199cm" fo:margin-right="0cm"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5fa009" officeooo:paragraph-rsid="005c5f9b" style:font-size-asian="12pt" style:font-size-complex="12pt"/>
    </style:style>
    <style:style style:name="P93" style:family="paragraph" style:parent-style-name="Standard">
      <loext:graphic-properties draw:fill="none"/>
      <style:paragraph-properties fo:margin-left="1.199cm" fo:margin-right="0cm"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5fa009" officeooo:paragraph-rsid="00678713" style:font-size-asian="12pt" style:font-size-complex="12pt"/>
    </style:style>
    <style:style style:name="P94" style:family="paragraph" style:parent-style-name="Standard">
      <loext:graphic-properties draw:fill="none"/>
      <style:paragraph-properties fo:margin-left="1.199cm" fo:margin-right="0cm"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6143a7" officeooo:paragraph-rsid="005c5f9b" style:font-size-asian="12pt" style:font-size-complex="12pt"/>
    </style:style>
    <style:style style:name="P95" style:family="paragraph" style:parent-style-name="Standard">
      <loext:graphic-properties draw:fill="none"/>
      <style:paragraph-properties fo:margin-left="1.199cm" fo:margin-right="0cm"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63cf2e" officeooo:paragraph-rsid="0063cf2e" style:font-size-asian="12pt" style:font-size-complex="12pt"/>
    </style:style>
    <style:style style:name="P96" style:family="paragraph" style:parent-style-name="Standard">
      <loext:graphic-properties draw:fill="none"/>
      <style:paragraph-properties fo:margin-left="1.199cm" fo:margin-right="0cm"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6ff463" officeooo:paragraph-rsid="00678713" style:font-size-asian="12pt" style:font-size-complex="12pt"/>
    </style:style>
    <style:style style:name="P97" style:family="paragraph" style:parent-style-name="Standard" style:master-page-name="">
      <loext:graphic-properties draw:fill="none"/>
      <style:paragraph-properties fo:margin-left="1.199cm" fo:margin-right="0cm" fo:text-indent="-1.3cm" style:auto-text-indent="false" style:page-number="auto" fo:background-color="transparent">
        <style:tab-stops>
          <style:tab-stop style:position="0cm"/>
        </style:tab-stops>
      </style:paragraph-properties>
      <style:text-properties officeooo:paragraph-rsid="005c5f9b"/>
    </style:style>
    <style:style style:name="P98" style:family="paragraph" style:parent-style-name="Standard" style:master-page-name="">
      <loext:graphic-properties draw:fill="none"/>
      <style:paragraph-properties fo:margin-left="1.199cm" fo:margin-right="0cm" fo:text-indent="-1.3cm" style:auto-text-indent="false" style:page-number="auto" fo:background-color="transparent">
        <style:tab-stops>
          <style:tab-stop style:position="0cm"/>
        </style:tab-stops>
      </style:paragraph-properties>
      <style:text-properties fo:font-size="12pt" fo:font-weight="normal" officeooo:rsid="00278b40" officeooo:paragraph-rsid="022dace2" style:font-size-asian="10.5pt" style:font-weight-asian="normal" style:font-size-complex="12pt" style:font-weight-complex="normal"/>
    </style:style>
    <style:style style:name="P99" style:family="paragraph" style:parent-style-name="Standard" style:master-page-name="">
      <loext:graphic-properties draw:fill="none"/>
      <style:paragraph-properties fo:margin-left="1.101cm" fo:margin-right="0cm" fo:text-indent="-0.101cm" style:auto-text-indent="false" style:page-number="auto" fo:background-color="transparent">
        <style:tab-stops>
          <style:tab-stop style:position="1.296cm"/>
        </style:tab-stops>
      </style:paragraph-properties>
      <style:text-properties officeooo:rsid="0063cf2e" officeooo:paragraph-rsid="0063cf2e"/>
    </style:style>
    <style:style style:name="P100" style:family="paragraph" style:parent-style-name="Standard" style:master-page-name="">
      <loext:graphic-properties draw:fill="none"/>
      <style:paragraph-properties fo:margin-left="1.3cm" fo:margin-right="0cm" fo:text-indent="-1.3cm" style:auto-text-indent="false" style:page-number="auto" fo:background-color="transparent">
        <style:tab-stops>
          <style:tab-stop style:position="0cm"/>
        </style:tab-stops>
      </style:paragraph-properties>
      <style:text-properties officeooo:rsid="0071fc65" officeooo:paragraph-rsid="0071fc65"/>
    </style:style>
    <style:style style:name="P101" style:family="paragraph" style:parent-style-name="Standard">
      <loext:graphic-properties draw:fill="none"/>
      <style:paragraph-properties fo:margin-left="1.3cm" fo:margin-right="0cm" fo:text-indent="-1.3cm" style:auto-text-indent="false" fo:background-color="transparent">
        <style:tab-stops>
          <style:tab-stop style:position="0cm"/>
        </style:tab-stops>
      </style:paragraph-properties>
      <style:text-properties officeooo:paragraph-rsid="0085d8a9"/>
    </style:style>
    <style:style style:name="P102" style:family="paragraph" style:parent-style-name="Standard">
      <loext:graphic-properties draw:fill="none"/>
      <style:paragraph-properties fo:margin-left="1.3cm" fo:margin-right="0cm" fo:text-indent="-1.3cm" style:auto-text-indent="false" fo:background-color="transparent">
        <style:tab-stops>
          <style:tab-stop style:position="0cm"/>
        </style:tab-stops>
      </style:paragraph-properties>
      <style:text-properties officeooo:paragraph-rsid="0091412b"/>
    </style:style>
    <style:style style:name="P103" style:family="paragraph" style:parent-style-name="Standard">
      <loext:graphic-properties draw:fill="none"/>
      <style:paragraph-properties fo:margin-left="1.3cm" fo:margin-right="0cm"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842d4a" officeooo:paragraph-rsid="0071fc65" style:font-size-asian="12pt" style:font-size-complex="12pt"/>
    </style:style>
    <style:style style:name="P104" style:family="paragraph" style:parent-style-name="Standard">
      <loext:graphic-properties draw:fill="none"/>
      <style:paragraph-properties fo:margin-left="1.3cm" fo:margin-right="0cm"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85d8a9" officeooo:paragraph-rsid="0085d8a9" style:font-size-asian="12pt" style:font-size-complex="12pt"/>
    </style:style>
    <style:style style:name="P105" style:family="paragraph" style:parent-style-name="Standard">
      <loext:graphic-properties draw:fill="none"/>
      <style:paragraph-properties fo:margin-left="1.3cm" fo:margin-right="0cm"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paragraph-rsid="0085d8a9" style:font-size-asian="12pt" style:font-weight-asian="normal" style:font-size-complex="12pt" style:font-weight-complex="normal"/>
    </style:style>
    <style:style style:name="P106" style:family="paragraph" style:parent-style-name="Standard">
      <loext:graphic-properties draw:fill="none"/>
      <style:paragraph-properties fo:margin-left="1.3cm" fo:margin-right="0cm"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8d616c" officeooo:paragraph-rsid="0085d8a9" style:font-size-asian="12pt" style:font-weight-asian="normal" style:font-size-complex="12pt" style:font-weight-complex="normal"/>
    </style:style>
    <style:style style:name="P107" style:family="paragraph" style:parent-style-name="Standard">
      <loext:graphic-properties draw:fill="none"/>
      <style:paragraph-properties fo:margin-left="1.3cm" fo:margin-right="0cm"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8e8e39" officeooo:paragraph-rsid="0085d8a9" style:font-size-asian="12pt" style:font-weight-asian="normal" style:font-size-complex="12pt" style:font-weight-complex="normal"/>
    </style:style>
    <style:style style:name="P108" style:family="paragraph" style:parent-style-name="Standard">
      <loext:graphic-properties draw:fill="none"/>
      <style:paragraph-properties fo:margin-left="1.3cm" fo:margin-right="0cm"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91412b" officeooo:paragraph-rsid="0091412b" style:font-size-asian="12pt" style:font-weight-asian="normal" style:font-size-complex="12pt" style:font-weight-complex="normal"/>
    </style:style>
    <style:style style:name="P109" style:family="paragraph" style:parent-style-name="Standard">
      <loext:graphic-properties draw:fill="none"/>
      <style:paragraph-properties fo:margin-left="1.3cm" fo:margin-right="0cm"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940c2f" officeooo:paragraph-rsid="0091412b" style:font-size-asian="12pt" style:font-weight-asian="normal" style:font-size-complex="12pt" style:font-weight-complex="normal"/>
    </style:style>
    <style:style style:name="P110" style:family="paragraph" style:parent-style-name="Standard">
      <loext:graphic-properties draw:fill="none"/>
      <style:paragraph-properties fo:margin-left="1.3cm" fo:margin-right="0cm" fo:text-indent="-1.3cm" style:auto-text-indent="false" fo:background-color="transparent">
        <style:tab-stops>
          <style:tab-stop style:position="0cm"/>
        </style:tab-stops>
      </style:paragraph-properties>
      <style:text-properties fo:font-weight="bold" officeooo:rsid="0085d8a9" officeooo:paragraph-rsid="0085d8a9" style:font-weight-asian="bold" style:font-weight-complex="bold"/>
    </style:style>
    <style:style style:name="P111" style:family="paragraph" style:parent-style-name="Standard">
      <loext:graphic-properties draw:fill="none"/>
      <style:paragraph-properties fo:margin-left="1.3cm" fo:margin-right="0cm" fo:text-indent="-1.3cm" style:auto-text-indent="false" fo:background-color="transparent">
        <style:tab-stops>
          <style:tab-stop style:position="0cm"/>
        </style:tab-stops>
      </style:paragraph-properties>
      <style:text-properties fo:font-weight="bold" officeooo:rsid="0091412b" officeooo:paragraph-rsid="0091412b" style:font-weight-asian="bold" style:font-weight-complex="bold"/>
    </style:style>
    <style:style style:name="P112" style:family="paragraph" style:parent-style-name="Text_20_body" style:master-page-name="">
      <loext:graphic-properties draw:fill="none"/>
      <style:paragraph-properties fo:margin-left="1.3cm" fo:margin-right="0cm" fo:margin-top="0cm" fo:margin-bottom="0.247cm" loext:contextual-spacing="false" fo:line-height="115%" fo:text-align="justify" style:justify-single-word="false" fo:orphans="2" fo:widows="2" fo:text-indent="0cm" style:auto-text-indent="false" style:page-number="auto" fo:background-color="transparent"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13" style:family="paragraph" style:parent-style-name="Text_20_body">
      <style:text-properties officeooo:paragraph-rsid="00a43bfa"/>
    </style:style>
    <style:style style:name="P114" style:family="paragraph" style:parent-style-name="Text_20_body">
      <style:paragraph-properties fo:line-height="100%"/>
      <style:text-properties officeooo:paragraph-rsid="00bf4b19"/>
    </style:style>
    <style:style style:name="P115" style:family="paragraph" style:parent-style-name="Text_20_body">
      <style:paragraph-properties fo:line-height="100%"/>
      <style:text-properties officeooo:paragraph-rsid="00e22491"/>
    </style:style>
    <style:style style:name="P116" style:family="paragraph" style:parent-style-name="Text_20_body">
      <style:paragraph-properties fo:line-height="100%"/>
      <style:text-properties officeooo:paragraph-rsid="0107e5ca"/>
    </style:style>
    <style:style style:name="P117" style:family="paragraph" style:parent-style-name="Text_20_body">
      <style:paragraph-properties fo:line-height="100%"/>
      <style:text-properties officeooo:paragraph-rsid="01121fbe"/>
    </style:style>
    <style:style style:name="P118" style:family="paragraph" style:parent-style-name="Text_20_body">
      <style:paragraph-properties fo:line-height="100%"/>
      <style:text-properties officeooo:paragraph-rsid="01281bbf"/>
    </style:style>
    <style:style style:name="P119" style:family="paragraph" style:parent-style-name="Text_20_body">
      <style:paragraph-properties fo:line-height="100%"/>
      <style:text-properties officeooo:paragraph-rsid="014cadaa"/>
    </style:style>
    <style:style style:name="P120" style:family="paragraph" style:parent-style-name="Text_20_body">
      <style:paragraph-properties fo:line-height="100%"/>
      <style:text-properties officeooo:paragraph-rsid="01562c3b"/>
    </style:style>
    <style:style style:name="P121" style:family="paragraph" style:parent-style-name="Text_20_body">
      <style:paragraph-properties fo:line-height="100%"/>
      <style:text-properties officeooo:paragraph-rsid="015d3901"/>
    </style:style>
    <style:style style:name="P122" style:family="paragraph" style:parent-style-name="Text_20_body">
      <style:paragraph-properties fo:line-height="100%"/>
      <style:text-properties officeooo:paragraph-rsid="0161bb39"/>
    </style:style>
    <style:style style:name="P123" style:family="paragraph" style:parent-style-name="Text_20_body">
      <style:paragraph-properties fo:line-height="100%"/>
      <style:text-properties officeooo:paragraph-rsid="0164cf0e"/>
    </style:style>
    <style:style style:name="P124" style:family="paragraph" style:parent-style-name="Text_20_body">
      <style:paragraph-properties fo:line-height="100%"/>
      <style:text-properties officeooo:paragraph-rsid="01676c7e"/>
    </style:style>
    <style:style style:name="P125" style:family="paragraph" style:parent-style-name="Text_20_body">
      <style:paragraph-properties fo:line-height="100%"/>
      <style:text-properties officeooo:paragraph-rsid="016a411b"/>
    </style:style>
    <style:style style:name="P126" style:family="paragraph" style:parent-style-name="Text_20_body">
      <style:paragraph-properties fo:line-height="100%"/>
      <style:text-properties officeooo:paragraph-rsid="016dddd8"/>
    </style:style>
    <style:style style:name="P127" style:family="paragraph" style:parent-style-name="Text_20_body">
      <style:paragraph-properties fo:line-height="100%"/>
      <style:text-properties officeooo:paragraph-rsid="01a99cc3"/>
    </style:style>
    <style:style style:name="P128" style:family="paragraph" style:parent-style-name="Text_20_body">
      <style:paragraph-properties fo:line-height="100%"/>
      <style:text-properties officeooo:paragraph-rsid="01ae0e97"/>
    </style:style>
    <style:style style:name="P129" style:family="paragraph" style:parent-style-name="Text_20_body">
      <style:paragraph-properties fo:line-height="100%"/>
      <style:text-properties officeooo:paragraph-rsid="01af29d6"/>
    </style:style>
    <style:style style:name="P130" style:family="paragraph" style:parent-style-name="Text_20_body">
      <style:paragraph-properties fo:line-height="100%"/>
      <style:text-properties officeooo:paragraph-rsid="01b118a8"/>
    </style:style>
    <style:style style:name="P131" style:family="paragraph" style:parent-style-name="Text_20_body">
      <style:paragraph-properties fo:line-height="100%"/>
      <style:text-properties officeooo:paragraph-rsid="01b37177"/>
    </style:style>
    <style:style style:name="P132" style:family="paragraph" style:parent-style-name="Text_20_body">
      <style:paragraph-properties fo:line-height="100%"/>
      <style:text-properties officeooo:paragraph-rsid="01bc3fe8"/>
    </style:style>
    <style:style style:name="P133" style:family="paragraph" style:parent-style-name="Text_20_body">
      <style:paragraph-properties fo:line-height="100%"/>
      <style:text-properties officeooo:paragraph-rsid="01c13092"/>
    </style:style>
    <style:style style:name="P134" style:family="paragraph" style:parent-style-name="Text_20_body">
      <style:paragraph-properties fo:line-height="100%"/>
      <style:text-properties officeooo:paragraph-rsid="01c5e46f"/>
    </style:style>
    <style:style style:name="P135" style:family="paragraph" style:parent-style-name="Text_20_body">
      <style:paragraph-properties fo:line-height="100%"/>
      <style:text-properties officeooo:paragraph-rsid="01cf3744"/>
    </style:style>
    <style:style style:name="P136" style:family="paragraph" style:parent-style-name="Text_20_body">
      <style:paragraph-properties fo:line-height="100%"/>
      <style:text-properties officeooo:paragraph-rsid="01d8bcd5"/>
    </style:style>
    <style:style style:name="P137" style:family="paragraph" style:parent-style-name="Text_20_body">
      <style:paragraph-properties fo:line-height="100%"/>
      <style:text-properties officeooo:paragraph-rsid="01dcd81f"/>
    </style:style>
    <style:style style:name="P138" style:family="paragraph" style:parent-style-name="Text_20_body">
      <style:paragraph-properties fo:line-height="100%"/>
      <style:text-properties officeooo:paragraph-rsid="01e47299"/>
    </style:style>
    <style:style style:name="P139" style:family="paragraph" style:parent-style-name="Text_20_body">
      <style:paragraph-properties fo:line-height="100%"/>
      <style:text-properties officeooo:paragraph-rsid="01eb0349"/>
    </style:style>
    <style:style style:name="P140" style:family="paragraph" style:parent-style-name="Text_20_body">
      <style:paragraph-properties fo:line-height="100%"/>
      <style:text-properties officeooo:paragraph-rsid="01ed86a4"/>
    </style:style>
    <style:style style:name="P141" style:family="paragraph" style:parent-style-name="Text_20_body">
      <style:paragraph-properties fo:line-height="100%"/>
      <style:text-properties officeooo:paragraph-rsid="01ee8654"/>
    </style:style>
    <style:style style:name="P142" style:family="paragraph" style:parent-style-name="Text_20_body">
      <style:paragraph-properties fo:line-height="100%"/>
      <style:text-properties officeooo:paragraph-rsid="01f7964e"/>
    </style:style>
    <style:style style:name="P143" style:family="paragraph" style:parent-style-name="Text_20_body">
      <style:paragraph-properties fo:line-height="100%"/>
      <style:text-properties officeooo:paragraph-rsid="01fd0879"/>
    </style:style>
    <style:style style:name="P144" style:family="paragraph" style:parent-style-name="Text_20_body">
      <style:paragraph-properties fo:line-height="100%"/>
      <style:text-properties officeooo:paragraph-rsid="0201f018"/>
    </style:style>
    <style:style style:name="P145" style:family="paragraph" style:parent-style-name="Text_20_body">
      <style:paragraph-properties fo:line-height="100%"/>
      <style:text-properties officeooo:paragraph-rsid="020abd2f"/>
    </style:style>
    <style:style style:name="P146" style:family="paragraph" style:parent-style-name="Text_20_body">
      <style:paragraph-properties fo:line-height="100%"/>
      <style:text-properties officeooo:paragraph-rsid="02124f00"/>
    </style:style>
    <style:style style:name="P147" style:family="paragraph" style:parent-style-name="Text_20_body">
      <style:paragraph-properties fo:line-height="100%"/>
      <style:text-properties officeooo:paragraph-rsid="02187110"/>
    </style:style>
    <style:style style:name="P148" style:family="paragraph" style:parent-style-name="Text_20_body">
      <style:paragraph-properties fo:line-height="100%"/>
      <style:text-properties officeooo:paragraph-rsid="022082a6"/>
    </style:style>
    <style:style style:name="P149" style:family="paragraph" style:parent-style-name="Text_20_body">
      <style:paragraph-properties fo:line-height="100%"/>
      <style:text-properties officeooo:paragraph-rsid="02217655"/>
    </style:style>
    <style:style style:name="P150" style:family="paragraph" style:parent-style-name="Text_20_body">
      <style:paragraph-properties fo:line-height="100%"/>
      <style:text-properties officeooo:paragraph-rsid="0225fd6d"/>
    </style:style>
    <style:style style:name="P151" style:family="paragraph" style:parent-style-name="Text_20_body">
      <style:paragraph-properties fo:line-height="100%"/>
      <style:text-properties officeooo:paragraph-rsid="0226acb3"/>
    </style:style>
    <style:style style:name="P152" style:family="paragraph" style:parent-style-name="Text_20_body">
      <style:paragraph-properties fo:line-height="100%"/>
      <style:text-properties officeooo:paragraph-rsid="02275c92"/>
    </style:style>
    <style:style style:name="P153" style:family="paragraph" style:parent-style-name="Text_20_body">
      <style:text-properties officeooo:rsid="00a9f91c" officeooo:paragraph-rsid="00a9f91c"/>
    </style:style>
    <style:style style:name="P154" style:family="paragraph" style:parent-style-name="Text_20_body">
      <style:text-properties fo:font-size="16pt" fo:font-weight="bold" officeooo:rsid="00be1cf6" officeooo:paragraph-rsid="00be1cf6" style:font-size-asian="16pt" style:font-weight-asian="bold" style:font-size-complex="16pt" style:font-weight-complex="bold"/>
    </style:style>
    <style:style style:name="P155" style:family="paragraph" style:parent-style-name="Text_20_body">
      <style:paragraph-properties fo:line-height="100%"/>
      <style:text-properties fo:font-size="16pt" fo:font-weight="bold" officeooo:rsid="00e14904" officeooo:paragraph-rsid="00e14904" style:font-size-asian="16pt" style:font-weight-asian="bold" style:font-size-complex="16pt" style:font-weight-complex="bold"/>
    </style:style>
    <style:style style:name="P156" style:family="paragraph" style:parent-style-name="Text_20_body">
      <style:paragraph-properties fo:line-height="100%"/>
      <style:text-properties fo:font-size="12pt" fo:font-weight="bold" officeooo:rsid="00e14904" officeooo:paragraph-rsid="00e22491" style:font-size-asian="10.5pt" style:font-weight-asian="bold" style:font-size-complex="12pt" style:font-weight-complex="bold"/>
    </style:style>
    <style:style style:name="P157" style:family="paragraph" style:parent-style-name="Text_20_body">
      <style:paragraph-properties fo:line-height="100%"/>
      <style:text-properties fo:font-size="12pt" fo:font-weight="bold" officeooo:rsid="014cadaa" officeooo:paragraph-rsid="014cadaa" style:font-size-asian="10.5pt" style:font-weight-asian="bold" style:font-size-complex="12pt" style:font-weight-complex="bold"/>
    </style:style>
    <style:style style:name="P158" style:family="paragraph" style:parent-style-name="Text_20_body">
      <style:text-properties fo:font-size="12pt" fo:font-weight="normal" officeooo:rsid="00be1cf6" officeooo:paragraph-rsid="00bf4b19" style:font-size-asian="10.5pt" style:font-weight-asian="normal" style:font-size-complex="12pt" style:font-weight-complex="normal"/>
    </style:style>
    <style:style style:name="P159" style:family="paragraph" style:parent-style-name="Text_20_body">
      <style:paragraph-properties fo:line-height="100%"/>
      <style:text-properties fo:font-size="12pt" fo:font-weight="normal" officeooo:rsid="00e14904" officeooo:paragraph-rsid="00e22491" style:font-size-asian="10.5pt" style:font-weight-asian="normal" style:font-size-complex="12pt" style:font-weight-complex="normal"/>
    </style:style>
    <style:style style:name="P160" style:family="paragraph" style:parent-style-name="Text_20_body">
      <style:paragraph-properties fo:line-height="100%"/>
      <style:text-properties fo:font-size="12pt" fo:font-weight="normal" officeooo:rsid="014cadaa" officeooo:paragraph-rsid="014cadaa" style:font-size-asian="10.5pt" style:font-weight-asian="normal" style:font-size-complex="12pt" style:font-weight-complex="normal"/>
    </style:style>
    <style:style style:name="P161" style:family="paragraph" style:parent-style-name="Text_20_body">
      <style:text-properties officeooo:paragraph-rsid="00bf4b19"/>
    </style:style>
    <style:style style:name="P162" style:family="paragraph" style:parent-style-name="Text_20_body">
      <style:text-properties officeooo:rsid="00cbf4c5" officeooo:paragraph-rsid="00cbf4c5"/>
    </style:style>
    <style:style style:name="P163" style:family="paragraph" style:parent-style-name="Text_20_body">
      <style:text-properties officeooo:rsid="00cd6733" officeooo:paragraph-rsid="00cd6733"/>
    </style:style>
    <style:style style:name="P164" style:family="paragraph" style:parent-style-name="Text_20_body">
      <style:paragraph-properties fo:line-height="100%"/>
      <style:text-properties fo:font-weight="bold" officeooo:rsid="00ee150f" officeooo:paragraph-rsid="00ee150f" style:font-weight-asian="bold" style:font-weight-complex="bold"/>
    </style:style>
    <style:style style:name="P165" style:family="paragraph" style:parent-style-name="Text_20_body">
      <style:paragraph-properties fo:line-height="100%"/>
      <style:text-properties fo:font-weight="bold" officeooo:rsid="00fb82b4" officeooo:paragraph-rsid="00fb82b4" style:font-weight-asian="bold" style:font-weight-complex="bold"/>
    </style:style>
    <style:style style:name="P166" style:family="paragraph" style:parent-style-name="Text_20_body">
      <style:paragraph-properties fo:line-height="100%"/>
      <style:text-properties fo:font-weight="bold" officeooo:rsid="0107e5ca" officeooo:paragraph-rsid="0107e5ca" style:font-weight-asian="bold" style:font-weight-complex="bold"/>
    </style:style>
    <style:style style:name="P167" style:family="paragraph" style:parent-style-name="Text_20_body">
      <style:paragraph-properties fo:line-height="100%"/>
      <style:text-properties fo:font-weight="bold" officeooo:rsid="0116eb24" officeooo:paragraph-rsid="0116eb24" style:font-weight-asian="bold" style:font-weight-complex="bold"/>
    </style:style>
    <style:style style:name="P168" style:family="paragraph" style:parent-style-name="Text_20_body">
      <style:paragraph-properties fo:line-height="100%"/>
      <style:text-properties fo:font-weight="bold" officeooo:rsid="0125cf20" officeooo:paragraph-rsid="0125cf20" style:font-weight-asian="bold" style:font-weight-complex="bold"/>
    </style:style>
    <style:style style:name="P169" style:family="paragraph" style:parent-style-name="Text_20_body">
      <style:paragraph-properties fo:line-height="100%"/>
      <style:text-properties fo:font-weight="bold" officeooo:paragraph-rsid="0161bb39" style:font-weight-asian="bold" style:font-weight-complex="bold"/>
    </style:style>
    <style:style style:name="P170" style:family="paragraph" style:parent-style-name="Text_20_body">
      <style:paragraph-properties fo:line-height="100%"/>
      <style:text-properties fo:font-weight="bold" officeooo:paragraph-rsid="016a411b" style:font-weight-asian="bold" style:font-weight-complex="bold"/>
    </style:style>
    <style:style style:name="P171" style:family="paragraph" style:parent-style-name="Text_20_body">
      <style:paragraph-properties fo:line-height="100%"/>
      <style:text-properties officeooo:rsid="00e8ef04" officeooo:paragraph-rsid="00e8ef04"/>
    </style:style>
    <style:style style:name="P172" style:family="paragraph" style:parent-style-name="Text_20_body">
      <style:paragraph-properties fo:line-height="100%"/>
      <style:text-properties officeooo:rsid="00ee150f" officeooo:paragraph-rsid="00ee150f"/>
    </style:style>
    <style:style style:name="P173" style:family="paragraph" style:parent-style-name="Text_20_body">
      <style:paragraph-properties fo:line-height="100%"/>
      <style:text-properties officeooo:rsid="00ee150f" officeooo:paragraph-rsid="00f03d0d"/>
    </style:style>
    <style:style style:name="P174" style:family="paragraph" style:parent-style-name="Text_20_body">
      <style:paragraph-properties fo:line-height="100%"/>
      <style:text-properties officeooo:rsid="00fb82b4" officeooo:paragraph-rsid="00fb82b4"/>
    </style:style>
    <style:style style:name="P175" style:family="paragraph" style:parent-style-name="Text_20_body">
      <style:paragraph-properties fo:line-height="100%"/>
      <style:text-properties officeooo:rsid="00fb82b4" officeooo:paragraph-rsid="0101d3e2"/>
    </style:style>
    <style:style style:name="P176" style:family="paragraph" style:parent-style-name="Text_20_body">
      <style:paragraph-properties fo:line-height="100%"/>
      <style:text-properties officeooo:rsid="0107e5ca" officeooo:paragraph-rsid="0107e5ca"/>
    </style:style>
    <style:style style:name="P177" style:family="paragraph" style:parent-style-name="Text_20_body">
      <style:paragraph-properties fo:line-height="100%"/>
      <style:text-properties officeooo:rsid="0116eb24" officeooo:paragraph-rsid="0116eb24"/>
    </style:style>
    <style:style style:name="P178" style:family="paragraph" style:parent-style-name="Text_20_body">
      <style:paragraph-properties fo:line-height="100%"/>
      <style:text-properties officeooo:rsid="0116eb24" officeooo:paragraph-rsid="011f1173"/>
    </style:style>
    <style:style style:name="P179" style:family="paragraph" style:parent-style-name="Text_20_body">
      <style:paragraph-properties fo:line-height="100%"/>
      <style:text-properties officeooo:rsid="0125cf20" officeooo:paragraph-rsid="013c316a"/>
    </style:style>
    <style:style style:name="P180" style:family="paragraph" style:parent-style-name="Text_20_body">
      <style:paragraph-properties fo:line-height="100%"/>
      <style:text-properties officeooo:rsid="01643947" officeooo:paragraph-rsid="01643947"/>
    </style:style>
    <style:style style:name="P181" style:family="paragraph" style:parent-style-name="Text_20_body">
      <style:paragraph-properties fo:line-height="100%"/>
      <style:text-properties officeooo:rsid="01643947" officeooo:paragraph-rsid="0164cf0e"/>
    </style:style>
    <style:style style:name="P182" style:family="paragraph" style:parent-style-name="Text_20_body">
      <style:paragraph-properties fo:line-height="100%"/>
      <style:text-properties officeooo:rsid="01a99cc3" officeooo:paragraph-rsid="01a99cc3"/>
    </style:style>
    <style:style style:name="P183" style:family="paragraph" style:parent-style-name="Text_20_body">
      <style:paragraph-properties fo:margin-top="0cm" fo:margin-bottom="0.146cm" loext:contextual-spacing="false" fo:line-height="100%"/>
      <style:text-properties officeooo:paragraph-rsid="00a9f91c"/>
    </style:style>
    <style:style style:name="P184" style:family="paragraph" style:parent-style-name="Text_20_body">
      <style:paragraph-properties fo:margin-top="0cm" fo:margin-bottom="0.146cm" loext:contextual-spacing="false" fo:line-height="100%"/>
      <style:text-properties officeooo:paragraph-rsid="012abc61"/>
    </style:style>
    <style:style style:name="P185" style:family="paragraph" style:parent-style-name="Text_20_body">
      <style:paragraph-properties fo:margin-top="0cm" fo:margin-bottom="0.146cm" loext:contextual-spacing="false" fo:line-height="100%"/>
      <style:text-properties officeooo:paragraph-rsid="01453481"/>
    </style:style>
    <style:style style:name="P186" style:family="paragraph" style:parent-style-name="Text_20_body">
      <style:paragraph-properties fo:margin-top="0cm" fo:margin-bottom="0.146cm" loext:contextual-spacing="false" fo:line-height="100%"/>
      <style:text-properties officeooo:rsid="00cd6733" officeooo:paragraph-rsid="00cd6733"/>
    </style:style>
    <style:style style:name="P187" style:family="paragraph" style:parent-style-name="Text_20_body">
      <style:paragraph-properties fo:margin-top="0cm" fo:margin-bottom="0.146cm" loext:contextual-spacing="false" fo:line-height="100%"/>
      <style:text-properties officeooo:rsid="00d40530" officeooo:paragraph-rsid="00d40530"/>
    </style:style>
    <style:style style:name="P188" style:family="paragraph" style:parent-style-name="Text_20_body">
      <style:paragraph-properties fo:margin-top="0cm" fo:margin-bottom="0.146cm" loext:contextual-spacing="false" fo:line-height="100%"/>
      <style:text-properties officeooo:rsid="00d40530" officeooo:paragraph-rsid="00d61816"/>
    </style:style>
    <style:style style:name="P189" style:family="paragraph" style:parent-style-name="Text_20_body">
      <style:paragraph-properties fo:margin-top="0cm" fo:margin-bottom="0.146cm" loext:contextual-spacing="false" fo:line-height="100%"/>
      <style:text-properties officeooo:rsid="00d40530" officeooo:paragraph-rsid="00db2026"/>
    </style:style>
    <style:style style:name="P190" style:family="paragraph" style:parent-style-name="Text_20_body">
      <style:paragraph-properties fo:margin-top="0cm" fo:margin-bottom="0.146cm" loext:contextual-spacing="false" fo:line-height="100%"/>
      <style:text-properties officeooo:rsid="00d8ece3" officeooo:paragraph-rsid="00d8ece3"/>
    </style:style>
    <style:style style:name="P191" style:family="paragraph" style:parent-style-name="Preformatted_20_Text">
      <style:paragraph-properties fo:line-height="100%"/>
      <style:text-properties fo:font-size="12pt" fo:font-weight="normal" officeooo:rsid="014cadaa" officeooo:paragraph-rsid="014cadaa" style:font-size-asian="10.5pt" style:font-weight-asian="normal" style:font-size-complex="12pt" style:font-weight-complex="normal"/>
    </style:style>
    <style:style style:name="P192" style:family="paragraph" style:parent-style-name="Preformatted_20_Text">
      <style:text-properties officeooo:paragraph-rsid="01413f34"/>
    </style:style>
    <style:style style:name="P193" style:family="paragraph" style:parent-style-name="Preformatted_20_Text">
      <style:paragraph-properties fo:line-height="100%"/>
      <style:text-properties style:font-name="Liberation Serif" officeooo:rsid="01643947" officeooo:paragraph-rsid="0164cf0e"/>
    </style:style>
    <style:style style:name="P194" style:family="paragraph" style:parent-style-name="Preformatted_20_Text">
      <style:paragraph-properties fo:margin-top="0cm" fo:margin-bottom="0.499cm" loext:contextual-spacing="false"/>
    </style:style>
    <style:style style:name="P195" style:family="paragraph" style:parent-style-name="Preformatted_20_Text">
      <style:paragraph-properties fo:margin-top="0cm" fo:margin-bottom="0.499cm" loext:contextual-spacing="false"/>
      <style:text-properties officeooo:paragraph-rsid="0131ef60"/>
    </style:style>
    <style:style style:name="P196" style:family="paragraph" style:parent-style-name="Preformatted_20_Text">
      <style:paragraph-properties fo:margin-top="0cm" fo:margin-bottom="0.499cm" loext:contextual-spacing="false" fo:line-height="100%"/>
      <style:text-properties fo:font-size="12pt" fo:font-weight="normal" officeooo:rsid="00e14904" officeooo:paragraph-rsid="01413f34" style:font-size-asian="10.5pt" style:font-weight-asian="normal" style:font-size-complex="12pt" style:font-weight-complex="normal"/>
    </style:style>
    <style:style style:name="P197" style:family="paragraph" style:parent-style-name="Preformatted_20_Text">
      <style:paragraph-properties fo:margin-top="0cm" fo:margin-bottom="0.399cm" loext:contextual-spacing="false"/>
      <style:text-properties officeooo:paragraph-rsid="0131ef60"/>
    </style:style>
    <style:style style:name="P198" style:family="paragraph" style:parent-style-name="Table_20_Contents">
      <style:paragraph-properties fo:line-height="100%"/>
      <style:text-properties officeooo:rsid="0125cf20" officeooo:paragraph-rsid="013c316a"/>
    </style:style>
    <style:style style:name="P199" style:family="paragraph" style:parent-style-name="Table_20_Contents">
      <style:paragraph-properties fo:line-height="100%"/>
      <style:text-properties officeooo:paragraph-rsid="01453481"/>
    </style:style>
    <style:style style:name="P200" style:family="paragraph" style:parent-style-name="Standard" style:master-page-name="">
      <loext:graphic-properties draw:fill="none"/>
      <style:paragraph-properties fo:margin-left="1.3cm" fo:margin-right="0cm" fo:text-indent="-0.199cm" style:auto-text-indent="false" style:page-number="auto" fo:background-color="transparent">
        <style:tab-stops>
          <style:tab-stop style:position="0.106cm"/>
        </style:tab-stops>
      </style:paragraph-properties>
      <style:text-properties fo:font-size="12pt" fo:font-weight="normal" officeooo:rsid="00278b40" officeooo:paragraph-rsid="022dace2" style:font-size-asian="10.5pt" style:font-weight-asian="normal" style:font-size-complex="12pt" style:font-weight-complex="normal"/>
    </style:style>
    <style:style style:name="P201" style:family="paragraph" style:parent-style-name="Text_20_body" style:list-style-name="L2"/>
    <style:style style:name="P202" style:family="paragraph" style:parent-style-name="Text_20_body" style:list-style-name="L4"/>
    <style:style style:name="P203" style:family="paragraph" style:parent-style-name="Text_20_body" style:list-style-name="L6"/>
    <style:style style:name="P204" style:family="paragraph" style:parent-style-name="Text_20_body">
      <style:paragraph-properties fo:line-height="100%"/>
      <style:text-properties fo:font-size="12pt" fo:font-weight="normal" officeooo:rsid="00e14904" officeooo:paragraph-rsid="00e14904" style:font-size-asian="10.5pt" style:font-weight-asian="normal" style:font-size-complex="12pt" style:font-weight-complex="normal"/>
    </style:style>
    <style:style style:name="P205" style:family="paragraph" style:parent-style-name="Text_20_body" style:list-style-name="L1">
      <style:paragraph-properties fo:margin-top="0cm" fo:margin-bottom="0cm" loext:contextual-spacing="false"/>
    </style:style>
    <style:style style:name="P206" style:family="paragraph" style:parent-style-name="Text_20_body" style:list-style-name="L3">
      <style:paragraph-properties fo:margin-top="0cm" fo:margin-bottom="0cm" loext:contextual-spacing="false"/>
    </style:style>
    <style:style style:name="P207" style:family="paragraph" style:parent-style-name="Text_20_body" style:list-style-name="L5">
      <style:paragraph-properties fo:margin-top="0cm" fo:margin-bottom="0cm" loext:contextual-spacing="false"/>
    </style:style>
    <style:style style:name="P208" style:family="paragraph" style:parent-style-name="Text_20_body">
      <style:paragraph-properties fo:margin-top="0cm" fo:margin-bottom="0.146cm" loext:contextual-spacing="false" fo:line-height="100%"/>
      <style:text-properties officeooo:rsid="00db2026" officeooo:paragraph-rsid="00db2026"/>
    </style:style>
    <style:style style:name="P20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2f7a60" style:font-size-asian="12pt" style:font-weight-asian="normal" style:font-size-complex="12pt" style:font-weight-complex="normal"/>
    </style:style>
    <style:style style:name="P2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3527a7" style:font-size-asian="12pt" style:font-weight-asian="normal" style:font-size-complex="12pt" style:font-weight-complex="normal"/>
    </style:style>
    <style:style style:name="P211"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13"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14"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paragraph-rsid="022f7a60" style:font-size-asian="12pt" style:font-size-complex="12pt"/>
    </style:style>
    <style:style style:name="P216"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officeooo:paragraph-rsid="022f7a60"/>
    </style:style>
    <style:style style:name="P217"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officeooo:paragraph-rsid="022f7a60"/>
    </style:style>
    <style:style style:name="P218"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officeooo:paragraph-rsid="022f7a60"/>
    </style:style>
    <style:style style:name="P219" style:family="paragraph" style:parent-style-name="Text_20_body">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bold" officeooo:rsid="00477ce5" officeooo:paragraph-rsid="022f7a60" style:font-size-asian="12pt" style:font-weight-asian="bold" style:font-size-complex="12pt" style:font-weight-complex="bold"/>
    </style:style>
    <style:style style:name="P220" style:family="paragraph" style:parent-style-name="Standard">
      <loext:graphic-properties draw:fill="none"/>
      <style:paragraph-properties fo:margin-left="1.3cm" fo:margin-right="0cm"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8e8e39" officeooo:paragraph-rsid="0085d8a9" style:font-size-asian="12pt" style:font-weight-asian="normal" style:font-size-complex="12pt" style:font-weight-complex="normal"/>
    </style:style>
    <style:style style:name="P221"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paragraph-rsid="00974979" style:font-size-asian="12pt" style:font-size-complex="12pt"/>
    </style:style>
    <style:style style:name="P222"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a43bfa" officeooo:paragraph-rsid="00974979" style:font-size-asian="12pt" style:font-size-complex="12pt"/>
    </style:style>
    <style:style style:name="P223"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9ee333" officeooo:paragraph-rsid="009a4e0b" style:font-size-asian="12pt" style:font-size-complex="12pt"/>
    </style:style>
    <style:style style:name="P224"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normal" officeooo:rsid="003e0f87" officeooo:paragraph-rsid="022f7a60" style:font-size-asian="10.5pt" style:font-weight-asian="normal" style:font-size-complex="12pt" style:font-weight-complex="normal"/>
    </style:style>
    <style:style style:name="P225"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normal" officeooo:paragraph-rsid="022f7a60"/>
    </style:style>
    <style:style style:name="P226"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normal" officeooo:rsid="00477ce5" officeooo:paragraph-rsid="022f7a60"/>
    </style:style>
    <style:style style:name="P227"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bold" officeooo:rsid="009a4e0b" officeooo:paragraph-rsid="009a4e0b" style:font-size-asian="12pt" style:font-weight-asian="bold" style:font-size-complex="12pt" style:font-weight-complex="bold"/>
    </style:style>
    <style:style style:name="P228"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bold" officeooo:rsid="003e0f87" officeooo:paragraph-rsid="022f7a60" style:font-size-asian="10.5pt" style:font-weight-asian="bold" style:font-size-complex="12pt" style:font-weight-complex="bold"/>
    </style:style>
    <style:style style:name="P229"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font-variant="normal" fo:text-transform="none" fo:color="#000000" style:font-name="Liberation Serif" fo:font-size="14pt" fo:letter-spacing="normal" fo:font-style="normal" fo:font-weight="bold" officeooo:rsid="00477ce5" officeooo:paragraph-rsid="022f7a60" style:font-size-asian="14pt" style:font-weight-asian="bold" style:font-size-complex="14pt" style:font-weight-complex="bold"/>
    </style:style>
    <style:style style:name="P230"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color="#000000" style:font-name="Liberation Serif" officeooo:paragraph-rsid="022f7a60"/>
    </style:style>
    <style:style style:name="P231"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normal" officeooo:rsid="003d24d3" officeooo:paragraph-rsid="022f7a60" style:font-size-asian="10.5pt" style:font-weight-asian="normal" style:font-size-complex="12pt" style:font-weight-complex="normal"/>
    </style:style>
    <style:style style:name="P232" style:family="paragraph" style:parent-style-name="Standard">
      <style:text-properties fo:font-size="12pt" fo:font-weight="normal" officeooo:rsid="002eeb1a" officeooo:paragraph-rsid="022dace2" style:font-size-asian="10.5pt" style:font-weight-asian="normal" style:font-size-complex="12pt" style:font-weight-complex="normal"/>
    </style:style>
    <style:style style:name="P233" style:family="paragraph" style:parent-style-name="Standard">
      <style:text-properties fo:font-size="12pt" fo:font-weight="normal" officeooo:rsid="003ccd2c" officeooo:paragraph-rsid="022f7a60" style:font-size-asian="10.5pt" style:font-weight-asian="normal" style:font-size-complex="12pt" style:font-weight-complex="normal"/>
    </style:style>
    <style:style style:name="P234" style:family="paragraph" style:parent-style-name="Standard">
      <style:text-properties fo:font-size="12pt" fo:font-weight="bold" officeooo:rsid="003ccd2c" officeooo:paragraph-rsid="022f7a60" style:font-size-asian="10.5pt" style:font-weight-asian="bold" style:font-size-complex="12pt" style:font-weight-complex="bold"/>
    </style:style>
    <style:style style:name="P235" style:family="paragraph" style:parent-style-name="Standard">
      <style:text-properties style:font-name="Liberation Serif" fo:font-size="12pt" fo:font-weight="normal" officeooo:rsid="003ccd2c" officeooo:paragraph-rsid="022f7a60" style:font-size-asian="10.5pt" style:font-weight-asian="normal" style:font-size-complex="12pt" style:font-weight-complex="normal"/>
    </style:style>
    <style:style style:name="P236" style:family="paragraph" style:parent-style-name="Standard">
      <style:text-properties fo:font-variant="normal" fo:text-transform="none" fo:color="#000000" style:font-name="Liberation Serif" fo:font-size="12pt" fo:letter-spacing="normal" fo:font-style="normal" fo:font-weight="normal" officeooo:rsid="003ccd2c" officeooo:paragraph-rsid="022f7a60" style:font-size-asian="10.5pt" style:font-weight-asian="normal" style:font-size-complex="12pt" style:font-weight-complex="normal"/>
    </style:style>
    <style:style style:name="P237" style:family="paragraph" style:parent-style-name="Standard">
      <style:text-properties fo:font-variant="normal" fo:text-transform="none" fo:color="#000000" style:font-name="Liberation Serif" fo:font-size="12pt" fo:letter-spacing="normal" fo:font-style="normal" fo:font-weight="normal" officeooo:rsid="003d24d3" officeooo:paragraph-rsid="022f7a60" style:font-size-asian="10.5pt" style:font-weight-asian="normal" style:font-size-complex="12pt" style:font-weight-complex="normal"/>
    </style:style>
    <style:style style:name="P238" style:family="paragraph" style:parent-style-name="Standard">
      <style:text-properties fo:font-variant="normal" fo:text-transform="none" fo:color="#000000" style:font-name="Liberation Serif" fo:font-size="12pt" fo:letter-spacing="normal" fo:font-style="normal" fo:font-weight="bold" officeooo:rsid="003d24d3" officeooo:paragraph-rsid="022f7a60" style:font-size-asian="10.5pt" style:font-weight-asian="bold" style:font-size-complex="12pt" style:font-weight-complex="bold"/>
    </style:style>
    <style:style style:name="P239" style:family="paragraph" style:parent-style-name="Standard">
      <style:text-properties fo:font-size="16pt" fo:font-weight="bold" officeooo:rsid="003ccd2c" officeooo:paragraph-rsid="022f7a60" style:font-size-asian="16pt" style:font-weight-asian="bold" style:font-size-complex="16pt" style:font-weight-complex="bold"/>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officeooo:rsid="003faf77"/>
    </style:style>
    <style:style style:name="T3" style:family="text">
      <style:text-properties fo:font-variant="normal" fo:text-transform="none" fo:color="#000000" fo:letter-spacing="normal" fo:font-style="normal" officeooo:rsid="004164e1"/>
    </style:style>
    <style:style style:name="T4" style:family="text">
      <style:text-properties fo:font-variant="normal" fo:text-transform="none" fo:color="#000000" fo:letter-spacing="normal" fo:font-style="normal" officeooo:rsid="00449fa7"/>
    </style:style>
    <style:style style:name="T5" style:family="text">
      <style:text-properties fo:font-variant="normal" fo:text-transform="none" fo:color="#000000" fo:letter-spacing="normal" fo:font-style="normal" officeooo:rsid="0045afec"/>
    </style:style>
    <style:style style:name="T6" style:family="text">
      <style:text-properties fo:font-variant="normal" fo:text-transform="none" fo:color="#000000" fo:letter-spacing="normal" fo:font-style="normal" officeooo:rsid="0045edd9"/>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71fc65"/>
    </style:style>
    <style:style style:name="T9" style:family="text">
      <style:text-properties fo:font-variant="normal" fo:text-transform="none" fo:color="#000000" fo:letter-spacing="normal" fo:font-style="normal" fo:font-weight="normal" officeooo:rsid="0077ca6d" style:font-weight-asian="normal" style:font-weight-complex="normal"/>
    </style:style>
    <style:style style:name="T10" style:family="text">
      <style:text-properties fo:font-variant="normal" fo:text-transform="none" fo:color="#000000" fo:letter-spacing="normal" fo:font-style="normal" fo:font-weight="normal" officeooo:rsid="0077ca6d"/>
    </style:style>
    <style:style style:name="T11" style:family="text">
      <style:text-properties fo:font-variant="normal" fo:text-transform="none" fo:color="#000000" fo:letter-spacing="normal" fo:font-style="normal" officeooo:rsid="004d217e"/>
    </style:style>
    <style:style style:name="T12" style:family="text">
      <style:text-properties fo:font-variant="normal" fo:text-transform="none" fo:color="#000000" fo:letter-spacing="normal" fo:font-style="normal" officeooo:rsid="004efdb9"/>
    </style:style>
    <style:style style:name="T13" style:family="text">
      <style:text-properties fo:font-variant="normal" fo:text-transform="none" fo:color="#000000" fo:letter-spacing="normal" fo:font-style="normal" officeooo:rsid="0050ad8f"/>
    </style:style>
    <style:style style:name="T14" style:family="text">
      <style:text-properties fo:font-variant="normal" fo:text-transform="none" fo:color="#000000" fo:letter-spacing="normal" fo:font-style="normal" officeooo:rsid="005394c3"/>
    </style:style>
    <style:style style:name="T15" style:family="text">
      <style:text-properties fo:font-variant="normal" fo:text-transform="none" fo:color="#000000" style:font-name="Liberation Serif" fo:font-size="12pt" fo:letter-spacing="normal" fo:font-style="normal" style:text-underline-style="none" fo:font-weight="normal" officeooo:rsid="005c5f9b"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style:text-underline-style="none" fo:font-weight="normal" officeooo:rsid="005de938"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bold" officeooo:rsid="008e8e39" style:font-size-asian="12pt" style:font-weight-asian="bold" style:font-size-complex="12pt" style:font-weight-complex="bold"/>
    </style:style>
    <style:style style:name="T18" style:family="text">
      <style:text-properties fo:font-variant="normal" fo:text-transform="none" fo:color="#000000" style:font-name="Liberation Serif" fo:font-size="12pt" fo:letter-spacing="normal" fo:font-style="normal" fo:font-weight="normal"/>
    </style:style>
    <style:style style:name="T19" style:family="text">
      <style:text-properties fo:font-variant="normal" fo:text-transform="none" fo:color="#000000" style:font-name="Liberation Serif" fo:font-size="12pt" fo:letter-spacing="normal" fo:font-style="normal" fo:font-weight="normal"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5fa009"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6143a7"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659b85"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063cf2e"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6ff463"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7e5f5b"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842d4a"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a122b4" style:font-size-asian="12pt" style:font-size-complex="12pt"/>
    </style:style>
    <style:style style:name="T2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fo:color="#000000" style:font-name="Liberation Serif" fo:font-size="12pt" fo:letter-spacing="normal" fo:font-style="normal" fo:font-weight="normal" officeooo:rsid="0085d8a9" style:font-size-asian="12pt" style:font-weight-asian="normal" style:font-size-complex="12pt" style:font-weight-complex="normal"/>
    </style:style>
    <style:style style:name="T30" style:family="text">
      <style:text-properties fo:font-variant="normal" fo:text-transform="none" fo:color="#000000" style:font-name="Liberation Serif" fo:font-size="12pt" fo:letter-spacing="normal" fo:font-style="normal" fo:font-weight="normal" officeooo:rsid="008a52ca"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fo:font-weight="normal" officeooo:rsid="008d616c"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fo:font-weight="normal" officeooo:rsid="008da237"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fo:font-weight="normal" officeooo:rsid="008e8e39" style:font-size-asian="12pt" style:font-weight-asian="normal" style:font-size-complex="12pt" style:font-weight-complex="normal"/>
    </style:style>
    <style:style style:name="T34" style:family="text">
      <style:text-properties fo:font-variant="normal" fo:text-transform="none" fo:color="#000000" style:font-name="Liberation Serif" fo:font-size="12pt" fo:letter-spacing="normal" fo:font-style="normal" fo:font-weight="normal" officeooo:rsid="0091412b" style:font-size-asian="12pt" style:font-weight-asian="normal" style:font-size-complex="12pt" style:font-weight-complex="normal"/>
    </style:style>
    <style:style style:name="T35" style:family="text">
      <style:text-properties fo:font-variant="normal" fo:text-transform="none" fo:color="#000000" style:font-name="Liberation Serif" fo:font-size="12pt" fo:letter-spacing="normal" fo:font-style="normal" fo:font-weight="normal" officeooo:rsid="0093412b" style:font-size-asian="12pt" style:font-weight-asian="normal" style:font-size-complex="12pt" style:font-weight-complex="normal"/>
    </style:style>
    <style:style style:name="T36" style:family="text">
      <style:text-properties fo:font-variant="normal" fo:text-transform="none" fo:color="#000000" style:font-name="Liberation Serif" fo:font-size="12pt" fo:letter-spacing="normal" fo:font-style="normal" fo:font-weight="normal" officeooo:rsid="00940c2f" style:font-size-asian="12pt" style:font-weight-asian="normal" style:font-size-complex="12pt" style:font-weight-complex="normal"/>
    </style:style>
    <style:style style:name="T37" style:family="text">
      <style:text-properties fo:font-variant="normal" fo:text-transform="none" fo:color="#000000" style:font-name="Liberation Serif" fo:font-size="12pt" fo:letter-spacing="normal" fo:font-style="normal" fo:font-weight="normal" officeooo:rsid="01c71764"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fo:font-weight="normal" officeooo:rsid="01c92ebc" style:font-size-asian="12pt" style:font-style-asian="normal" style:font-size-complex="12pt" style:font-style-complex="normal"/>
    </style:style>
    <style:style style:name="T39" style:family="text">
      <style:text-properties fo:font-variant="normal" fo:text-transform="none" fo:color="#000000" style:font-name="Liberation Serif" fo:font-size="12pt" fo:letter-spacing="normal" fo:font-style="normal" fo:font-weight="normal" officeooo:rsid="01caf40c" style:font-size-asian="12pt" style:font-style-asian="normal" style:font-size-complex="12pt" style:font-style-complex="normal"/>
    </style:style>
    <style:style style:name="T40" style:family="text">
      <style:text-properties fo:font-variant="normal" fo:text-transform="none" fo:color="#000000" style:font-name="Liberation Serif" fo:font-size="12pt" fo:letter-spacing="normal" fo:font-style="normal" fo:font-weight="normal" officeooo:rsid="01cf3744" style:font-size-asian="12pt" style:font-style-asian="normal" style:font-size-complex="12pt" style:font-style-complex="normal"/>
    </style:style>
    <style:style style:name="T41" style:family="text">
      <style:text-properties fo:font-variant="normal" fo:text-transform="none" fo:color="#000000" style:font-name="Liberation Serif" fo:font-size="12pt" fo:letter-spacing="normal" fo:font-style="normal" fo:font-weight="normal" officeooo:rsid="01cfcc54" style:font-size-asian="12pt" style:font-style-asian="normal" style:font-size-complex="12pt" style:font-style-complex="normal"/>
    </style:style>
    <style:style style:name="T42" style:family="text">
      <style:text-properties fo:font-variant="normal" fo:text-transform="none" fo:color="#000000" style:font-name="Liberation Serif" fo:font-size="12pt" fo:letter-spacing="normal" fo:font-style="normal" fo:font-weight="normal" officeooo:rsid="01c13092" style:font-size-asian="12pt" style:font-style-asian="normal" style:font-size-complex="12pt" style:font-style-complex="normal"/>
    </style:style>
    <style:style style:name="T43" style:family="text">
      <style:text-properties fo:font-variant="normal" fo:text-transform="none" fo:color="#000000" style:font-name="Liberation Serif" fo:font-size="12pt" fo:letter-spacing="normal" fo:font-style="normal" fo:font-weight="normal" officeooo:rsid="01d4fd90" style:font-size-asian="12pt" style:font-style-asian="normal" style:font-size-complex="12pt" style:font-style-complex="normal"/>
    </style:style>
    <style:style style:name="T44" style:family="text">
      <style:text-properties fo:font-variant="normal" fo:text-transform="none" fo:color="#000000" style:font-name="Liberation Serif" fo:font-size="12pt" fo:letter-spacing="normal" fo:font-style="normal" fo:font-weight="normal" officeooo:rsid="01d5c4db" style:font-size-asian="12pt" style:font-style-asian="normal" style:font-size-complex="12pt" style:font-style-complex="normal"/>
    </style:style>
    <style:style style:name="T45" style:family="text">
      <style:text-properties fo:font-variant="normal" fo:text-transform="none" fo:color="#000000" style:font-name="Liberation Serif" fo:font-size="12pt" fo:letter-spacing="normal" fo:font-style="normal" fo:font-weight="normal" officeooo:rsid="01d5f168" style:font-size-asian="12pt" style:font-style-asian="normal" style:font-size-complex="12pt" style:font-style-complex="normal"/>
    </style:style>
    <style:style style:name="T46" style:family="text">
      <style:text-properties fo:font-variant="normal" fo:text-transform="none" fo:color="#000000" style:font-name="Liberation Serif" fo:font-size="12pt" fo:letter-spacing="normal" fo:font-style="normal" fo:font-weight="normal" officeooo:rsid="01d8bcd5" style:font-size-asian="12pt" style:font-style-asian="normal" style:font-size-complex="12pt" style:font-style-complex="normal"/>
    </style:style>
    <style:style style:name="T47" style:family="text">
      <style:text-properties fo:font-variant="normal" fo:text-transform="none" fo:color="#000000" style:font-name="Liberation Serif" fo:font-size="12pt" fo:letter-spacing="normal" fo:font-style="normal" fo:font-weight="normal" officeooo:rsid="01d985c3" style:font-size-asian="12pt" style:font-style-asian="normal" style:font-size-complex="12pt" style:font-style-complex="normal"/>
    </style:style>
    <style:style style:name="T48" style:family="text">
      <style:text-properties fo:font-variant="normal" fo:text-transform="none" fo:color="#000000" style:font-name="Liberation Serif" fo:font-size="12pt" fo:letter-spacing="normal" fo:font-style="normal" fo:font-weight="normal" officeooo:rsid="01da995a" style:font-size-asian="12pt" style:font-style-asian="normal" style:font-size-complex="12pt" style:font-style-complex="normal"/>
    </style:style>
    <style:style style:name="T49" style:family="text">
      <style:text-properties fo:font-variant="normal" fo:text-transform="none" fo:color="#000000" style:font-name="Liberation Serif" fo:font-size="12pt" fo:letter-spacing="normal" fo:font-style="normal" fo:font-weight="normal" officeooo:rsid="01dbe2f4" style:font-size-asian="12pt" style:font-style-asian="normal" style:font-size-complex="12pt" style:font-style-complex="normal"/>
    </style:style>
    <style:style style:name="T50" style:family="text">
      <style:text-properties fo:font-variant="normal" fo:text-transform="none" fo:color="#000000" style:font-name="Liberation Serif" fo:font-size="12pt" fo:letter-spacing="normal" fo:font-style="normal" fo:font-weight="normal" officeooo:rsid="01dbfc50" style:font-size-asian="12pt" style:font-style-asian="normal" style:font-size-complex="12pt" style:font-style-complex="normal"/>
    </style:style>
    <style:style style:name="T51" style:family="text">
      <style:text-properties fo:font-variant="normal" fo:text-transform="none" fo:color="#000000" style:font-name="Liberation Serif" fo:font-size="12pt" fo:letter-spacing="normal" fo:font-style="normal" fo:font-weight="normal" officeooo:rsid="01dcd81f" style:font-size-asian="12pt" style:font-style-asian="normal" style:font-size-complex="12pt" style:font-style-complex="normal"/>
    </style:style>
    <style:style style:name="T52" style:family="text">
      <style:text-properties fo:font-variant="normal" fo:text-transform="none" fo:color="#000000" style:font-name="Liberation Serif" fo:font-size="12pt" fo:letter-spacing="normal" fo:font-style="normal" fo:font-weight="normal" officeooo:rsid="01ddcbbf" style:font-size-asian="12pt" style:font-style-asian="normal" style:font-size-complex="12pt" style:font-style-complex="normal"/>
    </style:style>
    <style:style style:name="T53" style:family="text">
      <style:text-properties fo:font-variant="normal" fo:text-transform="none" fo:color="#000000" style:font-name="Liberation Serif" fo:font-size="12pt" fo:letter-spacing="normal" fo:font-style="normal" fo:font-weight="normal" officeooo:rsid="01e07777" style:font-size-asian="12pt" style:font-style-asian="normal" style:font-size-complex="12pt" style:font-style-complex="normal"/>
    </style:style>
    <style:style style:name="T54" style:family="text">
      <style:text-properties fo:font-variant="normal" fo:text-transform="none" fo:color="#000000" style:font-name="Liberation Serif" fo:font-size="12pt" fo:letter-spacing="normal" fo:font-style="normal" fo:font-weight="normal" officeooo:rsid="01e164fc" style:font-size-asian="12pt" style:font-style-asian="normal" style:font-size-complex="12pt" style:font-style-complex="normal"/>
    </style:style>
    <style:style style:name="T55" style:family="text">
      <style:text-properties fo:font-variant="normal" fo:text-transform="none" fo:color="#000000" style:font-name="Liberation Serif" fo:font-size="12pt" fo:letter-spacing="normal" fo:font-style="normal" fo:font-weight="normal" officeooo:rsid="01e239c6" style:font-size-asian="12pt" style:font-style-asian="normal" style:font-size-complex="12pt" style:font-style-complex="normal"/>
    </style:style>
    <style:style style:name="T56" style:family="text">
      <style:text-properties fo:font-variant="normal" fo:text-transform="none" fo:color="#000000" style:font-name="Liberation Serif" fo:font-size="12pt" fo:letter-spacing="normal" fo:font-style="normal" fo:font-weight="normal" officeooo:rsid="01e47299" style:font-size-asian="12pt" style:font-style-asian="normal" style:font-size-complex="12pt" style:font-style-complex="normal"/>
    </style:style>
    <style:style style:name="T57" style:family="text">
      <style:text-properties fo:font-variant="normal" fo:text-transform="none" fo:color="#000000" style:font-name="Liberation Serif" fo:font-size="12pt" fo:letter-spacing="normal" fo:font-style="normal" fo:font-weight="normal" officeooo:rsid="01e64e4b" style:font-size-asian="12pt" style:font-style-asian="normal" style:font-size-complex="12pt" style:font-style-complex="normal"/>
    </style:style>
    <style:style style:name="T58" style:family="text">
      <style:text-properties fo:font-variant="normal" fo:text-transform="none" fo:color="#000000" style:font-name="Liberation Serif" fo:font-size="12pt" fo:letter-spacing="normal" fo:font-style="normal" fo:font-weight="normal" officeooo:rsid="01e8a22d" style:font-size-asian="12pt" style:font-style-asian="normal" style:font-size-complex="12pt" style:font-style-complex="normal"/>
    </style:style>
    <style:style style:name="T59" style:family="text">
      <style:text-properties fo:font-variant="normal" fo:text-transform="none" fo:color="#000000" style:font-name="Liberation Serif" fo:font-size="12pt" fo:letter-spacing="normal" fo:font-style="normal" fo:font-weight="normal" officeooo:rsid="01e9262d" style:font-size-asian="12pt" style:font-style-asian="normal" style:font-size-complex="12pt" style:font-style-complex="normal"/>
    </style:style>
    <style:style style:name="T60" style:family="text">
      <style:text-properties fo:font-variant="normal" fo:text-transform="none" fo:color="#000000" style:font-name="Liberation Serif" fo:font-size="12pt" fo:letter-spacing="normal" fo:font-style="normal" fo:font-weight="normal" officeooo:rsid="01eb0349" style:font-size-asian="12pt" style:font-style-asian="normal" style:font-size-complex="12pt" style:font-style-complex="normal"/>
    </style:style>
    <style:style style:name="T61" style:family="text">
      <style:text-properties fo:font-variant="normal" fo:text-transform="none" fo:color="#000000" style:font-name="Liberation Serif" fo:font-size="12pt" fo:letter-spacing="normal" fo:font-style="normal" fo:font-weight="normal" officeooo:rsid="01eb2a28" style:font-size-asian="12pt" style:font-style-asian="normal" style:font-size-complex="12pt" style:font-style-complex="normal"/>
    </style:style>
    <style:style style:name="T62" style:family="text">
      <style:text-properties fo:font-variant="normal" fo:text-transform="none" fo:color="#000000" style:font-name="Liberation Serif" fo:font-size="12pt" fo:letter-spacing="normal" fo:font-style="normal" fo:font-weight="normal" officeooo:rsid="01eb5bb7" style:font-size-asian="12pt" style:font-style-asian="normal" style:font-size-complex="12pt" style:font-style-complex="normal"/>
    </style:style>
    <style:style style:name="T63" style:family="text">
      <style:text-properties fo:font-variant="normal" fo:text-transform="none" fo:color="#000000" style:font-name="Liberation Serif" fo:font-size="12pt" fo:letter-spacing="normal" fo:font-style="normal" fo:font-weight="normal" officeooo:rsid="01eb94ee" style:font-size-asian="12pt" style:font-style-asian="normal" style:font-size-complex="12pt" style:font-style-complex="normal"/>
    </style:style>
    <style:style style:name="T64" style:family="text">
      <style:text-properties fo:font-variant="normal" fo:text-transform="none" fo:color="#000000" style:font-name="Liberation Serif" fo:font-size="12pt" fo:letter-spacing="normal" fo:font-style="normal" fo:font-weight="normal" officeooo:rsid="01ecaae8" style:font-size-asian="12pt" style:font-style-asian="normal" style:font-size-complex="12pt" style:font-style-complex="normal"/>
    </style:style>
    <style:style style:name="T65" style:family="text">
      <style:text-properties fo:font-variant="normal" fo:text-transform="none" fo:color="#000000" style:font-name="Liberation Serif" fo:font-size="12pt" fo:letter-spacing="normal" fo:font-style="normal" fo:font-weight="normal" officeooo:rsid="01ed86a4" style:font-size-asian="12pt" style:font-style-asian="normal" style:font-size-complex="12pt" style:font-style-complex="normal"/>
    </style:style>
    <style:style style:name="T66" style:family="text">
      <style:text-properties fo:font-variant="normal" fo:text-transform="none" fo:color="#000000" style:font-name="Liberation Serif" fo:font-size="12pt" fo:letter-spacing="normal" fo:font-style="normal" fo:font-weight="normal" officeooo:rsid="01ee38c4" style:font-size-asian="12pt" style:font-style-asian="normal" style:font-size-complex="12pt" style:font-style-complex="normal"/>
    </style:style>
    <style:style style:name="T67" style:family="text">
      <style:text-properties fo:font-variant="normal" fo:text-transform="none" fo:color="#000000" style:font-name="Liberation Serif" fo:font-size="12pt" fo:letter-spacing="normal" fo:font-style="normal" fo:font-weight="normal" officeooo:rsid="01ee8654" style:font-size-asian="12pt" style:font-style-asian="normal" style:font-size-complex="12pt" style:font-style-complex="normal"/>
    </style:style>
    <style:style style:name="T68" style:family="text">
      <style:text-properties fo:font-variant="normal" fo:text-transform="none" fo:color="#000000" style:font-name="Liberation Serif" fo:font-size="12pt" fo:letter-spacing="normal" fo:font-style="normal" fo:font-weight="normal" officeooo:rsid="01f062ef" style:font-size-asian="12pt" style:font-style-asian="normal" style:font-size-complex="12pt" style:font-style-complex="normal"/>
    </style:style>
    <style:style style:name="T69" style:family="text">
      <style:text-properties fo:font-variant="normal" fo:text-transform="none" fo:color="#000000" style:font-name="Liberation Serif" fo:font-size="12pt" fo:letter-spacing="normal" fo:font-style="normal" fo:font-weight="normal" officeooo:rsid="01f5898b" style:font-size-asian="12pt" style:font-style-asian="normal" style:font-size-complex="12pt" style:font-style-complex="normal"/>
    </style:style>
    <style:style style:name="T70" style:family="text">
      <style:text-properties fo:font-variant="normal" fo:text-transform="none" fo:color="#000000" style:font-name="Liberation Serif" fo:font-size="12pt" fo:letter-spacing="normal" fo:font-style="normal" fo:font-weight="normal" officeooo:rsid="01f7964e" style:font-size-asian="12pt" style:font-style-asian="normal" style:font-size-complex="12pt" style:font-style-complex="normal"/>
    </style:style>
    <style:style style:name="T71" style:family="text">
      <style:text-properties fo:font-variant="normal" fo:text-transform="none" fo:color="#000000" style:font-name="Liberation Serif" fo:font-size="12pt" fo:letter-spacing="normal" fo:font-style="normal" fo:font-weight="normal" officeooo:rsid="01f8a077" style:font-size-asian="12pt" style:font-style-asian="normal" style:font-size-complex="12pt" style:font-style-complex="normal"/>
    </style:style>
    <style:style style:name="T72" style:family="text">
      <style:text-properties fo:font-variant="normal" fo:text-transform="none" fo:color="#000000" style:font-name="Liberation Serif" fo:font-size="12pt" fo:letter-spacing="normal" fo:font-style="normal" fo:font-weight="normal" officeooo:rsid="01fd0879" style:font-size-asian="12pt" style:font-style-asian="normal" style:font-size-complex="12pt" style:font-style-complex="normal"/>
    </style:style>
    <style:style style:name="T73" style:family="text">
      <style:text-properties fo:font-variant="normal" fo:text-transform="none" fo:color="#000000" style:font-name="Liberation Serif" fo:font-size="12pt" fo:letter-spacing="normal" fo:font-style="normal" fo:font-weight="normal" officeooo:rsid="01fef7d8" style:font-size-asian="12pt" style:font-style-asian="normal" style:font-size-complex="12pt" style:font-style-complex="normal"/>
    </style:style>
    <style:style style:name="T74" style:family="text">
      <style:text-properties fo:font-variant="normal" fo:text-transform="none" fo:color="#000000" style:font-name="Liberation Serif" fo:font-size="12pt" fo:letter-spacing="normal" fo:font-style="normal" fo:font-weight="normal" officeooo:rsid="0201f018" style:font-size-asian="12pt" style:font-style-asian="normal" style:font-size-complex="12pt" style:font-style-complex="normal"/>
    </style:style>
    <style:style style:name="T75" style:family="text">
      <style:text-properties fo:font-variant="normal" fo:text-transform="none" fo:color="#000000" style:font-name="Liberation Serif" fo:font-size="12pt" fo:letter-spacing="normal" fo:font-style="normal" fo:font-weight="normal" officeooo:rsid="0203d0dc" style:font-size-asian="12pt" style:font-style-asian="normal" style:font-size-complex="12pt" style:font-style-complex="normal"/>
    </style:style>
    <style:style style:name="T76" style:family="text">
      <style:text-properties fo:font-variant="normal" fo:text-transform="none" fo:color="#000000" style:font-name="Liberation Serif" fo:font-size="12pt" fo:letter-spacing="normal" fo:font-style="normal" fo:font-weight="normal" officeooo:rsid="0205965c" style:font-size-asian="12pt" style:font-style-asian="normal" style:font-size-complex="12pt" style:font-style-complex="normal"/>
    </style:style>
    <style:style style:name="T77" style:family="text">
      <style:text-properties fo:font-variant="normal" fo:text-transform="none" fo:color="#000000" style:font-name="Liberation Serif" fo:font-size="12pt" fo:letter-spacing="normal" fo:font-style="normal" fo:font-weight="normal" officeooo:rsid="020abd2f" style:font-size-asian="12pt" style:font-style-asian="normal" style:font-size-complex="12pt" style:font-style-complex="normal"/>
    </style:style>
    <style:style style:name="T78" style:family="text">
      <style:text-properties fo:font-variant="normal" fo:text-transform="none" fo:color="#000000" style:font-name="Liberation Serif" fo:font-size="12pt" fo:letter-spacing="normal" fo:font-style="normal" fo:font-weight="normal" officeooo:rsid="020b496e" style:font-size-asian="12pt" style:font-style-asian="normal" style:font-size-complex="12pt" style:font-style-complex="normal"/>
    </style:style>
    <style:style style:name="T79" style:family="text">
      <style:text-properties fo:font-variant="normal" fo:text-transform="none" fo:color="#000000" style:font-name="Liberation Serif" fo:font-size="12pt" fo:letter-spacing="normal" fo:font-style="normal" fo:font-weight="normal" officeooo:rsid="020b56f3" style:font-size-asian="12pt" style:font-style-asian="normal" style:font-size-complex="12pt" style:font-style-complex="normal"/>
    </style:style>
    <style:style style:name="T80" style:family="text">
      <style:text-properties fo:font-variant="normal" fo:text-transform="none" fo:color="#000000" style:font-name="Liberation Serif" fo:font-size="12pt" fo:letter-spacing="normal" fo:font-style="normal" fo:font-weight="normal" officeooo:rsid="020cd3fc" style:font-size-asian="12pt" style:font-style-asian="normal" style:font-size-complex="12pt" style:font-style-complex="normal"/>
    </style:style>
    <style:style style:name="T81" style:family="text">
      <style:text-properties fo:font-variant="normal" fo:text-transform="none" fo:color="#000000" style:font-name="Liberation Serif" fo:font-size="12pt" fo:letter-spacing="normal" fo:font-style="normal" fo:font-weight="normal" officeooo:rsid="020ceb06" style:font-size-asian="12pt" style:font-style-asian="normal" style:font-size-complex="12pt" style:font-style-complex="normal"/>
    </style:style>
    <style:style style:name="T82" style:family="text">
      <style:text-properties fo:font-variant="normal" fo:text-transform="none" fo:color="#000000" style:font-name="Liberation Serif" fo:font-size="12pt" fo:letter-spacing="normal" fo:font-style="normal" fo:font-weight="normal" officeooo:rsid="02124f00" style:font-size-asian="12pt" style:font-style-asian="normal" style:font-size-complex="12pt" style:font-style-complex="normal"/>
    </style:style>
    <style:style style:name="T83" style:family="text">
      <style:text-properties fo:font-variant="normal" fo:text-transform="none" fo:color="#000000" style:font-name="Liberation Serif" fo:font-size="12pt" fo:letter-spacing="normal" fo:font-style="normal" fo:font-weight="normal" officeooo:rsid="02140396" style:font-size-asian="12pt" style:font-style-asian="normal" style:font-size-complex="12pt" style:font-style-complex="normal"/>
    </style:style>
    <style:style style:name="T84" style:family="text">
      <style:text-properties fo:font-variant="normal" fo:text-transform="none" fo:color="#000000" style:font-name="Liberation Serif" fo:font-size="12pt" fo:letter-spacing="normal" fo:font-style="normal" fo:font-weight="normal" officeooo:rsid="0214fb61" style:font-size-asian="12pt" style:font-style-asian="normal" style:font-size-complex="12pt" style:font-style-complex="normal"/>
    </style:style>
    <style:style style:name="T85" style:family="text">
      <style:text-properties fo:font-variant="normal" fo:text-transform="none" fo:color="#000000" style:font-name="Liberation Serif" fo:font-size="12pt" fo:letter-spacing="normal" fo:font-style="normal" fo:font-weight="normal" officeooo:rsid="02166d91" style:font-size-asian="12pt" style:font-style-asian="normal" style:font-size-complex="12pt" style:font-style-complex="normal"/>
    </style:style>
    <style:style style:name="T86" style:family="text">
      <style:text-properties fo:font-variant="normal" fo:text-transform="none" fo:color="#000000" style:font-name="Liberation Serif" fo:font-size="12pt" fo:letter-spacing="normal" fo:font-style="normal" fo:font-weight="normal" officeooo:rsid="02187110" style:font-size-asian="12pt" style:font-style-asian="normal" style:font-size-complex="12pt" style:font-style-complex="normal"/>
    </style:style>
    <style:style style:name="T87" style:family="text">
      <style:text-properties fo:font-variant="normal" fo:text-transform="none" fo:color="#000000" style:font-name="Liberation Serif" fo:font-size="12pt" fo:letter-spacing="normal" fo:font-style="normal" fo:font-weight="normal" officeooo:rsid="0219c7ef" style:font-size-asian="12pt" style:font-style-asian="normal" style:font-size-complex="12pt" style:font-style-complex="normal"/>
    </style:style>
    <style:style style:name="T88" style:family="text">
      <style:text-properties fo:font-variant="normal" fo:text-transform="none" fo:color="#000000" style:font-name="Liberation Serif" fo:font-size="12pt" fo:letter-spacing="normal" fo:font-style="normal" fo:font-weight="normal" officeooo:rsid="021bbc21" style:font-size-asian="12pt" style:font-style-asian="normal" style:font-size-complex="12pt" style:font-style-complex="normal"/>
    </style:style>
    <style:style style:name="T89" style:family="text">
      <style:text-properties fo:font-variant="normal" fo:text-transform="none" fo:color="#000000" style:font-name="Liberation Serif" fo:font-size="12pt" fo:letter-spacing="normal" fo:font-style="normal" fo:font-weight="normal" officeooo:rsid="021cf9c4" style:font-size-asian="12pt" style:font-style-asian="normal" style:font-size-complex="12pt" style:font-style-complex="normal"/>
    </style:style>
    <style:style style:name="T90" style:family="text">
      <style:text-properties fo:font-variant="normal" fo:text-transform="none" fo:color="#000000" style:font-name="Liberation Serif" fo:font-size="12pt" fo:letter-spacing="normal" fo:font-style="normal" fo:font-weight="normal" officeooo:rsid="022082a6" style:font-size-asian="12pt" style:font-style-asian="normal" style:font-size-complex="12pt" style:font-style-complex="normal"/>
    </style:style>
    <style:style style:name="T91" style:family="text">
      <style:text-properties fo:font-variant="normal" fo:text-transform="none" fo:color="#000000" style:font-name="Liberation Serif" fo:font-size="12pt" fo:letter-spacing="normal" fo:font-style="normal" fo:font-weight="normal" officeooo:rsid="0221ada2" style:font-size-asian="12pt" style:font-style-asian="normal" style:font-size-complex="12pt" style:font-style-complex="normal"/>
    </style:style>
    <style:style style:name="T92" style:family="text">
      <style:text-properties fo:font-variant="normal" fo:text-transform="none" fo:color="#000000" style:font-name="Liberation Serif" fo:font-size="12pt" fo:letter-spacing="normal" fo:font-style="normal" fo:font-weight="normal" officeooo:rsid="0222afa9" style:font-size-asian="12pt" style:font-style-asian="normal" style:font-size-complex="12pt" style:font-style-complex="normal"/>
    </style:style>
    <style:style style:name="T93" style:family="text">
      <style:text-properties fo:font-variant="normal" fo:text-transform="none" fo:color="#000000" style:font-name="Liberation Serif" fo:font-size="12pt" fo:letter-spacing="normal" fo:font-style="normal" fo:font-weight="normal" officeooo:rsid="0225fd6d" style:font-size-asian="12pt" style:font-style-asian="normal" style:font-size-complex="12pt" style:font-style-complex="normal"/>
    </style:style>
    <style:style style:name="T94" style:family="text">
      <style:text-properties fo:font-variant="normal" fo:text-transform="none" fo:color="#000000" style:font-name="Liberation Serif" fo:font-size="12pt" fo:letter-spacing="normal" fo:font-style="normal" fo:font-weight="normal" officeooo:rsid="0226acb3" style:font-size-asian="12pt" style:font-style-asian="normal" style:font-size-complex="12pt" style:font-style-complex="normal"/>
    </style:style>
    <style:style style:name="T95" style:family="text">
      <style:text-properties fo:font-variant="normal" fo:text-transform="none" fo:color="#000000" style:font-name="Liberation Serif" fo:font-size="12pt" fo:letter-spacing="normal" fo:font-style="normal" fo:font-weight="normal" officeooo:rsid="01a99cc3" style:font-style-asian="normal" style:font-style-complex="normal"/>
    </style:style>
    <style:style style:name="T96" style:family="text">
      <style:text-properties fo:font-variant="normal" fo:text-transform="none" fo:color="#000000" style:font-name="Liberation Serif" fo:font-size="12pt" fo:letter-spacing="normal" fo:font-style="normal" style:font-size-asian="12pt" style:font-size-complex="12pt"/>
    </style:style>
    <style:style style:name="T97" style:family="text">
      <style:text-properties fo:font-variant="normal" fo:text-transform="none" fo:color="#000000" style:font-name="Liberation Serif" fo:font-size="12pt" fo:letter-spacing="normal" fo:font-style="normal" officeooo:rsid="006143a7" style:font-size-asian="12pt" style:font-size-complex="12pt"/>
    </style:style>
    <style:style style:name="T98" style:family="text">
      <style:text-properties fo:font-variant="normal" fo:text-transform="none" fo:color="#000000" style:font-name="Liberation Serif" fo:font-size="12pt" fo:letter-spacing="normal" fo:font-style="normal" officeooo:rsid="006ff463" style:font-size-asian="12pt" style:font-size-complex="12pt"/>
    </style:style>
    <style:style style:name="T99" style:family="text">
      <style:text-properties fo:font-variant="normal" fo:text-transform="none" fo:color="#000000" style:font-name="Liberation Serif" fo:font-size="12pt" fo:letter-spacing="normal" fo:font-style="normal" officeooo:rsid="00842d4a" style:font-size-asian="12pt" style:font-size-complex="12pt"/>
    </style:style>
    <style:style style:name="T100" style:family="text">
      <style:text-properties fo:font-variant="normal" fo:text-transform="none" fo:color="#000000" style:font-name="Liberation Serif" fo:font-size="12pt" fo:letter-spacing="normal" fo:font-style="normal" officeooo:rsid="008e8e39" style:font-size-asian="12pt" style:font-size-complex="12pt"/>
    </style:style>
    <style:style style:name="T101" style:family="text">
      <style:text-properties fo:font-variant="normal" fo:text-transform="none" fo:color="#000000" style:font-name="Liberation Serif" fo:font-size="12pt" fo:letter-spacing="normal" fo:font-weight="normal" officeooo:rsid="01e07777" style:font-size-asian="12pt" style:font-size-complex="12pt"/>
    </style:style>
    <style:style style:name="T102" style:family="text">
      <style:text-properties fo:font-variant="normal" fo:text-transform="none" fo:color="#000000" style:font-name="Liberation Serif" fo:font-size="12pt" fo:letter-spacing="normal" fo:font-weight="normal" officeooo:rsid="01eb5bb7" style:font-size-asian="12pt" style:font-size-complex="12pt"/>
    </style:style>
    <style:style style:name="T103" style:family="text">
      <style:text-properties fo:font-variant="normal" fo:text-transform="none" fo:color="#000000" style:font-name="Liberation Serif" fo:font-size="12pt" fo:letter-spacing="normal" fo:font-weight="normal" officeooo:rsid="01ee8654" style:font-size-asian="12pt" style:font-size-complex="12pt"/>
    </style:style>
    <style:style style:name="T104" style:family="text">
      <style:text-properties fo:font-variant="normal" fo:text-transform="none" fo:color="#000000" style:font-name="Liberation Serif" fo:font-size="12pt" fo:letter-spacing="normal" fo:font-weight="normal" officeooo:rsid="0203d0dc" style:font-size-asian="12pt" style:font-size-complex="12pt"/>
    </style:style>
    <style:style style:name="T105" style:family="text">
      <style:text-properties fo:font-variant="normal" fo:text-transform="none" fo:color="#000000" style:font-name="Liberation Serif" fo:font-size="12pt" fo:letter-spacing="normal" fo:font-weight="normal" officeooo:rsid="020b56f3" style:font-size-asian="12pt" style:font-size-complex="12pt"/>
    </style:style>
    <style:style style:name="T106" style:family="text">
      <style:text-properties fo:font-variant="normal" fo:text-transform="none" fo:color="#000000" style:font-name="Liberation Serif" fo:font-size="12pt" fo:letter-spacing="normal" fo:font-weight="normal" officeooo:rsid="02140396" style:font-size-asian="12pt" style:font-size-complex="12pt"/>
    </style:style>
    <style:style style:name="T107" style:family="text">
      <style:text-properties fo:font-variant="normal" fo:text-transform="none" fo:color="#000000" style:font-name="Liberation Serif" fo:font-size="12pt" fo:letter-spacing="normal" fo:font-weight="normal" officeooo:rsid="021bbc21" style:font-size-asian="12pt" style:font-size-complex="12pt"/>
    </style:style>
    <style:style style:name="T108" style:family="text">
      <style:text-properties fo:font-variant="normal" fo:text-transform="none" fo:color="#000000" style:font-name="Liberation Serif" fo:font-size="12pt" fo:letter-spacing="normal" fo:font-style="italic" fo:font-weight="normal" officeooo:rsid="021bbc21" style:font-size-asian="12pt" style:font-style-asian="normal" style:font-size-complex="12pt" style:font-style-complex="normal"/>
    </style:style>
    <style:style style:name="T109" style:family="text">
      <style:text-properties fo:font-variant="normal" fo:text-transform="none" fo:color="#000000" style:font-name="Liberation Serif" fo:letter-spacing="normal" fo:font-style="normal"/>
    </style:style>
    <style:style style:name="T110" style:family="text">
      <style:text-properties fo:font-variant="normal" fo:text-transform="none" fo:color="#000000" style:font-name="Liberation Serif" fo:letter-spacing="normal" fo:font-style="normal" officeooo:rsid="00940c2f"/>
    </style:style>
    <style:style style:name="T111" style:family="text">
      <style:text-properties fo:font-variant="normal" fo:text-transform="none" fo:color="#000000" style:font-name="Liberation Serif" fo:letter-spacing="normal" fo:font-style="normal" officeooo:rsid="00974979" style:font-weight-asian="normal" style:font-weight-complex="normal"/>
    </style:style>
    <style:style style:name="T112" style:family="text">
      <style:text-properties fo:font-variant="normal" fo:text-transform="none" fo:color="#000000" style:font-name="Liberation Serif" fo:letter-spacing="normal" fo:font-style="normal" officeooo:rsid="009a4e0b"/>
    </style:style>
    <style:style style:name="T113" style:family="text">
      <style:text-properties fo:font-variant="normal" fo:text-transform="none" fo:color="#000000" style:font-name="Liberation Serif" fo:letter-spacing="normal" fo:font-style="normal" officeooo:rsid="009ee333"/>
    </style:style>
    <style:style style:name="T114" style:family="text">
      <style:text-properties fo:font-variant="normal" fo:text-transform="none" fo:color="#000000" style:font-name="Liberation Serif" fo:letter-spacing="normal" fo:font-style="normal" officeooo:rsid="00a122b4"/>
    </style:style>
    <style:style style:name="T115" style:family="text">
      <style:text-properties fo:font-variant="normal" fo:text-transform="none" fo:color="#000000" style:font-name="Liberation Serif" fo:letter-spacing="normal" fo:font-style="normal" officeooo:rsid="00a43bfa"/>
    </style:style>
    <style:style style:name="T116" style:family="text">
      <style:text-properties fo:font-variant="normal" fo:text-transform="none" fo:color="#000000" style:font-name="Liberation Serif" fo:letter-spacing="normal" fo:font-style="normal" style:font-style-asian="normal" style:font-style-complex="normal"/>
    </style:style>
    <style:style style:name="T117" style:family="text">
      <style:text-properties fo:font-variant="normal" fo:text-transform="none" fo:color="#a52a2a" style:font-name="Liberation Serif" fo:font-size="12pt" fo:letter-spacing="normal" fo:font-style="normal" fo:font-weight="normal" officeooo:rsid="020cd3fc" style:font-size-asian="12pt" style:font-style-asian="normal" style:font-size-complex="12pt" style:font-style-complex="normal"/>
    </style:style>
    <style:style style:name="T118" style:family="text">
      <style:text-properties fo:font-variant="normal" fo:text-transform="none" fo:font-size="12pt" fo:letter-spacing="normal" fo:font-style="normal" fo:font-weight="normal"/>
    </style:style>
    <style:style style:name="T119" style:family="text">
      <style:text-properties fo:font-variant="normal" fo:text-transform="none" fo:font-size="12pt" fo:letter-spacing="normal" fo:font-style="normal" fo:font-weight="normal" officeooo:rsid="003e0f87" style:font-size-asian="10.5pt" style:font-weight-asian="normal" style:font-size-complex="12pt" style:font-weight-complex="normal"/>
    </style:style>
    <style:style style:name="T120" style:family="text">
      <style:text-properties fo:font-variant="normal" fo:text-transform="none" fo:letter-spacing="normal" fo:font-style="normal"/>
    </style:style>
    <style:style style:name="T121" style:family="text">
      <style:text-properties fo:font-variant="normal" fo:text-transform="none" style:font-name="Liberation Serif" fo:font-size="12pt" fo:letter-spacing="normal" fo:font-style="normal" fo:font-weight="normal" style:font-size-asian="12pt" style:font-size-complex="12pt"/>
    </style:style>
    <style:style style:name="T122" style:family="text">
      <style:text-properties fo:font-variant="normal" fo:text-transform="none" style:font-name="Liberation Serif" fo:font-size="12pt" fo:letter-spacing="normal" fo:font-style="normal" fo:font-weight="normal" officeooo:rsid="00582b23" style:font-size-asian="12pt" style:font-size-complex="12pt"/>
    </style:style>
    <style:style style:name="T123" style:family="text">
      <style:text-properties fo:font-variant="normal" fo:text-transform="none" style:font-name="Liberation Serif" fo:font-size="12pt" fo:letter-spacing="normal" fo:font-style="normal" fo:font-weight="bold" style:font-size-asian="12pt" style:font-size-complex="12pt"/>
    </style:style>
    <style:style style:name="T124"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125" style:family="text">
      <style:text-properties officeooo:rsid="00049980"/>
    </style:style>
    <style:style style:name="T126" style:family="text">
      <style:text-properties fo:font-weight="bold" style:font-weight-asian="bold" style:font-weight-complex="bold"/>
    </style:style>
    <style:style style:name="T127" style:family="text">
      <style:text-properties fo:font-weight="bold" officeooo:rsid="00049980" style:font-weight-asian="bold" style:font-weight-complex="bold"/>
    </style:style>
    <style:style style:name="T128" style:family="text">
      <style:text-properties fo:font-weight="bold" officeooo:rsid="0012867f" style:font-weight-asian="bold" style:font-weight-complex="bold"/>
    </style:style>
    <style:style style:name="T129" style:family="text">
      <style:text-properties officeooo:rsid="0008c608"/>
    </style:style>
    <style:style style:name="T130" style:family="text">
      <style:text-properties officeooo:rsid="0009ff77"/>
    </style:style>
    <style:style style:name="T131" style:family="text">
      <style:text-properties officeooo:rsid="000da4cd"/>
    </style:style>
    <style:style style:name="T132" style:family="text">
      <style:text-properties officeooo:rsid="0012867f"/>
    </style:style>
    <style:style style:name="T133" style:family="text">
      <style:text-properties officeooo:rsid="0014d84f"/>
    </style:style>
    <style:style style:name="T134" style:family="text">
      <style:text-properties officeooo:rsid="001665fe"/>
    </style:style>
    <style:style style:name="T135" style:family="text">
      <style:text-properties officeooo:rsid="0018e6f6"/>
    </style:style>
    <style:style style:name="T136" style:family="text">
      <style:text-properties officeooo:rsid="001b91c7"/>
    </style:style>
    <style:style style:name="T137" style:family="text">
      <style:text-properties officeooo:rsid="001f778a"/>
    </style:style>
    <style:style style:name="T138" style:family="text">
      <style:text-properties officeooo:rsid="0022e8b4"/>
    </style:style>
    <style:style style:name="T139" style:family="text">
      <style:text-properties officeooo:rsid="00259507"/>
    </style:style>
    <style:style style:name="T140" style:family="text">
      <style:text-properties officeooo:rsid="003317f8"/>
    </style:style>
    <style:style style:name="T141" style:family="text">
      <style:text-properties officeooo:rsid="00259507" style:font-size-asian="10.5pt"/>
    </style:style>
    <style:style style:name="T142" style:family="text">
      <style:text-properties officeooo:rsid="0037a276"/>
    </style:style>
    <style:style style:name="T143" style:family="text">
      <style:text-properties officeooo:rsid="003a7bc9"/>
    </style:style>
    <style:style style:name="T144" style:family="text">
      <style:text-properties officeooo:rsid="0055fbda"/>
    </style:style>
    <style:style style:name="T145" style:family="text">
      <style:text-properties officeooo:rsid="0057ac5d"/>
    </style:style>
    <style:style style:name="T146" style:family="text">
      <style:text-properties officeooo:rsid="007dd5b9"/>
    </style:style>
    <style:style style:name="T147" style:family="text">
      <style:text-properties officeooo:rsid="00a43bfa"/>
    </style:style>
    <style:style style:name="T148" style:family="text">
      <style:text-properties officeooo:rsid="00a7c7b2"/>
    </style:style>
    <style:style style:name="T149" style:family="text">
      <style:text-properties officeooo:rsid="00a9f91c"/>
    </style:style>
    <style:style style:name="T150" style:family="text">
      <style:text-properties officeooo:rsid="00ab8fa5"/>
    </style:style>
    <style:style style:name="T151" style:family="text">
      <style:text-properties officeooo:rsid="00aeff07"/>
    </style:style>
    <style:style style:name="T152" style:family="text">
      <style:text-properties officeooo:rsid="00b0d6d0"/>
    </style:style>
    <style:style style:name="T153" style:family="text">
      <style:text-properties officeooo:rsid="00b35046"/>
    </style:style>
    <style:style style:name="T154" style:family="text">
      <style:text-properties officeooo:rsid="00b616aa"/>
    </style:style>
    <style:style style:name="T155" style:family="text">
      <style:text-properties officeooo:rsid="00bf4b19"/>
    </style:style>
    <style:style style:name="T156" style:family="text">
      <style:text-properties fo:font-size="12pt" fo:font-weight="normal" style:font-size-asian="10.5pt" style:font-weight-asian="normal" style:font-size-complex="12pt" style:font-weight-complex="normal"/>
    </style:style>
    <style:style style:name="T157" style:family="text">
      <style:text-properties fo:font-size="12pt" fo:font-weight="normal" officeooo:rsid="00bf4b19" style:font-size-asian="10.5pt" style:font-weight-asian="normal" style:font-size-complex="12pt" style:font-weight-complex="normal"/>
    </style:style>
    <style:style style:name="T158" style:family="text">
      <style:text-properties fo:font-size="12pt" fo:font-weight="normal" officeooo:rsid="00e14904" style:font-size-asian="10.5pt" style:font-weight-asian="normal" style:font-size-complex="12pt" style:font-weight-complex="normal"/>
    </style:style>
    <style:style style:name="T159" style:family="text">
      <style:text-properties fo:font-size="12pt" fo:font-weight="normal" officeooo:rsid="014cadaa" style:font-size-asian="10.5pt" style:font-weight-asian="normal" style:font-size-complex="12pt" style:font-weight-complex="normal"/>
    </style:style>
    <style:style style:name="T160" style:family="text">
      <style:text-properties fo:font-size="12pt" fo:font-weight="normal" officeooo:rsid="002bed8d" style:font-size-asian="10.5pt" style:font-weight-asian="normal" style:font-size-complex="12pt" style:font-weight-complex="normal"/>
    </style:style>
    <style:style style:name="T161" style:family="text">
      <style:text-properties fo:font-size="12pt" officeooo:rsid="0161bb39" style:font-size-asian="10.5pt" style:font-size-complex="12pt"/>
    </style:style>
    <style:style style:name="T162" style:family="text">
      <style:text-properties officeooo:rsid="00c19bab"/>
    </style:style>
    <style:style style:name="T163" style:family="text">
      <style:text-properties officeooo:rsid="00c49d48"/>
    </style:style>
    <style:style style:name="T164" style:family="text">
      <style:text-properties officeooo:rsid="00c76d21"/>
    </style:style>
    <style:style style:name="T165" style:family="text">
      <style:text-properties officeooo:rsid="00d24fce"/>
    </style:style>
    <style:style style:name="T166" style:family="text">
      <style:text-properties officeooo:rsid="00d40530"/>
    </style:style>
    <style:style style:name="T167" style:family="text">
      <style:text-properties officeooo:rsid="00d61816"/>
    </style:style>
    <style:style style:name="T168" style:family="text">
      <style:text-properties officeooo:rsid="00db2026"/>
    </style:style>
    <style:style style:name="T169" style:family="text">
      <style:text-properties officeooo:rsid="00dee4d4"/>
    </style:style>
    <style:style style:name="T170" style:family="text">
      <style:text-properties officeooo:rsid="00e22491"/>
    </style:style>
    <style:style style:name="T171" style:family="text">
      <style:text-properties officeooo:rsid="00e3457e"/>
    </style:style>
    <style:style style:name="T172" style:family="text">
      <style:text-properties officeooo:rsid="00e7a59b"/>
    </style:style>
    <style:style style:name="T173" style:family="text">
      <style:text-properties officeooo:rsid="00f03d0d"/>
    </style:style>
    <style:style style:name="T174" style:family="text">
      <style:text-properties officeooo:rsid="00f0dcff"/>
    </style:style>
    <style:style style:name="T175" style:family="text">
      <style:text-properties officeooo:rsid="00f6b171"/>
    </style:style>
    <style:style style:name="T176" style:family="text">
      <style:text-properties officeooo:rsid="00fdcc1d"/>
    </style:style>
    <style:style style:name="T177" style:family="text">
      <style:text-properties officeooo:rsid="01009474"/>
    </style:style>
    <style:style style:name="T178" style:family="text">
      <style:text-properties officeooo:rsid="0101d3e2"/>
    </style:style>
    <style:style style:name="T179" style:family="text">
      <style:text-properties officeooo:rsid="0107e5ca"/>
    </style:style>
    <style:style style:name="T180" style:family="text">
      <style:text-properties officeooo:rsid="010bea80"/>
    </style:style>
    <style:style style:name="T181" style:family="text">
      <style:text-properties officeooo:rsid="010fbc88"/>
    </style:style>
    <style:style style:name="T182" style:family="text">
      <style:text-properties officeooo:rsid="01121fbe"/>
    </style:style>
    <style:style style:name="T183" style:family="text">
      <style:text-properties officeooo:rsid="011a81d5"/>
    </style:style>
    <style:style style:name="T184" style:family="text">
      <style:text-properties officeooo:rsid="011ba974"/>
    </style:style>
    <style:style style:name="T185" style:family="text">
      <style:text-properties officeooo:rsid="011da410"/>
    </style:style>
    <style:style style:name="T186" style:family="text">
      <style:text-properties officeooo:rsid="011f1173"/>
    </style:style>
    <style:style style:name="T187" style:family="text">
      <style:text-properties style:font-name="Liberation Serif"/>
    </style:style>
    <style:style style:name="T188" style:family="text">
      <style:text-properties style:font-name="Liberation Serif" fo:font-size="12pt" officeooo:rsid="0131ef60" style:font-size-asian="12pt" style:font-size-complex="12pt"/>
    </style:style>
    <style:style style:name="T189" style:family="text">
      <style:text-properties style:font-name="Liberation Serif" fo:font-size="12pt" officeooo:rsid="01339028" style:font-size-asian="12pt" style:font-size-complex="12pt"/>
    </style:style>
    <style:style style:name="T190" style:family="text">
      <style:text-properties style:font-name="Liberation Serif" fo:font-size="12pt" officeooo:rsid="013422e8" style:font-size-asian="12pt" style:font-size-complex="12pt"/>
    </style:style>
    <style:style style:name="T191" style:family="text">
      <style:text-properties style:font-name="Liberation Serif" fo:font-size="12pt" officeooo:rsid="013c316a" style:font-size-asian="12pt" style:font-size-complex="12pt"/>
    </style:style>
    <style:style style:name="T192" style:family="text">
      <style:text-properties style:font-name="Liberation Serif" fo:font-size="12pt" fo:font-weight="normal" officeooo:rsid="014cadaa" style:font-size-asian="10.5pt" style:font-weight-asian="normal" style:font-size-complex="12pt" style:font-weight-complex="normal"/>
    </style:style>
    <style:style style:name="T193" style:family="text">
      <style:text-properties style:font-name="Liberation Serif" fo:font-size="12pt" fo:font-weight="bold" officeooo:rsid="0131ef60" style:font-size-asian="12pt" style:font-weight-asian="bold" style:font-size-complex="12pt" style:font-weight-complex="bold"/>
    </style:style>
    <style:style style:name="T194" style:family="text">
      <style:text-properties style:font-name="Liberation Serif" officeooo:rsid="01281bbf"/>
    </style:style>
    <style:style style:name="T195" style:family="text">
      <style:text-properties style:font-name="Liberation Serif" officeooo:rsid="0129942a"/>
    </style:style>
    <style:style style:name="T196" style:family="text">
      <style:text-properties style:font-name="Liberation Serif" officeooo:rsid="012abc61"/>
    </style:style>
    <style:style style:name="T197" style:family="text">
      <style:text-properties style:font-name="Liberation Serif" officeooo:rsid="012fa221"/>
    </style:style>
    <style:style style:name="T198" style:family="text">
      <style:text-properties style:font-name="Liberation Serif" officeooo:rsid="01453481"/>
    </style:style>
    <style:style style:name="T199" style:family="text">
      <style:text-properties style:font-name="Liberation Serif" officeooo:rsid="01562c3b"/>
    </style:style>
    <style:style style:name="T200" style:family="text">
      <style:text-properties style:font-name="Liberation Serif" officeooo:rsid="01676c7e"/>
    </style:style>
    <style:style style:name="T201" style:family="text">
      <style:text-properties style:font-name="Liberation Serif" officeooo:rsid="016a411b"/>
    </style:style>
    <style:style style:name="T202" style:family="text">
      <style:text-properties style:font-name="Liberation Serif" officeooo:rsid="016dbede"/>
    </style:style>
    <style:style style:name="T203" style:family="text">
      <style:text-properties style:font-name="Liberation Serif" officeooo:rsid="01a99cc3"/>
    </style:style>
    <style:style style:name="T204" style:family="text">
      <style:text-properties fo:font-size="10pt" style:font-size-asian="10pt" style:font-size-complex="10pt"/>
    </style:style>
    <style:style style:name="T205" style:family="text">
      <style:text-properties officeooo:rsid="01413f34"/>
    </style:style>
    <style:style style:name="T206" style:family="text">
      <style:text-properties officeooo:rsid="01453481"/>
    </style:style>
    <style:style style:name="T207" style:family="text">
      <style:text-properties officeooo:rsid="0150d99c"/>
    </style:style>
    <style:style style:name="T208" style:family="text">
      <style:text-properties officeooo:rsid="01534e46"/>
    </style:style>
    <style:style style:name="T209" style:family="text">
      <style:text-properties officeooo:rsid="01562c3b"/>
    </style:style>
    <style:style style:name="T210" style:family="text">
      <style:text-properties officeooo:rsid="015d3901"/>
    </style:style>
    <style:style style:name="T211" style:family="text">
      <style:text-properties officeooo:rsid="0162f4a6"/>
    </style:style>
    <style:style style:name="T212" style:family="text">
      <style:text-properties officeooo:rsid="0165242d"/>
    </style:style>
    <style:style style:name="T213" style:family="text">
      <style:text-properties officeooo:rsid="0165cb43"/>
    </style:style>
    <style:style style:name="T214" style:family="text">
      <style:text-properties officeooo:rsid="016b555c"/>
    </style:style>
    <style:style style:name="T215" style:family="text">
      <style:text-properties officeooo:rsid="016dbede"/>
    </style:style>
    <style:style style:name="T216" style:family="text">
      <style:text-properties officeooo:rsid="01727671"/>
    </style:style>
    <style:style style:name="T217" style:family="text">
      <style:text-properties fo:color="#000000" style:font-name="Liberation Serif" fo:font-size="12pt" fo:letter-spacing="normal" fo:font-weight="normal"/>
    </style:style>
    <style:style style:name="T218" style:family="text">
      <style:text-properties fo:color="#000000" style:font-name="Liberation Serif" fo:font-size="12pt" fo:letter-spacing="normal" fo:font-weight="normal" officeooo:rsid="01ac0f4e"/>
    </style:style>
    <style:style style:name="T219" style:family="text">
      <style:text-properties fo:color="#000000" style:font-name="Liberation Serif" fo:font-size="12pt" fo:letter-spacing="normal" fo:font-weight="normal" officeooo:rsid="01ae0e97"/>
    </style:style>
    <style:style style:name="T220" style:family="text">
      <style:text-properties fo:color="#000000" style:font-name="Liberation Serif" fo:font-size="12pt" fo:letter-spacing="normal" fo:font-weight="normal" officeooo:rsid="01a99cc3"/>
    </style:style>
    <style:style style:name="T221" style:family="text">
      <style:text-properties fo:color="#000000" style:font-name="Liberation Serif" fo:font-size="12pt" fo:letter-spacing="normal" fo:font-style="normal" fo:font-weight="normal" officeooo:rsid="01ae0e97" style:font-style-asian="normal" style:font-style-complex="normal"/>
    </style:style>
    <style:style style:name="T222" style:family="text">
      <style:text-properties fo:color="#000000" style:font-name="Liberation Serif" fo:font-size="12pt" fo:letter-spacing="normal" fo:font-style="normal" fo:font-weight="normal" officeooo:rsid="01a99cc3" style:font-style-asian="normal" style:font-style-complex="normal"/>
    </style:style>
    <style:style style:name="T223" style:family="text">
      <style:text-properties fo:color="#000000" style:font-name="Liberation Serif" fo:font-size="12pt" fo:letter-spacing="normal" fo:font-style="normal" fo:font-weight="normal" officeooo:rsid="01aed093" style:font-style-asian="normal" style:font-style-complex="normal"/>
    </style:style>
    <style:style style:name="T224" style:family="text">
      <style:text-properties fo:color="#000000" style:font-name="Liberation Serif" fo:font-size="12pt" fo:letter-spacing="normal" fo:font-style="normal" fo:font-weight="normal" officeooo:rsid="01af29d6" style:font-style-asian="normal" style:font-style-complex="normal"/>
    </style:style>
    <style:style style:name="T225" style:family="text">
      <style:text-properties fo:color="#000000" style:font-name="Liberation Serif" fo:font-size="12pt" fo:letter-spacing="normal" fo:font-style="normal" fo:font-weight="normal" officeooo:rsid="01b37177" style:font-style-asian="normal" style:font-style-complex="normal"/>
    </style:style>
    <style:style style:name="T226" style:family="text">
      <style:text-properties fo:color="#000000" style:font-name="Liberation Serif" fo:font-size="12pt" fo:letter-spacing="normal" fo:font-style="normal" fo:font-weight="normal" officeooo:rsid="01b4420f" style:font-style-asian="normal" style:font-style-complex="normal"/>
    </style:style>
    <style:style style:name="T227" style:family="text">
      <style:text-properties fo:color="#000000" style:font-name="Liberation Serif" fo:font-size="12pt" fo:letter-spacing="normal" fo:font-style="normal" fo:font-weight="normal" officeooo:rsid="01b6d110" style:font-style-asian="normal" style:font-style-complex="normal"/>
    </style:style>
    <style:style style:name="T228" style:family="text">
      <style:text-properties fo:color="#000000" style:font-name="Liberation Serif" fo:font-size="12pt" fo:letter-spacing="normal" fo:font-style="normal" fo:font-weight="normal" officeooo:rsid="01b78541" style:font-style-asian="normal" style:font-style-complex="normal"/>
    </style:style>
    <style:style style:name="T229" style:family="text">
      <style:text-properties fo:color="#000000" style:font-name="Liberation Serif" fo:font-size="12pt" fo:letter-spacing="normal" fo:font-style="normal" fo:font-weight="normal" officeooo:rsid="01b90fe2" style:font-style-asian="normal" style:font-style-complex="normal"/>
    </style:style>
    <style:style style:name="T230" style:family="text">
      <style:text-properties fo:color="#000000" style:font-name="Liberation Serif" fo:font-size="12pt" fo:letter-spacing="normal" fo:font-style="normal" fo:font-weight="normal" officeooo:rsid="01ba7da9" style:font-style-asian="normal" style:font-style-complex="normal"/>
    </style:style>
    <style:style style:name="T231" style:family="text">
      <style:text-properties fo:color="#000000" style:font-name="Liberation Serif" fo:font-size="12pt" fo:letter-spacing="normal" fo:font-style="normal" fo:font-weight="normal" officeooo:rsid="01bc3fe8" style:font-style-asian="normal" style:font-style-complex="normal"/>
    </style:style>
    <style:style style:name="T232" style:family="text">
      <style:text-properties fo:color="#000000" style:font-name="Liberation Serif" fo:font-size="12pt" fo:letter-spacing="normal" fo:font-style="normal" fo:font-weight="normal" officeooo:rsid="01be6ff8" style:font-style-asian="normal" style:font-style-complex="normal"/>
    </style:style>
    <style:style style:name="T233" style:family="text">
      <style:text-properties fo:color="#000000" style:font-name="Liberation Serif" fo:font-size="12pt" fo:letter-spacing="normal" fo:font-style="normal" fo:font-weight="normal" officeooo:rsid="01beafc9" style:font-style-asian="normal" style:font-style-complex="normal"/>
    </style:style>
    <style:style style:name="T234" style:family="text">
      <style:text-properties fo:color="#000000" style:font-name="Liberation Serif" fo:font-size="12pt" fo:letter-spacing="normal" fo:font-style="normal" fo:font-weight="normal" officeooo:rsid="01bf750a" style:font-style-asian="normal" style:font-style-complex="normal"/>
    </style:style>
    <style:style style:name="T235" style:family="text">
      <style:text-properties fo:color="#000000" style:font-name="Liberation Serif" fo:font-size="12pt" fo:letter-spacing="normal" fo:font-style="normal" fo:font-weight="normal" officeooo:rsid="01c13092" style:font-style-asian="normal" style:font-style-complex="normal"/>
    </style:style>
    <style:style style:name="T236" style:family="text">
      <style:text-properties fo:color="#000000" style:font-name="Liberation Serif" fo:font-size="12pt" fo:letter-spacing="normal" fo:font-style="normal" fo:font-weight="normal" officeooo:rsid="01c272bb" style:font-style-asian="normal" style:font-style-complex="normal"/>
    </style:style>
    <style:style style:name="T237" style:family="text">
      <style:text-properties fo:color="#000000" style:font-name="Liberation Serif" fo:font-size="12pt" fo:letter-spacing="normal" fo:font-style="normal" fo:font-weight="normal" officeooo:rsid="01c32b5f" style:font-style-asian="normal" style:font-style-complex="normal"/>
    </style:style>
    <style:style style:name="T238" style:family="text">
      <style:text-properties fo:color="#000000" style:font-name="Liberation Serif" fo:font-size="12pt" fo:letter-spacing="normal" fo:font-style="normal" fo:font-weight="normal" officeooo:rsid="01c42c5f" style:font-style-asian="normal" style:font-style-complex="normal"/>
    </style:style>
    <style:style style:name="T239" style:family="text">
      <style:text-properties fo:color="#000000" style:font-name="Liberation Serif" fo:font-size="12pt" fo:letter-spacing="normal" fo:font-style="normal" fo:font-weight="normal" officeooo:rsid="01c5e46f" style:font-style-asian="normal" style:font-style-complex="normal"/>
    </style:style>
    <style:style style:name="T240" style:family="text">
      <style:text-properties fo:color="#000000" style:font-name="Liberation Serif" fo:font-size="12pt" fo:letter-spacing="normal" fo:font-style="normal" fo:font-weight="normal" officeooo:rsid="01c71764" style:font-style-asian="normal" style:font-style-complex="normal"/>
    </style:style>
    <style:style style:name="T241" style:family="text">
      <style:text-properties fo:color="#000000" style:font-name="Liberation Serif" fo:font-size="12pt" fo:letter-spacing="normal" fo:font-style="normal" fo:font-weight="normal" officeooo:rsid="01c71764" style:font-size-asian="12pt" style:font-style-asian="normal" style:font-size-complex="12pt" style:font-style-complex="normal"/>
    </style:style>
    <style:style style:name="T242" style:family="text">
      <style:text-properties fo:color="#000000" style:font-name="Liberation Serif" fo:font-size="12pt" fo:letter-spacing="normal" fo:font-style="normal" fo:font-weight="normal" officeooo:rsid="01c13092" style:font-size-asian="12pt" style:font-style-asian="normal" style:font-size-complex="12pt" style:font-style-complex="normal"/>
    </style:style>
    <style:style style:name="T243" style:family="text">
      <style:text-properties fo:color="#000000" fo:font-style="normal" style:font-style-asian="normal" style:font-style-complex="normal"/>
    </style:style>
    <style:style style:name="T244" style:family="text">
      <style:text-properties fo:color="#000000" fo:font-style="normal" officeooo:rsid="023527a7" style:font-style-asian="normal" style:font-style-complex="normal"/>
    </style:style>
    <style:style style:name="T245" style:family="text">
      <style:text-properties fo:color="#000000" fo:font-style="normal" officeooo:rsid="0236bd46" style:font-style-asian="normal" style:font-style-complex="normal"/>
    </style:style>
    <style:style style:name="T246" style:family="text">
      <style:text-properties fo:color="#000000" fo:font-style="normal" officeooo:rsid="02393853" style:font-style-asian="normal" style:font-style-complex="normal"/>
    </style:style>
    <style:style style:name="T247" style:family="text">
      <style:text-properties fo:color="#000000" fo:font-style="normal" officeooo:rsid="023ad3a2" style:font-style-asian="normal" style:font-style-complex="normal"/>
    </style:style>
    <style:style style:name="T248" style:family="text">
      <style:text-properties fo:color="#000000" fo:font-style="normal" officeooo:rsid="023f1e33" style:font-style-asian="normal" style:font-style-complex="normal"/>
    </style:style>
    <style:style style:name="T249" style:family="text">
      <style:text-properties fo:color="#000000" fo:font-size="14pt" fo:font-style="normal" fo:font-weight="bold" officeooo:rsid="023527a7" style:font-size-asian="14pt" style:font-style-asian="normal" style:font-weight-asian="bold" style:font-size-complex="14pt" style:font-style-complex="normal" style:font-weight-complex="bold"/>
    </style:style>
    <style:style style:name="T250" style:family="text">
      <style:text-properties fo:font-style="italic" style:font-style-asian="italic" style:font-style-complex="italic"/>
    </style:style>
    <style:style style:name="T251" style:family="text">
      <style:text-properties fo:font-style="italic" officeooo:rsid="002d5c6a" style:font-style-asian="italic" style:font-style-complex="italic"/>
    </style:style>
    <style:style style:name="T252" style:family="text">
      <style:text-properties officeooo:rsid="000b8dd1"/>
    </style:style>
    <style:style style:name="T253" style:family="text">
      <style:text-properties officeooo:rsid="0004aa49"/>
    </style:style>
    <style:style style:name="T254" style:family="text">
      <style:text-properties officeooo:rsid="000d660c"/>
    </style:style>
    <style:style style:name="T255" style:family="text">
      <style:text-properties officeooo:rsid="001154fb"/>
    </style:style>
    <style:style style:name="T256" style:family="text">
      <style:text-properties officeooo:rsid="0014a084"/>
    </style:style>
    <style:style style:name="T257" style:family="text">
      <style:text-properties officeooo:rsid="000e3ecc"/>
    </style:style>
    <style:style style:name="T258" style:family="text">
      <style:text-properties officeooo:rsid="000f7306"/>
    </style:style>
    <style:style style:name="T259" style:family="text">
      <style:text-properties officeooo:rsid="002d5c6a"/>
    </style:style>
    <style:style style:name="T260" style:family="text">
      <style:text-properties officeooo:rsid="0020b8ca"/>
    </style:style>
    <style:style style:name="T261" style:family="text">
      <style:text-properties officeooo:rsid="00278b40"/>
    </style:style>
    <style:style style:name="T262" style:family="text">
      <style:text-properties officeooo:rsid="002eeb1a"/>
    </style:style>
    <style:style style:name="T263" style:family="text">
      <style:text-properties officeooo:rsid="003726d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2">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3">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4">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5">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8">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9">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10">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11">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Case Statement:</text:p>
      <text:p text:style-name="P6"/>
      <text:p text:style-name="P7">- <text:span text:style-name="T129">Case statement goes through the condition and return the value.if the any of the condition not satisfied then the else part get executed.</text:span>Case statemenet is like a if else statement.</text:p>
      <text:p text:style-name="P7"/>
      <text:p text:style-name="P8">Purpose:</text:p>
      <text:p text:style-name="P9"><text:tab/><text:span text:style-name="T130">By using this we can check the multiple condition.i.e. provide flexibility.</text:span></text:p>
      <text:p text:style-name="P10"><text:s/></text:p>
      <text:p text:style-name="P7">-Syntax:</text:p>
      <text:p text:style-name="P7"><text:tab/></text:p>
      <text:p text:style-name="P1"><text:tab/>CASE</text:p>
      <text:p text:style-name="P1"><text:tab/> <text:s text:c="3"/>WHEN condition1 THEN result1</text:p>
      <text:p text:style-name="P1"><text:tab/> <text:s text:c="3"/>WHEN condition2 THEN result2</text:p>
      <text:p text:style-name="P1"><text:tab/> <text:s text:c="3"/>WHEN conditionN THEN resultN</text:p>
      <text:p text:style-name="P1"><text:tab/> <text:s text:c="3"/>ELSE result</text:p>
      <text:p text:style-name="P1"><text:tab/>END;</text:p>
      <text:p text:style-name="P1"/>
      <text:p text:style-name="P2">-<text:span text:style-name="T125">Example:</text:span></text:p>
      <text:p text:style-name="P21"><text:tab/></text:p>
      <text:p text:style-name="P21"><text:tab/>SELECT OrderID, Quantity,</text:p>
      <text:p text:style-name="P20"><text:tab/>CASE</text:p>
      <text:p text:style-name="P20"><text:tab/> <text:s text:c="3"/>WHEN Quantity &gt; 30 THEN "The quantity is greater than 30"</text:p>
      <text:p text:style-name="P20"><text:tab/> <text:s text:c="3"/>WHEN Quantity = 30 THEN "The quantity is 30"</text:p>
      <text:p text:style-name="P20"><text:tab/> <text:s text:c="3"/>ELSE "The quantity is under 30"</text:p>
      <text:p text:style-name="P20"><text:tab/>END AS QuantityText</text:p>
      <text:p text:style-name="P20"><text:tab/>FROM OrderDetails</text:p>
      <text:p text:style-name="P20"/>
      <text:p text:style-name="P20">-<text:span text:style-name="T125">The case statement is written at the time of column selection or after from when we want the result using </text:span><text:span text:style-name="T127">ORDER BY</text:span><text:span text:style-name="T125"> clause.</text:span></text:p>
      <text:p text:style-name="P20"/>
      <text:p text:style-name="P20"><text:tab/>SELECT CustomerName, City, Country</text:p>
      <text:p text:style-name="P20"><text:tab/>FROM Customers</text:p>
      <text:p text:style-name="P20"><text:tab/>ORDER BY</text:p>
      <text:p text:style-name="P20"><text:tab/>(CASE</text:p>
      <text:p text:style-name="P20"><text:tab/> <text:s text:c="3"/>WHEN City IS NULL THEN Country</text:p>
      <text:p text:style-name="P20"><text:tab/> <text:s text:c="3"/>ELSE City</text:p>
      <text:p text:style-name="P20"><text:tab/>END);</text:p>
      <text:p text:style-name="P20"/>
      <text:p text:style-name="P29">Keys:</text:p>
      <text:p text:style-name="P29"/>
      <text:p text:style-name="P26">1) Primary Key:</text:p>
      <text:p text:style-name="P11"><text:s/></text:p>
      <text:p text:style-name="P11"><text:tab/>-<text:span text:style-name="T131">To uniquely access the each record of table we use the primary key.</text:span></text:p>
      <text:p text:style-name="P11"/>
      <text:p text:style-name="P11"><text:tab/>-<text:span text:style-name="T132">Primary key should be </text:span><text:span text:style-name="T128">unique</text:span><text:span text:style-name="T132">.It </text:span><text:span text:style-name="T128">never accepts</text:span><text:span text:style-name="T132"> </text:span><text:span text:style-name="T128">null</text:span><text:span text:style-name="T132">.</text:span></text:p>
      <text:p text:style-name="P11"/>
      <text:p text:style-name="P11"><text:tab/>-<text:span text:style-name="T134">There can be one primary key allowed in the table.</text:span></text:p>
      <text:p text:style-name="P11"/>
      <text:p text:style-name="P27">2)Unique Key:</text:p>
      <text:p text:style-name="P12"/>
      <text:p text:style-name="P12"><text:tab/>-Similar to primary key but it <text:span text:style-name="T126">accepts the null </text:span>value <text:span text:style-name="T133">and not allow duplicate values.</text:span></text:p>
      <text:p text:style-name="P12"><text:soft-page-break/></text:p>
      <text:p text:style-name="P12"><text:tab/>-<text:span text:style-name="T135">There can be more than one unique key in the table.</text:span></text:p>
      <text:p text:style-name="P12"/>
      <text:p text:style-name="P28">3)Foreign key:</text:p>
      <text:p text:style-name="P13"/>
      <text:p text:style-name="P13"><text:tab/>-<text:span text:style-name="T136">Foreign key is the one similar column which refers the column of another table.</text:span></text:p>
      <text:p text:style-name="P13"/>
      <text:p text:style-name="P13"><text:tab/>-<text:span text:style-name="T136">Purpose of foreign key is to implement referencial intigrity (i.e relation) of table data.</text:span></text:p>
      <text:p text:style-name="P13"/>
      <text:p text:style-name="P13"><text:tab/>-<text:span text:style-name="T137">Syntax:</text:span></text:p>
      <text:p text:style-name="P13"/>
      <text:p text:style-name="P13"><text:tab/><text:tab/>CREATE TABLE <text:span text:style-name="T137">table_name</text:span></text:p>
      <text:p text:style-name="P13"><text:tab/><text:tab/>(<text:span text:style-name="T137">col1 datatype(size)</text:span>,</text:p>
      <text:p text:style-name="P14"><text:span text:style-name="T137"><text:tab/><text:tab/>col2 datatype(size)</text:span>,</text:p>
      <text:p text:style-name="P14"><text:tab/><text:tab/>.</text:p>
      <text:p text:style-name="P14"><text:tab/><text:tab/>.</text:p>
      <text:p text:style-name="P14"><text:tab/><text:tab/>.</text:p>
      <text:p text:style-name="P14"><text:span text:style-name="T137"><text:tab/><text:tab/>colNdatatype(size)</text:span>,</text:p>
      <text:p text:style-name="P14"><text:tab/><text:tab/>Foreign Key (<text:span text:style-name="T137">child_table_column</text:span>) REFERENCES <text:tab/><text:tab/><text:tab/><text:tab/><text:tab/><text:tab/><text:tab/><text:span text:style-name="T137">parent_table_name</text:span>(<text:span text:style-name="T137">parent_column_name</text:span>));</text:p>
      <text:p text:style-name="P12"/>
      <text:p text:style-name="P12"><text:tab/>-<text:span text:style-name="T138">Example:</text:span></text:p>
      <text:p text:style-name="P12"/>
      <text:p text:style-name="P12"><text:tab/><text:tab/>CREATE TABLE ORDERS</text:p>
      <text:p text:style-name="P12"><text:tab/><text:tab/>(Order_ID integer,</text:p>
      <text:p text:style-name="P12"><text:tab/><text:tab/>Order_Date date,</text:p>
      <text:p text:style-name="P12"><text:tab/><text:tab/>Customer_SID integer,</text:p>
      <text:p text:style-name="P12"><text:tab/><text:tab/>Amount double,</text:p>
      <text:p text:style-name="P12"><text:tab/><text:tab/>Foreign Key (Customer_SID) REFERENCES CUSTOMER(SID));</text:p>
      <text:p text:style-name="P12"/>
      <text:p text:style-name="P30">How to apply <text:span text:style-name="T139">CONSTRAINT</text:span>:</text:p>
      <text:p text:style-name="P17"/>
      <text:p text:style-name="P18">- <text:span text:style-name="T139">CONSTRAINT are used to specify the rule.</text:span></text:p>
      <text:p text:style-name="P18"/>
      <text:p text:style-name="P19">-Give the condition to the column.When the data will be inserted if the constraint satisfy then only the data get inserted.</text:p>
      <text:p text:style-name="P18"/>
      <text:p text:style-name="P18">-<text:span text:style-name="T140">Syntax:</text:span></text:p>
      <text:p text:style-name="P18"/>
      <text:p text:style-name="P15"><text:tab/>CREATE TABLE <text:span text:style-name="T137">table_name</text:span></text:p>
      <text:p text:style-name="P15"><text:tab/>(<text:span text:style-name="T137">col1 datatype(size)</text:span>,</text:p>
      <text:p text:style-name="P15"><text:span text:style-name="T137"><text:tab/>col2 datatype(size)</text:span>,</text:p>
      <text:p text:style-name="P15"><text:tab/>.</text:p>
      <text:p text:style-name="P15"><text:tab/>.</text:p>
      <text:p text:style-name="P15"><text:tab/>.</text:p>
      <text:p text:style-name="P15"><text:span text:style-name="T137"><text:tab/>colNdatatype(size)</text:span>,</text:p>
      <text:p text:style-name="P16"><text:tab/><text:span text:style-name="T139">CONSTRAINT constrainit_name UNIQUE(Col1,Col2,...);</text:span></text:p>
      <text:p text:style-name="P22"/>
      <text:p text:style-name="P23">CHECK <text:span text:style-name="T141">CONSTRAINT:</text:span></text:p>
      <text:p text:style-name="P20"/>
      <text:p text:style-name="P20">-<text:span text:style-name="T142">CHECK constraint is used to give the restrictions to the column.</text:span></text:p>
      <text:p text:style-name="P20"/>
      <text:p text:style-name="P20"><text:soft-page-break/>-If you define a CHECK constraint on a single column it allows only certain values for th<text:span text:style-name="T143">at</text:span> column.</text:p>
      <text:p text:style-name="P20"/>
      <text:p text:style-name="P20">-<text:span text:style-name="T2">Syntax:</text:span></text:p>
      <text:p text:style-name="P31"><text:tab/>CREATE TABLE Persons (</text:p>
      <text:p text:style-name="P31"><text:tab/> <text:s text:c="3"/>ID int NOT NULL,</text:p>
      <text:p text:style-name="P31"><text:tab/> <text:s text:c="3"/>LastName varchar(255) NOT NULL,</text:p>
      <text:p text:style-name="P31"><text:tab/> <text:s text:c="3"/>FirstName varchar(255),</text:p>
      <text:p text:style-name="P31"><text:tab/> <text:s text:c="3"/>Age int,</text:p>
      <text:p text:style-name="P31"><text:tab/> <text:s text:c="3"/>CHECK (Age&gt;=18)</text:p>
      <text:p text:style-name="P31"><text:tab/>);</text:p>
      <text:p text:style-name="P31"/>
      <text:p text:style-name="P20"><text:span text:style-name="T2">-</text:span><text:span text:style-name="T3">If the age is grater than 18 then and then only the data will be inserted in the table.</text:span></text:p>
      <text:p text:style-name="P33"/>
      <text:p text:style-name="P24"><text:span text:style-name="T3">-</text:span><text:span text:style-name="T4">If you want to give more than one constraing then we can use the check constarint.</text:span></text:p>
      <text:p text:style-name="P34"/>
      <text:p text:style-name="P43">Joins:</text:p>
      <text:p text:style-name="P43"/>
      <text:p text:style-name="P25"><text:span text:style-name="T1">- </text:span><text:span text:style-name="T5">Joins are used to combine records from two or more tables in a database.It combines the fields from two tables.</text:span></text:p>
      <text:p text:style-name="P38"/>
      <text:p text:style-name="P38">-But there should be similar column in both the tables.</text:p>
      <text:p text:style-name="P38"/>
      <text:p text:style-name="P25"><text:span text:style-name="T5">-</text:span><text:span text:style-name="T6">Syntax:</text:span></text:p>
      <text:p text:style-name="P39"/>
      <text:p text:style-name="P25"><text:span text:style-name="T5"><text:tab/>SELECT </text:span><text:span text:style-name="T11">id</text:span><text:span text:style-name="T5">, </text:span><text:span text:style-name="T11">name</text:span><text:span text:style-name="T5">, </text:span><text:span text:style-name="T11">age</text:span><text:span text:style-name="T5">, </text:span><text:span text:style-name="T11">amount</text:span></text:p>
      <text:p text:style-name="P25"><text:span text:style-name="T5"><text:s text:c="3"/><text:tab/>FROM </text:span><text:span text:style-name="T11">customers</text:span><text:span text:style-name="T5"> </text:span><text:span text:style-name="T11">JOIN</text:span><text:span text:style-name="T5"> </text:span><text:span text:style-name="T12">orders</text:span></text:p>
      <text:p text:style-name="P25"><text:span text:style-name="T5"><text:s text:c="3"/><text:tab/></text:span><text:span text:style-name="T13">ON</text:span><text:span text:style-name="T5"> <text:s/></text:span><text:span text:style-name="T13">customers.id</text:span><text:span text:style-name="T5"> = </text:span><text:span text:style-name="T13">orders.id</text:span><text:span text:style-name="T5">;</text:span></text:p>
      <text:p text:style-name="P38"/>
      <text:p text:style-name="P25"><text:span text:style-name="T5">-</text:span><text:span text:style-name="T14">There are 5 types of joins:</text:span></text:p>
      <text:p text:style-name="P40"/>
      <text:p text:style-name="P41">1) Inner Join:</text:p>
      <text:p text:style-name="P35"/>
      <text:p text:style-name="P88"><text:tab/>- The INNER JOIN creates a new result table by combining column values of two tables <text:s text:c="6"/>based upon the <text:span text:style-name="T144">similar column</text:span>.</text:p>
      <text:p text:style-name="P35"/>
      <text:p text:style-name="P36"><text:tab/>-<text:span text:style-name="T145">Syntax:</text:span></text:p>
      <text:p text:style-name="P37"><text:tab/><text:tab/>SELECT table1.column1, table2.column2...</text:p>
      <text:p text:style-name="P35"><text:tab/><text:tab/>FROM table1</text:p>
      <text:p text:style-name="P35"><text:tab/><text:tab/>INNER JOIN table2</text:p>
      <text:p text:style-name="P35"><text:tab/><text:tab/>ON table1.common_field = table2.common_field;</text:p>
      <text:p text:style-name="P35"/>
      <text:p text:style-name="P42">2) Left Join:</text:p>
      <text:p text:style-name="P42"/>
      <text:p text:style-name="P97"><text:span text:style-name="T15"><text:tab/>- </text:span><text:span text:style-name="T16">The LEFT JOIN </text:span><text:span text:style-name="T19">returns all rows from the left table, even if there are no matches in the right table.</text:span></text:p>
      <text:p text:style-name="P32"/>
      <text:p text:style-name="P89"><text:span text:style-name="T19">- This means that a left join returns all the values from the left table, plus matched values from the right table or NULL in case of no matching </text:span><text:span text:style-name="T20">similar value.</text:span></text:p>
      <text:p text:style-name="P92"/>
      <text:p text:style-name="P92"/>
      <text:p text:style-name="P92"/>
      <text:p text:style-name="P92"/>
      <text:p text:style-name="P90"><text:soft-page-break/><text:span text:style-name="T20">- </text:span><text:span text:style-name="T21">Syntax:</text:span></text:p>
      <text:p text:style-name="P94"><text:tab/><text:tab/>SELECT table1.column1, table2.column2...</text:p>
      <text:p text:style-name="P94"><text:tab/><text:tab/>FROM table1</text:p>
      <text:p text:style-name="P94"><text:tab/><text:tab/>LEFT JOIN table2</text:p>
      <text:p text:style-name="P94"><text:tab/><text:tab/>ON table1.common_field = table2.common_field;</text:p>
      <text:p text:style-name="P94"/>
      <text:p text:style-name="P74"><text:span text:style-name="T97">3</text:span><text:span text:style-name="T96">) Right Join:</text:span></text:p>
      <text:p text:style-name="P95"/>
      <text:p text:style-name="P99"><text:span text:style-name="T19"><text:tab/>- </text:span><text:span text:style-name="T22">The </text:span><text:span text:style-name="T19">RIGHT JOIN returns all rows from the right table, even if there are no matches in the left table. </text:span></text:p>
      <text:p text:style-name="P95"/>
      <text:p text:style-name="P91"><text:span text:style-name="T23">- </text:span><text:span text:style-name="T19">This means that a right join returns all the values from the right table, plus matched values from the left table or NULL in case of no matching </text:span><text:span text:style-name="T20">similar value.</text:span></text:p>
      <text:p text:style-name="P93"/>
      <text:p text:style-name="P91"><text:span text:style-name="T20">-</text:span><text:span text:style-name="T24">Syntax:</text:span></text:p>
      <text:p text:style-name="P96"/>
      <text:p text:style-name="P96"><text:tab/><text:tab/>SELECT table1.column1, table2.column2...</text:p>
      <text:p text:style-name="P96"><text:tab/><text:tab/>FROM table1</text:p>
      <text:p text:style-name="P96"><text:tab/><text:tab/>RIGHT JOIN table2</text:p>
      <text:p text:style-name="P96"><text:tab/><text:tab/>ON table1.common_field = table2.common_field;</text:p>
      <text:p text:style-name="P96"/>
      <text:p text:style-name="P75"><text:span text:style-name="T98">4</text:span><text:span text:style-name="T96">) Full Join:</text:span></text:p>
      <text:p text:style-name="P67"/>
      <text:p text:style-name="P63"><text:span text:style-name="T8"><text:tab/>- </text:span><text:span text:style-name="T10">The </text:span><text:span text:style-name="T9">FULL JOIN </text:span><text:span text:style-name="T7">combines the results of both left and right outer joins.</text:span></text:p>
      <text:p text:style-name="P68"/>
      <text:p text:style-name="P112">-The joined table will contain all records from both the tables and fill in NULLs for missing matches on <text:span text:style-name="T146">both</text:span> side.</text:p>
      <text:p text:style-name="P62"><text:span text:style-name="T19"><text:tab/>-</text:span><text:span text:style-name="T25">Syntax:</text:span></text:p>
      <text:p text:style-name="P69"/>
      <text:p text:style-name="P69"><text:tab/><text:tab/>SELECT table1.column1, table2.column2...</text:p>
      <text:p text:style-name="P69"><text:tab/><text:tab/>FROM table1</text:p>
      <text:p text:style-name="P69"><text:tab/><text:tab/>FULL JOIN table2</text:p>
      <text:p text:style-name="P69"><text:tab/><text:tab/>ON table1.common_field = table2.common_field;</text:p>
      <text:p text:style-name="P69"/>
      <text:p text:style-name="P100"><text:span text:style-name="T25"><text:tab/>-</text:span><text:span text:style-name="T26">Some of the Database not support the full join then at that time the LEFT JOIN and RIGHT JOIN will be perform and then perform UNION operation for result. <text:s/></text:span></text:p>
      <text:p text:style-name="P103"/>
      <text:p text:style-name="P110"><text:span text:style-name="T99">5</text:span><text:span text:style-name="T96">) Self Join:</text:span></text:p>
      <text:p text:style-name="P104"/>
      <text:p text:style-name="P101"><text:span text:style-name="T29"><text:tab/>- </text:span><text:span text:style-name="T30">The </text:span><text:span text:style-name="T28">SELF JOIN is used to join a table to itself.</text:span></text:p>
      <text:p text:style-name="P105"/>
      <text:p text:style-name="P101"><text:span text:style-name="T28"><text:tab/>-</text:span><text:span text:style-name="T31">Syntax:</text:span></text:p>
      <text:p text:style-name="P106"><text:tab/><text:tab/>SELECT a.column_name, b.column_name...</text:p>
      <text:p text:style-name="P106"><text:tab/><text:tab/>FROM table1 a, table1 b</text:p>
      <text:p text:style-name="P101"><text:span text:style-name="T31"><text:tab/><text:tab/></text:span><text:span text:style-name="T32">ON</text:span><text:span text:style-name="T31"> a.common_field = b.common_field;</text:span></text:p>
      <text:p text:style-name="P106"/>
      <text:p text:style-name="P101"><text:span text:style-name="T31"><text:tab/>-</text:span><text:span text:style-name="T33">Here, </text:span><text:span text:style-name="T17">a</text:span><text:span text:style-name="T33"> and </text:span><text:span text:style-name="T17">b </text:span><text:span text:style-name="T33">are the similar table instance.</text:span></text:p>
      <text:p text:style-name="P107"/>
      <text:p text:style-name="P107"/>
      <text:p text:style-name="P107"/>
      <text:p text:style-name="P107"/>
      <text:p text:style-name="P111"><text:soft-page-break/><text:span text:style-name="T100">6</text:span><text:span text:style-name="T96">) Cross Join:</text:span></text:p>
      <text:p text:style-name="P102"><text:span text:style-name="T34"><text:tab/>-</text:span><text:span text:style-name="T35">The </text:span><text:span text:style-name="T28">CROSS JOIN produces a result set which is the number of rows in the first table multiplied by the number of rows in the second table</text:span><text:span text:style-name="T34">.</text:span></text:p>
      <text:p text:style-name="P108"/>
      <text:p text:style-name="P102"><text:span text:style-name="T34"><text:tab/>-</text:span><text:span text:style-name="T36">Syntax:</text:span></text:p>
      <text:p text:style-name="P109"/>
      <text:p text:style-name="P71"><text:tab/><text:tab/>SELECT * FROM table1 CROSS JOIN table2;</text:p>
      <text:p text:style-name="P71"/>
      <text:p text:style-name="P64"><draw:frame draw:style-name="fr1" draw:name="Image1" text:anchor-type="paragraph" svg:width="15.558cm" svg:height="9.393cm" draw:z-index="0"><draw:image xlink:href="Pictures/100000000000024C0000016375D62C31097771E3.png" xlink:type="simple" xlink:show="embed" xlink:actuate="onLoad" loext:mime-type="image/png"/></draw:frame><text:span text:style-name="T110">S</text:span><text:span text:style-name="T109">et Operaters:</text:span></text:p>
      <text:p text:style-name="P72"/>
      <text:p text:style-name="P65"><text:span text:style-name="T111">- </text:span><text:span text:style-name="T109">Set operators are used to join the results of two or more SELECT statements.</text:span></text:p>
      <text:p text:style-name="P221"/>
      <text:p text:style-name="P65"><text:span text:style-name="T109">- </text:span><text:span text:style-name="T115">In this the douplicate elements are displays at only once.</text:span></text:p>
      <text:p text:style-name="P222"/>
      <text:p text:style-name="P65"><text:span text:style-name="T109">- </text:span><text:span text:style-name="T112">There are 4 </text:span><text:span text:style-name="T113">types of </text:span><text:span text:style-name="T112">set operaters like:</text:span></text:p>
      <text:p text:style-name="P70"/>
      <text:p text:style-name="P227">1) Union:</text:p>
      <text:p text:style-name="P87"><text:span text:style-name="T109"><text:tab/>- </text:span><text:span text:style-name="T113">In this the both the table shoild contain the same column and it should have same datatype <text:tab/>then and then only the UNION operation going to perform.</text:span></text:p>
      <text:p text:style-name="P223"/>
      <text:p text:style-name="P66"><text:span text:style-name="T113"><text:tab/>-</text:span><text:span text:style-name="T114">Syntax:</text:span></text:p>
      <text:p text:style-name="P73"><text:span text:style-name="T27"><text:tab/><text:tab/></text:span><text:span text:style-name="T114">SELECT column_name FROM table1</text:span></text:p>
      <text:list xml:id="list982057325" text:style-name="L1">
        <text:list-header>
          <text:p text:style-name="P205">UNION</text:p>
        </text:list-header>
      </text:list>
      <text:list xml:id="list1407430278" text:style-name="L2">
        <text:list-header>
          <text:p text:style-name="P201">SELECT column_name FROM table2;</text:p>
        </text:list-header>
      </text:list>
      <text:p text:style-name="P113"><text:tab/>-<text:span text:style-name="T147">Example:</text:span></text:p>
      <text:p text:style-name="P76"><text:tab/><text:tab/><text:span text:style-name="T147">SELECT * FROM first</text:span></text:p>
      <text:p text:style-name="P76"><text:tab/><text:tab/><text:span text:style-name="T147">UNION</text:span></text:p>
      <text:p text:style-name="P76"><text:tab/><text:tab/><text:span text:style-name="T147">SELECT * FROM second</text:span></text:p>
      <text:p text:style-name="P76"/>
      <text:p text:style-name="P76"/>
      <text:p text:style-name="P77"><text:soft-page-break/>2) Union All:</text:p>
      <text:p text:style-name="P78"><text:tab/>- Union All operation is equal to the union operation.But the difference is that it returns the <text:tab/>result without removing the douplicates.</text:p>
      <text:p text:style-name="P78"/>
      <text:p text:style-name="P78"><text:tab/>- <text:span text:style-name="T148">Syntax:</text:span></text:p>
      <text:p text:style-name="P80"><text:span text:style-name="T147"><text:tab/><text:tab/></text:span>SELECT column_name FROM table<text:span text:style-name="T148">1</text:span></text:p>
      <text:list xml:id="list1716652775" text:style-name="L3">
        <text:list-header>
          <text:p text:style-name="P206">UNION ALL</text:p>
        </text:list-header>
      </text:list>
      <text:list xml:id="list3698467780" text:style-name="L4">
        <text:list-header>
          <text:p text:style-name="P202">SELECT column_name FROM table2</text:p>
        </text:list-header>
      </text:list>
      <text:p text:style-name="P153"><text:tab/>-Exapmle:</text:p>
      <text:p text:style-name="P183"><text:span text:style-name="T149"><text:tab/><text:tab/></text:span>SELECT * FROM First</text:p>
      <text:p text:style-name="P183"><text:tab/><text:tab/>UNION ALL</text:p>
      <text:p text:style-name="P183"><text:tab/><text:tab/>SELECT * FROM Second;</text:p>
      <text:p text:style-name="P83">3) <text:span text:style-name="T151">Intersect:</text:span></text:p>
      <text:p text:style-name="P81"><text:span text:style-name="T150"><text:tab/>- </text:span>It is used to combine two SELECT statements. The Intersect operation returns the common <text:tab/>rows from both the SELECT statements.</text:p>
      <text:p text:style-name="P78"><text:tab/></text:p>
      <text:p text:style-name="P78"><text:tab/>- <text:span text:style-name="T151">In this also the columns of both table should be same and data type must be similar.</text:span></text:p>
      <text:p text:style-name="P78"/>
      <text:p text:style-name="P78"><text:tab/>-<text:span text:style-name="T152">Synatx:</text:span></text:p>
      <text:p text:style-name="P79"><text:tab/><text:tab/>SELECT column_name FROM table1</text:p>
      <text:p text:style-name="P82"><text:tab/><text:tab/>INTERSECT</text:p>
      <text:p text:style-name="P79"><text:tab/><text:tab/>SELECT column_name FROM table2;</text:p>
      <text:p text:style-name="P84">4) Minus:</text:p>
      <text:p text:style-name="P85"><text:span text:style-name="T153"><text:tab/>- </text:span>It combines the result of two SELECT statements. Minus operator is used to display the <text:tab/>rows which are present in the first query but absent in the second query.</text:p>
      <text:p text:style-name="P85"/>
      <text:p text:style-name="P85"><text:tab/>- It has no duplicates and data arranged in ascending order by default.</text:p>
      <text:p text:style-name="P85"/>
      <text:p text:style-name="P86"><text:tab/>-<text:span text:style-name="T154">Syntax:</text:span></text:p>
      <text:p text:style-name="P86"><text:tab/><text:tab/>SELEC<text:span text:style-name="T154">T </text:span>column_name FROM table1</text:p>
      <text:list xml:id="list4132266584" text:style-name="L5">
        <text:list-header>
          <text:p text:style-name="P207">MINUS</text:p>
        </text:list-header>
      </text:list>
      <text:list xml:id="list683364520" text:style-name="L6">
        <text:list-header>
          <text:p text:style-name="P203">SELECT column_name FROM table2;</text:p>
        </text:list-header>
      </text:list>
      <text:p text:style-name="P154">CTE(Common Table Expression):</text:p>
      <text:p text:style-name="P158">- <text:span text:style-name="T155">The CTE is temporary result set which you can refer within a select,insert,update or delete statement.</text:span></text:p>
      <text:p text:style-name="P161"><text:span text:style-name="T157">- </text:span>A CTE always returns a <text:span text:style-name="T162">temporary </text:span>result set.<text:span text:style-name="T163">We can manage easily the complex queries.</text:span></text:p>
      <text:p text:style-name="P161">-<text:span text:style-name="T164">By using comma we can define the more than one CTE.</text:span></text:p>
      <text:p text:style-name="P162">Advantages;</text:p>
      <text:p text:style-name="P162"><text:tab/>1) Used to create recursive query.</text:p>
      <text:p text:style-name="P163"><text:tab/>2) We can refer this multiple times.</text:p>
      <text:p text:style-name="P163"/>
      <text:p text:style-name="P163"/>
      <text:p text:style-name="P163"><text:soft-page-break/>-<text:span text:style-name="T165">Syntax:</text:span></text:p>
      <text:p text:style-name="P163"><text:tab/>WITH expression_name [ ( column_name [,...n] ) ]<text:line-break/><text:tab/>AS<text:line-break/><text:tab/>( CTE_query_definition )</text:p>
      <text:p text:style-name="P163">-<text:span text:style-name="T166">Example:</text:span></text:p>
      <text:p text:style-name="P186"><text:tab/><text:span text:style-name="T166">WITH cteDemo(empid,empname)</text:span></text:p>
      <text:p text:style-name="P187"><text:tab/>AS</text:p>
      <text:p text:style-name="P188"><text:tab/>(<text:tab/>SELECT empid,empname FROM employee</text:p>
      <text:p text:style-name="P188"><text:tab/><text:tab/>WHERE empSal&gt;50000)</text:p>
      <text:p text:style-name="P187"><text:tab/><text:span text:style-name="T167">SELECT e.id,c.empname FROM employee e INNER JOIN cteDemo c</text:span></text:p>
      <text:p text:style-name="P190"><text:tab/>ON e.id=c.empid;</text:p>
      <text:p text:style-name="P189">- <text:span text:style-name="T168">There are two types of CTE</text:span></text:p>
      <text:p text:style-name="P208"><text:tab/>1) Recursive CTE : You can reuse the same CTE in same SELECT query.</text:p>
      <text:p text:style-name="P189"><text:tab/><text:span text:style-name="T168">2) Non-recursive CTE : You can use the CTE only one time.</text:span></text:p>
      <text:p text:style-name="P114">-<text:span text:style-name="T169">The immediately folloewd SELECT statemnt will follow that CTE statement.</text:span></text:p>
      <text:p text:style-name="P114"/>
      <text:p text:style-name="P155">Window Functions:</text:p>
      <text:p text:style-name="P204"/>
      <text:p text:style-name="P156"><text:span text:style-name="T170">1) </text:span>M<text:span text:style-name="T172">IN</text:span>():</text:p>
      <text:p text:style-name="P159">- <text:span text:style-name="T171">MIN() function return the minimum value from the given column.</text:span></text:p>
      <text:p text:style-name="P115"><text:span text:style-name="T158">- </text:span>The MIN function works with numeric values and ignores NULL values.</text:p>
      <text:p text:style-name="P171">- Syntax:</text:p>
      <text:p text:style-name="P171"><text:tab/>SELECT MIN(column_name) FROM table_name;</text:p>
      <text:p text:style-name="P171"/>
      <text:p text:style-name="P164">2) MAX():</text:p>
      <text:p text:style-name="P172">- MAX() function return the maximum value from given column.</text:p>
      <text:p text:style-name="P173">-The M<text:span text:style-name="T173">AX</text:span> function works with numeric values and ignores NULL values.</text:p>
      <text:p text:style-name="P173">-<text:span text:style-name="T174">Syntax:</text:span></text:p>
      <text:p text:style-name="P173"><text:tab/><text:span text:style-name="T175">SELECT MAX(column_name) FROM table_name;</text:span></text:p>
      <text:p text:style-name="P173"/>
      <text:p text:style-name="P165">3) AVG():</text:p>
      <text:p text:style-name="P174">-<text:span text:style-name="T176">The AVG() function returns the average value of given column.</text:span></text:p>
      <text:p text:style-name="P174">-<text:span text:style-name="T177">It also work on numeric values and ignores the NULL value.</text:span></text:p>
      <text:p text:style-name="P174">-<text:span text:style-name="T178">Syntax:</text:span></text:p>
      <text:p text:style-name="P175"><text:tab/><text:span text:style-name="T175">SELECT AVG(column_name) FROM table_name;</text:span></text:p>
      <text:p text:style-name="P175"/>
      <text:p text:style-name="P166"><text:soft-page-break/>4) COUNT():</text:p>
      <text:p text:style-name="P176">- <text:span text:style-name="T180">COUNT() function counts the rows of given input column.</text:span></text:p>
      <text:p text:style-name="P116"><text:span text:style-name="T179">- </text:span>COUNT(*) counts all of the rows in the target table if they do or do not include nulls.</text:p>
      <text:p text:style-name="P116">- COUNT(expression) <text:span text:style-name="T181">calculates</text:span> the number of rows with non-NULL values in a specific column.</text:p>
      <text:p text:style-name="P116">- <text:span text:style-name="T182">Syntax:</text:span></text:p>
      <text:p text:style-name="P117"><text:tab/><text:span text:style-name="T175">SELECT COUNT(column_name) FROM table_name;</text:span></text:p>
      <text:p text:style-name="P177"/>
      <text:p text:style-name="P167">5) <text:span text:style-name="T183">SUM():</text:span></text:p>
      <text:p text:style-name="P177">- <text:span text:style-name="T184">It will return the sum of the given column records.</text:span></text:p>
      <text:p text:style-name="P177">-<text:span text:style-name="T185">It will work with numeric value only and ignores the NULL.</text:span></text:p>
      <text:p text:style-name="P177">-<text:span text:style-name="T186">Syntax:</text:span></text:p>
      <text:p text:style-name="P178"><text:tab/><text:span text:style-name="T175">SELECT SUM(column_name) FROM table_name;</text:span></text:p>
      <text:p text:style-name="P178"/>
      <text:p text:style-name="P168">6) LAG():</text:p>
      <text:p text:style-name="P118"><text:span text:style-name="Source_20_Text"><text:span text:style-name="T187">-</text:span></text:span><text:span text:style-name="Source_20_Text"><text:span text:style-name="T194">It will return the previous row with current row data.</text:span></text:span></text:p>
      <text:p text:style-name="P118"><text:span text:style-name="Source_20_Text"><text:span text:style-name="T194">-</text:span></text:span><text:span text:style-name="Source_20_Text"><text:span text:style-name="T197">Syntax:</text:span></text:span></text:p>
      <text:p text:style-name="P118"><text:span text:style-name="Source_20_Text"><text:span text:style-name="T197"><text:tab/></text:span></text:span>LAG(return_value ,offset [,default]) </text:p>
      <text:p text:style-name="P44"><text:tab/>OVER (</text:p>
      <text:p text:style-name="P44"><text:tab/><text:tab/>[PARTITION BY partition_expression, ... ]</text:p>
      <text:p text:style-name="P44"><text:tab/><text:tab/>ORDER BY sort_expression [ASC | DESC], ...</text:p>
      <text:p text:style-name="P44"><text:tab/>)</text:p>
      <text:p text:style-name="P118"><text:span text:style-name="Source_20_Text"><text:span text:style-name="T194">-Example:</text:span></text:span></text:p>
      <text:p text:style-name="P184"><text:span text:style-name="Source_20_Text"><text:span text:style-name="T194"><text:tab/>SELECT cust_id, date, qty_sold, </text:span></text:span></text:p>
      <text:p text:style-name="P184"><text:span text:style-name="Source_20_Text"><text:span text:style-name="T194"><text:tab/>LAG(qty_sold,1) OVER (order by cust_id, ‘date’) </text:span></text:span><text:span text:style-name="Source_20_Text"><text:span text:style-name="T195">AS</text:span></text:span><text:span text:style-name="Source_20_Text"><text:span text:style-name="T194"> prev_qtysold </text:span></text:span></text:p>
      <text:p text:style-name="P184"><text:span text:style-name="Source_20_Text"><text:span text:style-name="T196"><text:tab/>FROM</text:span></text:span><text:span text:style-name="Source_20_Text"><text:span text:style-name="T194"> sales where cust_id = 8 </text:span></text:span></text:p>
      <text:p text:style-name="P184"><text:span text:style-name="Source_20_Text"><text:span text:style-name="T194"><text:tab/></text:span></text:span><text:span text:style-name="Source_20_Text"><text:span text:style-name="T196">ORDER BY</text:span></text:span><text:span text:style-name="Source_20_Text"><text:span text:style-name="T194"> cust_id, date;</text:span></text:span></text:p>
      <text:p text:style-name="Preformatted_20_Text"><text:span text:style-name="Source_20_Text"><text:s text:c="3"/>+----------+-------------+-----------+---------------+</text:span></text:p>
      <text:p text:style-name="Preformatted_20_Text"><text:span text:style-name="Source_20_Text"><text:s text:c="3"/>| cust_id <text:s/>| <text:s text:c="3"/>date <text:s text:c="4"/>| qty_sold <text:s/>| prev_qtysold <text:s/>|</text:span></text:p>
      <text:p text:style-name="Preformatted_20_Text"><text:span text:style-name="Source_20_Text"><text:s text:c="3"/>+----------+-------------+-----------+---------------+</text:span></text:p>
      <text:p text:style-name="Preformatted_20_Text"><text:span text:style-name="Source_20_Text"><text:s text:c="3"/>| 8 <text:s text:c="7"/>| 1976-01-25 <text:s/>| 2 <text:s text:c="8"/>| null <text:s text:c="9"/>|</text:span></text:p>
      <text:p text:style-name="Preformatted_20_Text"><text:span text:style-name="Source_20_Text"><text:s text:c="3"/>| 8 <text:s text:c="7"/>| 1981-02-04 <text:s/>| 5 <text:s text:c="8"/>| 2 <text:s text:c="12"/>|</text:span></text:p>
      <text:p text:style-name="Preformatted_20_Text"><text:span text:style-name="Source_20_Text"><text:s text:c="3"/>| 8 <text:s text:c="7"/>| 1982-08-09 <text:s/>| 2 <text:s text:c="8"/>| 5 <text:s text:c="12"/>|</text:span></text:p>
      <text:p text:style-name="Preformatted_20_Text"><text:span text:style-name="Source_20_Text"><text:s text:c="3"/>| 8 <text:s text:c="7"/>| 1983-02-12 <text:s/>| 1 <text:s text:c="8"/>| 2 <text:s text:c="12"/>|</text:span></text:p>
      <text:p text:style-name="Preformatted_20_Text"><text:span text:style-name="Source_20_Text"><text:s text:c="3"/>| 8 <text:s text:c="7"/>| 1984-02-10 <text:s/>| 9 <text:s text:c="8"/>| 1 <text:s text:c="12"/>|</text:span></text:p>
      <text:p text:style-name="P194"><text:span text:style-name="Source_20_Text"><text:s text:c="3"/>+----------+-------------+-----------+---------------+</text:span></text:p>
      <text:p text:style-name="P195"><text:span text:style-name="Source_20_Text"><text:span text:style-name="T193">7)LEAD():</text:span></text:span></text:p>
      <text:p text:style-name="P197"><text:span text:style-name="Source_20_Text"><text:span text:style-name="T188">-</text:span></text:span><text:span text:style-name="Source_20_Text"><text:span text:style-name="T189">Used to access the current row data and subsequesnt row data.</text:span></text:span></text:p>
      <text:p text:style-name="P197"><text:span text:style-name="Source_20_Text"><text:span text:style-name="T189">-</text:span></text:span><text:span text:style-name="Source_20_Text"><text:span text:style-name="T190">And in this the ORDER BY clause is required.</text:span></text:span></text:p>
      <text:p text:style-name="P197"><text:span text:style-name="Source_20_Text"><text:span text:style-name="T190"/></text:span></text:p>
      <text:p text:style-name="P197"><text:soft-page-break/><text:span text:style-name="Source_20_Text"><text:span text:style-name="T190">-</text:span></text:span><text:span text:style-name="Source_20_Text"><text:span text:style-name="T191">Syntax:</text:span></text:span></text:p>
      <text:p text:style-name="P179"><text:tab/>LEAD(return_value ,offset [,default])</text:p>
      <text:p text:style-name="P198"><text:tab/>OVER (</text:p>
      <text:p text:style-name="P198"><text:tab/><text:tab/>[PARTITION BY partition_expression, ... ]</text:p>
      <text:p text:style-name="P198"><text:tab/><text:tab/>ORDER BY sort_expression [ASC | DESC], ...</text:p>
      <text:p text:style-name="P198"><text:tab/>)</text:p>
      <text:p text:style-name="P198"/>
      <text:p text:style-name="P198">-<text:span text:style-name="T206">Example:</text:span></text:p>
      <text:p text:style-name="P185"><text:span text:style-name="Source_20_Text"><text:span text:style-name="T194"><text:tab/>SELECT cust_id, date, qty_sold, </text:span></text:span></text:p>
      <text:p text:style-name="P185"><text:span text:style-name="Source_20_Text"><text:span text:style-name="T194"><text:tab/></text:span></text:span><text:span text:style-name="Source_20_Text"><text:span text:style-name="T198">LEAD</text:span></text:span><text:span text:style-name="Source_20_Text"><text:span text:style-name="T194">(qty_sold,1) OVER (order by cust_id, ‘date’) </text:span></text:span><text:span text:style-name="Source_20_Text"><text:span text:style-name="T195">AS</text:span></text:span><text:span text:style-name="Source_20_Text"><text:span text:style-name="T194"> prev_qtysold </text:span></text:span></text:p>
      <text:p text:style-name="P185"><text:span text:style-name="Source_20_Text"><text:span text:style-name="T196"><text:tab/>FROM</text:span></text:span><text:span text:style-name="Source_20_Text"><text:span text:style-name="T194"> sales where cust_id = 8 </text:span></text:span></text:p>
      <text:p text:style-name="P199"><text:span text:style-name="Source_20_Text"><text:span text:style-name="T194"><text:tab/></text:span></text:span><text:span text:style-name="Source_20_Text"><text:span text:style-name="T196">ORDER BY</text:span></text:span><text:span text:style-name="Source_20_Text"><text:span text:style-name="T194"> cust_id, date;</text:span></text:span></text:p>
      <text:p text:style-name="P192"><text:span text:style-name="Source_20_Text"><text:s text:c="3"/>+----------+-------------+-----------+---------------+</text:span></text:p>
      <text:p text:style-name="P192"><text:span text:style-name="Source_20_Text"><text:s text:c="3"/>| cust_id <text:s/>| <text:s text:c="3"/>date <text:s text:c="4"/>| qty_sold <text:s/>| prev_qtysold <text:s/>|</text:span></text:p>
      <text:p text:style-name="P192"><text:span text:style-name="Source_20_Text"><text:s text:c="3"/>+----------+-------------+-----------+---------------+</text:span></text:p>
      <text:p text:style-name="P192"><text:span text:style-name="Source_20_Text"><text:s text:c="3"/>| 8 <text:s text:c="7"/>| 1976-01-25 <text:s/>| 2 <text:s text:c="8"/>| </text:span><text:span text:style-name="Source_20_Text"><text:span text:style-name="T205">2 <text:s text:c="2"/></text:span></text:span><text:span text:style-name="Source_20_Text"><text:s text:c="10"/>|</text:span></text:p>
      <text:p text:style-name="P192"><text:span text:style-name="Source_20_Text"><text:s text:c="3"/>| 8 <text:s text:c="7"/>| 1981-02-04 <text:s/>| 5 <text:s text:c="8"/>| </text:span><text:span text:style-name="Source_20_Text"><text:span text:style-name="T205">5</text:span></text:span><text:span text:style-name="Source_20_Text"> <text:s text:c="12"/>|</text:span></text:p>
      <text:p text:style-name="P192"><text:span text:style-name="Source_20_Text"><text:s text:c="3"/>| 8 <text:s text:c="7"/>| 1982-08-09 <text:s/>| 2 <text:s text:c="8"/>| </text:span><text:span text:style-name="Source_20_Text"><text:span text:style-name="T205">2</text:span></text:span><text:span text:style-name="Source_20_Text"> <text:s text:c="12"/>|</text:span></text:p>
      <text:p text:style-name="P192"><text:span text:style-name="Source_20_Text"><text:s text:c="3"/>| 8 <text:s text:c="7"/>| 1983-02-12 <text:s/>| 1 <text:s text:c="8"/>| </text:span><text:span text:style-name="Source_20_Text"><text:span text:style-name="T205">1</text:span></text:span><text:span text:style-name="Source_20_Text"> <text:s text:c="12"/>|</text:span></text:p>
      <text:p text:style-name="P192"><text:span text:style-name="Source_20_Text"><text:s text:c="3"/>| 8 <text:s text:c="7"/>| 1984-02-10 <text:s/>| 9 <text:s text:c="8"/>| </text:span><text:span text:style-name="Source_20_Text"><text:span text:style-name="T205">null</text:span></text:span><text:span text:style-name="Source_20_Text"> <text:s text:c="9"/>|</text:span></text:p>
      <text:p text:style-name="P196"><text:span text:style-name="Source_20_Text"><text:s text:c="3"/></text:span><text:span text:style-name="Source_20_Text"><text:span text:style-name="T204">+----------+-------------+-----------+---------------+</text:span></text:span></text:p>
      <text:p text:style-name="P157">8) RANK():</text:p>
      <text:p text:style-name="P119"><text:span text:style-name="T159">- </text:span>The RANK window function determines the rank of a value in a group of values.</text:p>
      <text:p text:style-name="P119">-<text:span text:style-name="T207">If we wirte the partition by clause then it will give the rank in withn the partition.</text:span></text:p>
      <text:p text:style-name="P119">-<text:span text:style-name="T208">If two rows have same value then the rank is same for both.But in RANK() if the rank of two rows is same i.e 1 then the next record rank is 3 because two rows have same rank.</text:span></text:p>
      <text:p text:style-name="P119">-<text:span text:style-name="T210">Syntax:</text:span></text:p>
      <text:p text:style-name="P121"><text:tab/>RANK() OVER (</text:p>
      <text:p text:style-name="P121"><text:tab/><text:tab/>PARTITION BY &lt;expr1&gt;[{,&lt;expr2&gt;...}]</text:p>
      <text:p text:style-name="P45"><text:tab/><text:tab/>ORDER BY &lt;expr1&gt; [ASC|DESC], [{,&lt;expr2&gt;...}]</text:p>
      <text:p text:style-name="P45"><text:tab/>)</text:p>
      <text:p text:style-name="P119">-<text:span text:style-name="T209">Example:</text:span></text:p>
      <text:p text:style-name="P120"><text:span text:style-name="T187"><text:tab/></text:span><text:span text:style-name="Source_20_Text"><text:span text:style-name="T199">SELECT</text:span></text:span><text:span text:style-name="Source_20_Text"><text:span text:style-name="T187"> dealer_id, emp_name, sales, </text:span></text:span><text:span text:style-name="Source_20_Text"><text:span text:style-name="T199">RANK</text:span></text:span><text:span text:style-name="Source_20_Text"><text:span text:style-name="T187">() </text:span></text:span><text:span text:style-name="Source_20_Text"><text:span text:style-name="T199">OVER</text:span></text:span><text:span text:style-name="Source_20_Text"><text:span text:style-name="T187">(order by sales) </text:span></text:span><text:span text:style-name="Source_20_Text"><text:span text:style-name="T199">AS</text:span></text:span><text:span text:style-name="Source_20_Text"><text:span text:style-name="T187"> rank </text:span></text:span></text:p>
      <text:p text:style-name="P120"><text:span text:style-name="Source_20_Text"><text:span text:style-name="T199"><text:tab/>FROM</text:span></text:span><text:span text:style-name="Source_20_Text"><text:span text:style-name="T187"> q1_sales;</text:span></text:span></text:p>
      <text:p text:style-name="P191"><text:span text:style-name="Source_20_Text"><text:s text:c="2"/></text:span><text:span text:style-name="Source_20_Text"><text:span text:style-name="T204">+------------+-----------------+--------+-------+</text:span></text:span></text:p>
      <text:p text:style-name="Preformatted_20_Text"><text:span text:style-name="Source_20_Text"><text:s text:c="3"/>| dealer_id <text:s/>| <text:s text:c="3"/>emp_name <text:s text:c="4"/>| sales <text:s/>| rank <text:s/>|</text:span></text:p>
      <text:p text:style-name="Preformatted_20_Text"><text:span text:style-name="Source_20_Text"><text:s text:c="3"/>+------------+-----------------+--------+-------+</text:span></text:p>
      <text:p text:style-name="Preformatted_20_Text"><text:span text:style-name="Source_20_Text"><text:s text:c="3"/>| 1 <text:s text:c="9"/>| Raphael Hull <text:s text:c="3"/>| 8227 <text:s text:c="2"/>| 1 <text:s text:c="4"/>|</text:span></text:p>
      <text:p text:style-name="Preformatted_20_Text"><text:span text:style-name="Source_20_Text"><text:s text:c="3"/>| 3 <text:s text:c="9"/>| May Stout <text:s text:c="6"/>| 9308 <text:s text:c="2"/>| 2 <text:s text:c="4"/>|</text:span></text:p>
      <text:p text:style-name="Preformatted_20_Text"><text:span text:style-name="Source_20_Text"><text:s text:c="3"/>| 2 <text:s text:c="9"/>| Haviva Montoya <text:s/>| 9308 <text:s text:c="2"/>| 2 <text:s text:c="4"/>|</text:span></text:p>
      <text:p text:style-name="Preformatted_20_Text"><text:span text:style-name="Source_20_Text"><text:s text:c="3"/>| 1 <text:s text:c="9"/>| Jack Salazar <text:s text:c="3"/>| 9710 <text:s text:c="2"/>| 4 <text:s text:c="4"/>|</text:span></text:p>
      <text:p text:style-name="Preformatted_20_Text"><text:span text:style-name="Source_20_Text"><text:s text:c="3"/>| 3 <text:s text:c="9"/>| Abel Kim <text:s text:c="7"/>| 12369 <text:s/>| 5 <text:s text:c="4"/>|</text:span></text:p>
      <text:p text:style-name="Preformatted_20_Text"><text:span text:style-name="Source_20_Text"><text:s text:c="3"/>| 3 <text:s text:c="9"/>| Ursa George <text:s text:c="4"/>| 15427 <text:s/>| 6 <text:s text:c="4"/>|</text:span></text:p>
      <text:p text:style-name="Preformatted_20_Text"><text:span text:style-name="Source_20_Text"><text:s text:c="3"/>| 2 <text:s text:c="9"/>| Beverly Lang <text:s text:c="3"/>| 16233 <text:s/>| 7 <text:s text:c="4"/>|</text:span></text:p>
      <text:p text:style-name="Preformatted_20_Text"><text:span text:style-name="Source_20_Text"><text:s text:c="3"/>| 2 <text:s text:c="9"/>| Kameko French <text:s text:c="2"/>| 16233 <text:s/>| 7 <text:s text:c="4"/>|</text:span></text:p>
      <text:p text:style-name="Preformatted_20_Text"><text:span text:style-name="Source_20_Text"><text:s text:c="3"/>| 1 <text:s text:c="9"/>| Ferris Brown <text:s text:c="3"/>| 19745 <text:s/>| 9 <text:s text:c="4"/>|</text:span></text:p>
      <text:p text:style-name="Preformatted_20_Text"><text:span text:style-name="Source_20_Text"><text:s text:c="3"/>| 1 <text:s text:c="9"/>| Noel Meyer <text:s text:c="5"/>| 19745 <text:s/>| 9 <text:s text:c="4"/>|</text:span></text:p>
      <text:p text:style-name="P194"><text:span text:style-name="Source_20_Text"><text:s text:c="3"/>+------------+-----------------+--------+-------+</text:span></text:p>
      <text:p text:style-name="P169"><text:soft-page-break/><text:span text:style-name="T161">9) </text:span>DENSE_RANK():</text:p>
      <text:p text:style-name="P122">- <text:span text:style-name="T211">It is simlar to RANK() function the only difference is that the DENSE_RANK() will not skip any rank like RANK().</text:span></text:p>
      <text:p text:style-name="P180">- Syntax:</text:p>
      <text:p text:style-name="P181"><text:tab/><text:span text:style-name="T213">DENSE_</text:span>RANK() OVER (</text:p>
      <text:p text:style-name="P123"><text:tab/><text:tab/>PARTITION BY &lt;expr1&gt;[{,&lt;expr2&gt;...}]</text:p>
      <text:p text:style-name="P46"><text:tab/><text:tab/>ORDER BY &lt;expr1&gt; [ASC|DESC], [{,&lt;expr2&gt;...}]</text:p>
      <text:p text:style-name="P181"><text:tab/>)</text:p>
      <text:p text:style-name="P181"/>
      <text:p text:style-name="P181">-<text:span text:style-name="T212">Example:</text:span></text:p>
      <text:p text:style-name="P124"><text:span text:style-name="T187"><text:tab/></text:span><text:span text:style-name="Source_20_Text"><text:span text:style-name="T199">SELECT</text:span></text:span><text:span text:style-name="Source_20_Text"><text:span text:style-name="T187"> dealer_id, emp_name, sales, </text:span></text:span><text:span text:style-name="Source_20_Text"><text:span text:style-name="T200">DENSE_</text:span></text:span><text:span text:style-name="Source_20_Text"><text:span text:style-name="T199">RANK</text:span></text:span><text:span text:style-name="Source_20_Text"><text:span text:style-name="T187">() </text:span></text:span><text:span text:style-name="Source_20_Text"><text:span text:style-name="T199">OVER</text:span></text:span><text:span text:style-name="Source_20_Text"><text:span text:style-name="T187">(order by sales) </text:span></text:span><text:span text:style-name="Source_20_Text"><text:span text:style-name="T199">AS</text:span></text:span><text:span text:style-name="Source_20_Text"><text:span text:style-name="T187"> rank </text:span></text:span></text:p>
      <text:p text:style-name="P124"><text:span text:style-name="Source_20_Text"><text:span text:style-name="T199"><text:tab/>FROM</text:span></text:span><text:span text:style-name="Source_20_Text"><text:span text:style-name="T187"> q1_sales;</text:span></text:span></text:p>
      <text:p text:style-name="P193"><text:span text:style-name="Source_20_Text"><text:s text:c="3"/>+------------+-----------------+--------+------------+</text:span></text:p>
      <text:p text:style-name="Preformatted_20_Text"><text:span text:style-name="Source_20_Text"><text:s text:c="3"/>| dealer_id <text:s/>| <text:s text:c="3"/>emp_name <text:s text:c="4"/>| sales <text:s/>| denserank <text:s/>|</text:span></text:p>
      <text:p text:style-name="Preformatted_20_Text"><text:span text:style-name="Source_20_Text"><text:s text:c="3"/>+------------+-----------------+--------+------------+</text:span></text:p>
      <text:p text:style-name="Preformatted_20_Text"><text:span text:style-name="Source_20_Text"><text:s text:c="3"/>| 1 <text:s text:c="9"/>| Raphael Hull <text:s text:c="3"/>| 8227 <text:s text:c="2"/>| 1 <text:s text:c="9"/>|</text:span></text:p>
      <text:p text:style-name="Preformatted_20_Text"><text:span text:style-name="Source_20_Text"><text:s text:c="3"/>| 3 <text:s text:c="9"/>| May Stout <text:s text:c="6"/>| 9308 <text:s text:c="2"/>| 2 <text:s text:c="9"/>|</text:span></text:p>
      <text:p text:style-name="Preformatted_20_Text"><text:span text:style-name="Source_20_Text"><text:s text:c="3"/>| 2 <text:s text:c="9"/>| Haviva Montoya <text:s/>| 9308 <text:s text:c="2"/>| 2 <text:s text:c="9"/>|</text:span></text:p>
      <text:p text:style-name="Preformatted_20_Text"><text:span text:style-name="Source_20_Text"><text:s text:c="3"/>| 1 <text:s text:c="9"/>| Jack Salazar <text:s text:c="3"/>| 9710 <text:s text:c="2"/>| 3 <text:s text:c="9"/>|</text:span></text:p>
      <text:p text:style-name="Preformatted_20_Text"><text:span text:style-name="Source_20_Text"><text:s text:c="3"/>| 3 <text:s text:c="9"/>| Abel Kim <text:s text:c="7"/>| 12369 <text:s/>| 4 <text:s text:c="9"/>|</text:span></text:p>
      <text:p text:style-name="Preformatted_20_Text"><text:span text:style-name="Source_20_Text"><text:s text:c="3"/>| 3 <text:s text:c="9"/>| Ursa George <text:s text:c="4"/>| 15427 <text:s/>| 5 <text:s text:c="9"/>|</text:span></text:p>
      <text:p text:style-name="Preformatted_20_Text"><text:span text:style-name="Source_20_Text"><text:s text:c="3"/>| 2 <text:s text:c="9"/>| Beverly Lang <text:s text:c="3"/>| 16233 <text:s/>| 6 <text:s text:c="9"/>|</text:span></text:p>
      <text:p text:style-name="Preformatted_20_Text"><text:span text:style-name="Source_20_Text"><text:s text:c="3"/>| 2 <text:s text:c="9"/>| Kameko French <text:s text:c="2"/>| 16233 <text:s/>| 6 <text:s text:c="9"/>|</text:span></text:p>
      <text:p text:style-name="Preformatted_20_Text"><text:span text:style-name="Source_20_Text"><text:s text:c="3"/>| 1 <text:s text:c="9"/>| Ferris Brown <text:s text:c="3"/>| 19745 <text:s/>| 7 <text:s text:c="9"/>|</text:span></text:p>
      <text:p text:style-name="Preformatted_20_Text"><text:span text:style-name="Source_20_Text"><text:s text:c="3"/>| 1 <text:s text:c="9"/>| Noel Meyer <text:s text:c="5"/>| 19745 <text:s/>| 7 <text:s text:c="9"/>|</text:span></text:p>
      <text:p text:style-name="P194"><text:span text:style-name="Source_20_Text"><text:s text:c="3"/>+------------+-----------------+--------+------------+</text:span></text:p>
      <text:p text:style-name="P170"><text:span text:style-name="T201">10) </text:span>ROW_NUMBER():</text:p>
      <text:p text:style-name="P125">- ROW_NUMBER() <text:span text:style-name="T214">is used to give the row number within it’s partition.</text:span></text:p>
      <text:p text:style-name="P47">-<text:span text:style-name="T216">Syntax:</text:span></text:p>
      <text:p text:style-name="P47"><text:tab/>ROW_NUMBER() OVER (</text:p>
      <text:p text:style-name="P47"><text:tab/><text:tab/>[PARTITION BY expr1, expr2,...]</text:p>
      <text:p text:style-name="P47"><text:tab/><text:tab/>ORDER BY expr1 [ASC | DESC], expr2,...</text:p>
      <text:p text:style-name="P125"><text:tab/>)</text:p>
      <text:p text:style-name="P160">-<text:span text:style-name="T215">Example:</text:span></text:p>
      <text:p text:style-name="P126"><text:span text:style-name="T192"><text:tab/></text:span><text:span text:style-name="Source_20_Text"><text:span text:style-name="T202">SELECT</text:span></text:span><text:span text:style-name="Source_20_Text"><text:span text:style-name="T187"> dealer_id, emp_name, sales,</text:span></text:span><text:span text:style-name="Source_20_Text"><text:span text:style-name="T202">ROW_NUMBER</text:span></text:span><text:span text:style-name="Source_20_Text"><text:span text:style-name="T187">() </text:span></text:span><text:span text:style-name="Source_20_Text"><text:span text:style-name="T202">OVER</text:span></text:span><text:span text:style-name="Source_20_Text"><text:span text:style-name="T187">(</text:span></text:span><text:span text:style-name="Source_20_Text"><text:span text:style-name="T202">PARTITION</text:span></text:span><text:span text:style-name="Source_20_Text"><text:span text:style-name="T187"> </text:span></text:span><text:span text:style-name="Source_20_Text"><text:span text:style-name="T202">BY</text:span></text:span><text:span text:style-name="Source_20_Text"><text:span text:style-name="T187"> <text:tab/><text:tab/>dealer_id order by sales) </text:span></text:span><text:span text:style-name="Source_20_Text"><text:span text:style-name="T202">AS</text:span></text:span><text:span text:style-name="Source_20_Text"><text:span text:style-name="T187"> rownum </text:span></text:span></text:p>
      <text:p text:style-name="P126"><text:span text:style-name="Source_20_Text"><text:span text:style-name="T202"><text:tab/>FROM</text:span></text:span><text:span text:style-name="Source_20_Text"><text:span text:style-name="T187"> q1_sales;</text:span></text:span></text:p>
      <text:p text:style-name="P126"><text:span text:style-name="Source_20_Text"><text:span text:style-name="T187"/></text:span></text:p>
      <text:p text:style-name="P126"><text:span text:style-name="Source_20_Text"><text:span text:style-name="T187"/></text:span></text:p>
      <text:p text:style-name="P126"><text:span text:style-name="Source_20_Text"><text:span text:style-name="T187"/></text:span></text:p>
      <text:p text:style-name="P126"><text:span text:style-name="Source_20_Text"><text:span text:style-name="T187"/></text:span></text:p>
      <text:p text:style-name="P126"><text:span text:style-name="Source_20_Text"><text:span text:style-name="T187"/></text:span></text:p>
      <text:p text:style-name="P126"><text:span text:style-name="Source_20_Text"><text:span text:style-name="T187"/></text:span></text:p>
      <text:p text:style-name="P191"><text:soft-page-break/><text:span text:style-name="Source_20_Text"><text:s text:c="3"/></text:span><text:span text:style-name="Source_20_Text"><text:span text:style-name="T204">+------------+-----------------+--------+---------+</text:span></text:span></text:p>
      <text:p text:style-name="Preformatted_20_Text"><text:span text:style-name="Source_20_Text"><text:s text:c="3"/>| dealer_id <text:s/>| <text:s text:c="3"/>emp_name <text:s text:c="4"/>| sales <text:s/>| rownum <text:s/>|</text:span></text:p>
      <text:p text:style-name="Preformatted_20_Text"><text:span text:style-name="Source_20_Text"><text:s text:c="3"/>+------------+-----------------+--------+---------+</text:span></text:p>
      <text:p text:style-name="Preformatted_20_Text"><text:span text:style-name="Source_20_Text"><text:s text:c="3"/>| 1 <text:s text:c="9"/>| Raphael Hull <text:s text:c="3"/>| 8227 <text:s text:c="2"/>| 1 <text:s text:c="6"/>|</text:span></text:p>
      <text:p text:style-name="Preformatted_20_Text"><text:span text:style-name="Source_20_Text"><text:s text:c="3"/>| 1 <text:s text:c="9"/>| Jack Salazar <text:s text:c="3"/>| 9710 <text:s text:c="2"/>| 2 <text:s text:c="6"/>|</text:span></text:p>
      <text:p text:style-name="Preformatted_20_Text"><text:span text:style-name="Source_20_Text"><text:s text:c="3"/>| 1 <text:s text:c="9"/>| Ferris Brown <text:s text:c="3"/>| 19745 <text:s/>| 3 <text:s text:c="6"/>|</text:span></text:p>
      <text:p text:style-name="Preformatted_20_Text"><text:span text:style-name="Source_20_Text"><text:s text:c="3"/>| 1 <text:s text:c="9"/>| Noel Meyer <text:s text:c="5"/>| 19745 <text:s/>| 4 <text:s text:c="6"/>|</text:span></text:p>
      <text:p text:style-name="Preformatted_20_Text"><text:span text:style-name="Source_20_Text"><text:s text:c="3"/>| 2 <text:s text:c="9"/>| Haviva Montoya <text:s/>| 9308 <text:s text:c="2"/>| 1 <text:s text:c="6"/>|</text:span></text:p>
      <text:p text:style-name="Preformatted_20_Text"><text:span text:style-name="Source_20_Text"><text:s text:c="3"/>| 2 <text:s text:c="9"/>| Beverly Lang <text:s text:c="3"/>| 16233 <text:s/>| 2 <text:s text:c="6"/>|</text:span></text:p>
      <text:p text:style-name="Preformatted_20_Text"><text:span text:style-name="Source_20_Text"><text:s text:c="3"/>| 2 <text:s text:c="9"/>| Kameko French <text:s text:c="2"/>| 16233 <text:s/>| 3 <text:s text:c="6"/>|</text:span></text:p>
      <text:p text:style-name="Preformatted_20_Text"><text:span text:style-name="Source_20_Text"><text:s text:c="3"/>| 3 <text:s text:c="9"/>| May Stout <text:s text:c="6"/>| 9308 <text:s text:c="2"/>| 1 <text:s text:c="6"/>|</text:span></text:p>
      <text:p text:style-name="Preformatted_20_Text"><text:span text:style-name="Source_20_Text"><text:s text:c="3"/>| 3 <text:s text:c="9"/>| Abel Kim <text:s text:c="7"/>| 12369 <text:s/>| 2 <text:s text:c="6"/>|</text:span></text:p>
      <text:p text:style-name="Preformatted_20_Text"><text:span text:style-name="Source_20_Text"><text:s text:c="3"/>| 3 <text:s text:c="9"/>| Ursa George <text:s text:c="4"/>| 15427 <text:s/>| 3 <text:s text:c="6"/>|</text:span></text:p>
      <text:p text:style-name="P194"><text:span text:style-name="Source_20_Text"><text:s text:c="3"/>+------------+-----------------+--------+---------+</text:span></text:p>
      <text:p text:style-name="P182">Common Functions:</text:p>
      <text:p text:style-name="P182">1)Left:</text:p>
      <text:p text:style-name="P182">-Used to give characters from left side from given column.</text:p>
      <text:p text:style-name="P127"><text:span text:style-name="T203">-Syntax:</text:span><text:span text:style-name="T187"><text:line-break/><text:tab/></text:span><text:span text:style-name="T18">LEFT(</text:span><text:span text:style-name="Emphasis"><text:span text:style-name="T217">string</text:span></text:span><text:span text:style-name="Emphasis"><text:span text:style-name="T18">,</text:span></text:span><text:span text:style-name="Emphasis"><text:span text:style-name="T217">number_of_chars</text:span></text:span><text:span text:style-name="Emphasis"><text:span text:style-name="T218">)</text:span></text:span></text:p>
      <text:p text:style-name="P127"><text:span text:style-name="Emphasis"><text:span text:style-name="T218">-</text:span></text:span><text:span text:style-name="Emphasis"><text:span text:style-name="T219">Exapmle:</text:span></text:span></text:p>
      <text:p text:style-name="P127"><text:span text:style-name="Emphasis"><text:span text:style-name="T219"><text:tab/></text:span></text:span><text:span text:style-name="Emphasis"><text:span text:style-name="T221">select left(nname,3) from demo;</text:span></text:span></text:p>
      <text:p text:style-name="P128"><text:span text:style-name="Emphasis"><text:span text:style-name="T221">2)Right</text:span></text:span><text:span text:style-name="Emphasis"><text:span text:style-name="T219">:</text:span></text:span></text:p>
      <text:p text:style-name="P128"><text:span text:style-name="Emphasis"><text:span text:style-name="T221">-</text:span></text:span><text:span text:style-name="Emphasis"><text:span text:style-name="T222">Used to give characters from </text:span></text:span><text:span text:style-name="Emphasis"><text:span text:style-name="T223">right</text:span></text:span><text:span text:style-name="Emphasis"><text:span text:style-name="T222"> side from given column.</text:span></text:span></text:p>
      <text:p text:style-name="P129"><text:span text:style-name="Emphasis"><text:span text:style-name="T222">-Syntax:</text:span></text:span></text:p>
      <text:p text:style-name="P129"><text:span text:style-name="Emphasis"><text:span text:style-name="T222"><text:tab/></text:span></text:span><text:span text:style-name="Emphasis"><text:span text:style-name="T95">RIGHT(</text:span></text:span><text:span text:style-name="Emphasis"><text:span text:style-name="T220">string</text:span></text:span><text:span text:style-name="Emphasis"><text:span text:style-name="T95">,</text:span></text:span><text:span text:style-name="Emphasis"><text:span text:style-name="T220">number_of_chars</text:span></text:span><text:span text:style-name="Emphasis"><text:span text:style-name="T224">)</text:span></text:span></text:p>
      <text:p text:style-name="P130"><text:span text:style-name="Emphasis"><text:span text:style-name="T224">- </text:span></text:span><text:span text:style-name="Emphasis"><text:span text:style-name="T219">Exapmle:</text:span></text:span></text:p>
      <text:p text:style-name="P130"><text:span text:style-name="Emphasis"><text:span text:style-name="T219"><text:tab/></text:span></text:span><text:span text:style-name="Emphasis"><text:span text:style-name="T221">select right(nname,3) from demo;</text:span></text:span></text:p>
      <text:p text:style-name="P131"><text:span text:style-name="Emphasis"><text:span text:style-name="T225">3)Len:</text:span></text:span></text:p>
      <text:p text:style-name="P131"><text:span text:style-name="Emphasis"><text:span text:style-name="T225">-</text:span></text:span><text:span text:style-name="Emphasis"><text:span text:style-name="T226">It is used to calculate the length of the string.</text:span></text:span></text:p>
      <text:p text:style-name="P131"><text:span text:style-name="Emphasis"><text:span text:style-name="T226">-</text:span></text:span><text:span text:style-name="Emphasis"><text:span text:style-name="T227">Syntax:</text:span></text:span></text:p>
      <text:p text:style-name="P131"><text:span text:style-name="Emphasis"><text:span text:style-name="T227"><text:tab/></text:span></text:span><text:span text:style-name="Emphasis"><text:span text:style-name="T228">LEN(string)</text:span></text:span></text:p>
      <text:p text:style-name="P131"><text:span text:style-name="Emphasis"><text:span text:style-name="T228">-</text:span></text:span><text:span text:style-name="Emphasis"><text:span text:style-name="T229">Example:</text:span></text:span></text:p>
      <text:p text:style-name="P131"><text:span text:style-name="Emphasis"><text:span text:style-name="T229"><text:tab/></text:span></text:span><text:span text:style-name="Emphasis"><text:span text:style-name="T230">select len(nname) from demo;</text:span></text:span></text:p>
      <text:p text:style-name="P132"><text:span text:style-name="Emphasis"><text:span text:style-name="T231">4)Lower:</text:span></text:span></text:p>
      <text:p text:style-name="P132"><text:span text:style-name="Emphasis"><text:span text:style-name="T231">-It is used to display the string in lower case latters.</text:span></text:span></text:p>
      <text:p text:style-name="P132"><text:span text:style-name="Emphasis"><text:span text:style-name="T231">-</text:span></text:span><text:span text:style-name="Emphasis"><text:span text:style-name="T232">Synatx:</text:span></text:span></text:p>
      <text:p text:style-name="P132"><text:span text:style-name="Emphasis"><text:span text:style-name="T232"><text:tab/></text:span></text:span><text:span text:style-name="Emphasis"><text:span text:style-name="T233">LOWER(text);</text:span></text:span></text:p>
      <text:p text:style-name="P132"><text:span text:style-name="Emphasis"><text:span text:style-name="T233">-</text:span></text:span><text:span text:style-name="Emphasis"><text:span text:style-name="T234">Example:</text:span></text:span></text:p>
      <text:p text:style-name="P132"><text:span text:style-name="Emphasis"><text:span text:style-name="T234"><text:tab/>select lower(nname) from demo;</text:span></text:span></text:p>
      <text:p text:style-name="P132"><text:span text:style-name="Emphasis"><text:span text:style-name="T234"/></text:span></text:p>
      <text:p text:style-name="P132"><text:span text:style-name="Emphasis"><text:span text:style-name="T234"/></text:span></text:p>
      <text:p text:style-name="P133"><text:soft-page-break/><text:span text:style-name="Emphasis"><text:span text:style-name="T235">5)Upper:</text:span></text:span></text:p>
      <text:p text:style-name="P133"><text:span text:style-name="Emphasis"><text:span text:style-name="T235">-It is used to display the string in upper case latters.</text:span></text:span></text:p>
      <text:p text:style-name="P133"><text:span text:style-name="Emphasis"><text:span text:style-name="T235">-</text:span></text:span><text:span text:style-name="Emphasis"><text:span text:style-name="T236">Synatx:</text:span></text:span></text:p>
      <text:p text:style-name="P133"><text:span text:style-name="Emphasis"><text:span text:style-name="T236"><text:tab/></text:span></text:span><text:span text:style-name="Emphasis"><text:span text:style-name="T237">UPPER(text);</text:span></text:span></text:p>
      <text:p text:style-name="P133"><text:span text:style-name="Emphasis"><text:span text:style-name="T237">-</text:span></text:span><text:span text:style-name="Emphasis"><text:span text:style-name="T238">Example:</text:span></text:span></text:p>
      <text:p text:style-name="P133"><text:span text:style-name="Emphasis"><text:span text:style-name="T238"><text:tab/>select upper(nname) from demo;</text:span></text:span></text:p>
      <text:p text:style-name="P134"><text:span text:style-name="Emphasis"><text:span text:style-name="T239">6)</text:span></text:span><text:span text:style-name="Emphasis"><text:span text:style-name="T240">Ltrim:</text:span></text:span></text:p>
      <text:p text:style-name="P134"><text:span text:style-name="Emphasis"><text:span text:style-name="T241">-</text:span></text:span><text:span text:style-name="Emphasis"><text:span text:style-name="T37">The LTRIM() function removes leading spaces from a string.</text:span></text:span></text:p>
      <text:p text:style-name="P134"><text:span text:style-name="Emphasis"><text:span text:style-name="T37">-</text:span></text:span><text:span text:style-name="Emphasis"><text:span text:style-name="T38">Syntax:</text:span></text:span></text:p>
      <text:p text:style-name="P134"><text:span text:style-name="Emphasis"><text:span text:style-name="T38"><text:tab/></text:span></text:span><text:span text:style-name="Emphasis"><text:span text:style-name="T39">LTRIM(string);</text:span></text:span></text:p>
      <text:p text:style-name="P134"><text:span text:style-name="Emphasis"><text:span text:style-name="T37">-</text:span></text:span><text:span text:style-name="Emphasis"><text:span text:style-name="T38">Example:</text:span></text:span></text:p>
      <text:p text:style-name="P134"><text:span text:style-name="Emphasis"><text:span text:style-name="T38"><text:tab/>select ltrim(nname) from demo;</text:span></text:span></text:p>
      <text:p text:style-name="P135"><text:span text:style-name="Emphasis"><text:span text:style-name="T40">7)</text:span></text:span><text:span text:style-name="Emphasis"><text:span text:style-name="T41">Rtrim:</text:span></text:span></text:p>
      <text:p text:style-name="P133"><text:span text:style-name="Emphasis"><text:span text:style-name="T242">-</text:span></text:span><text:span text:style-name="Emphasis"><text:span text:style-name="T42">The RTRIM() function removes trailing spaces from a string.</text:span></text:span></text:p>
      <text:p text:style-name="P133"><text:span text:style-name="Emphasis"><text:span text:style-name="T42">-</text:span></text:span><text:span text:style-name="Emphasis"><text:span text:style-name="T43">Syntax:</text:span></text:span></text:p>
      <text:p text:style-name="P133"><text:span text:style-name="Emphasis"><text:span text:style-name="T43"><text:tab/></text:span></text:span><text:span text:style-name="Emphasis"><text:span text:style-name="T44">RTRIM(string)</text:span></text:span></text:p>
      <text:p text:style-name="P133"><text:span text:style-name="Emphasis"><text:span text:style-name="T44">-</text:span></text:span><text:span text:style-name="Emphasis"><text:span text:style-name="T45">Example:<text:tab/></text:span></text:span></text:p>
      <text:p text:style-name="P133"><text:span text:style-name="Emphasis"><text:span text:style-name="T45"><text:tab/>select rtrim(nname) from demo;</text:span></text:span></text:p>
      <text:p text:style-name="P136"><text:span text:style-name="Emphasis"><text:span text:style-name="T46">8)</text:span></text:span><text:span text:style-name="Emphasis"><text:span text:style-name="T47">Trim:</text:span></text:span></text:p>
      <text:p text:style-name="P136"><text:span text:style-name="Emphasis"><text:span text:style-name="T47">-Used to remove the leading and trailing space.</text:span></text:span></text:p>
      <text:p text:style-name="P136"><text:span text:style-name="Emphasis"><text:span text:style-name="T47">-</text:span></text:span><text:span text:style-name="Emphasis"><text:span text:style-name="T48">Syntax:</text:span></text:span></text:p>
      <text:p text:style-name="P136"><text:span text:style-name="Emphasis"><text:span text:style-name="T48"><text:tab/></text:span></text:span><text:span text:style-name="Emphasis"><text:span text:style-name="T49">TRIM(string);</text:span></text:span></text:p>
      <text:p text:style-name="P136"><text:span text:style-name="Emphasis"><text:span text:style-name="T49">-</text:span></text:span><text:span text:style-name="Emphasis"><text:span text:style-name="T50">Example:</text:span></text:span></text:p>
      <text:p text:style-name="P136"><text:span text:style-name="Emphasis"><text:span text:style-name="T50"><text:tab/>select trim(nname) from demo;</text:span></text:span></text:p>
      <text:p text:style-name="P137"><text:span text:style-name="Emphasis"><text:span text:style-name="T51">9)</text:span></text:span><text:span text:style-name="Emphasis"><text:span text:style-name="T52">Replace:</text:span></text:span></text:p>
      <text:p text:style-name="P137"><text:span text:style-name="Emphasis"><text:span text:style-name="T52">-The REPLACE() function replaces all occurrences of a substring within a string, with a new substring.</text:span></text:span></text:p>
      <text:p text:style-name="P137"><text:span text:style-name="Emphasis"><text:span text:style-name="T52">-</text:span></text:span><text:span text:style-name="Emphasis"><text:span text:style-name="T53">Syntax:</text:span></text:span></text:p>
      <text:p text:style-name="P137"><text:span text:style-name="Emphasis"><text:span text:style-name="T53"><text:tab/>REPLACE(</text:span></text:span><text:span text:style-name="Emphasis"><text:span text:style-name="T101">string</text:span></text:span><text:span text:style-name="Emphasis"><text:span text:style-name="T53">,</text:span></text:span><text:span text:style-name="Emphasis"><text:span text:style-name="T101">old_string</text:span></text:span><text:span text:style-name="Emphasis"><text:span text:style-name="T53">,</text:span></text:span><text:span text:style-name="Emphasis"><text:span text:style-name="T101">new_string</text:span></text:span><text:span text:style-name="Emphasis"><text:span text:style-name="T54">)</text:span></text:span></text:p>
      <text:p text:style-name="P137"><text:span text:style-name="Emphasis"><text:span text:style-name="T54">-</text:span></text:span><text:span text:style-name="Emphasis"><text:span text:style-name="T55">Example:</text:span></text:span></text:p>
      <text:p text:style-name="P137"><text:span text:style-name="Emphasis"><text:span text:style-name="T55"><text:tab/>select replace(nname,'a','w') from demo;</text:span></text:span></text:p>
      <text:p text:style-name="P138"><text:span text:style-name="Emphasis"><text:span text:style-name="T56">10)</text:span></text:span><text:span text:style-name="Emphasis"><text:span text:style-name="T57">Reverse:</text:span></text:span></text:p>
      <text:p text:style-name="P138"><text:span text:style-name="Emphasis"><text:span text:style-name="T57">-It gives the string in reverse form.</text:span></text:span></text:p>
      <text:p text:style-name="P138"><text:span text:style-name="Emphasis"><text:span text:style-name="T57">-</text:span></text:span><text:span text:style-name="Emphasis"><text:span text:style-name="T58">Syntax:</text:span></text:span></text:p>
      <text:p text:style-name="P138"><text:span text:style-name="Emphasis"><text:span text:style-name="T58"><text:tab/>REVERSE(string)</text:span></text:span></text:p>
      <text:p text:style-name="P138"><text:soft-page-break/><text:span text:style-name="Emphasis"><text:span text:style-name="T58">-</text:span></text:span><text:span text:style-name="Emphasis"><text:span text:style-name="T59">Example:</text:span></text:span></text:p>
      <text:p text:style-name="P138"><text:span text:style-name="Emphasis"><text:span text:style-name="T59"><text:tab/>select reverse(nname) from demo;</text:span></text:span></text:p>
      <text:p text:style-name="P139"><text:span text:style-name="Emphasis"><text:span text:style-name="T60">11)</text:span></text:span><text:span text:style-name="Emphasis"><text:span text:style-name="T61">Stuff:</text:span></text:span></text:p>
      <text:p text:style-name="P139"><text:span text:style-name="Emphasis"><text:span text:style-name="T61">-The STUFF() function deletes a part of a string and then inserts another part into the string, starting at a specified position.</text:span></text:span></text:p>
      <text:p text:style-name="P139"><text:span text:style-name="Emphasis"><text:span text:style-name="T61">-</text:span></text:span><text:span text:style-name="Emphasis"><text:span text:style-name="T62">Syntax:</text:span></text:span></text:p>
      <text:p text:style-name="P139"><text:span text:style-name="Emphasis"><text:span text:style-name="T62"><text:tab/>STUFF(</text:span></text:span><text:span text:style-name="Emphasis"><text:span text:style-name="T102">string</text:span></text:span><text:span text:style-name="Emphasis"><text:span text:style-name="T62">,</text:span></text:span><text:span text:style-name="Emphasis"><text:span text:style-name="T102">start</text:span></text:span><text:span text:style-name="Emphasis"><text:span text:style-name="T62">,</text:span></text:span><text:span text:style-name="Emphasis"><text:span text:style-name="T102">length</text:span></text:span><text:span text:style-name="Emphasis"><text:span text:style-name="T62">,</text:span></text:span><text:span text:style-name="Emphasis"><text:span text:style-name="T102">new_string</text:span></text:span><text:span text:style-name="Emphasis"><text:span text:style-name="T63">)</text:span></text:span></text:p>
      <text:p text:style-name="P139"><text:span text:style-name="Emphasis"><text:span text:style-name="T63">-</text:span></text:span><text:span text:style-name="Emphasis"><text:span text:style-name="T64">Example:</text:span></text:span></text:p>
      <text:p text:style-name="P139"><text:span text:style-name="Emphasis"><text:span text:style-name="T64"><text:tab/>select stuff(nname,1,3'xyz') from demo;</text:span></text:span></text:p>
      <text:p text:style-name="P140"><text:span text:style-name="Emphasis"><text:span text:style-name="T65">12)</text:span></text:span><text:span text:style-name="Emphasis"><text:span text:style-name="T66">Substring:</text:span></text:span></text:p>
      <text:p text:style-name="P141"><text:span text:style-name="Emphasis"><text:span text:style-name="T66">-The SUBSTRING() function extracts some characters from a string.</text:span></text:span></text:p>
      <text:p text:style-name="P141"><text:span text:style-name="Emphasis"><text:span text:style-name="T66">-</text:span></text:span><text:span text:style-name="Emphasis"><text:span text:style-name="T67">Syntax:</text:span></text:span></text:p>
      <text:p text:style-name="P141"><text:span text:style-name="Emphasis"><text:span text:style-name="T67"><text:tab/>SUBSTRING(</text:span></text:span><text:span text:style-name="Emphasis"><text:span text:style-name="T103">string</text:span></text:span><text:span text:style-name="Emphasis"><text:span text:style-name="T67">,</text:span></text:span><text:span text:style-name="Emphasis"><text:span text:style-name="T103">start</text:span></text:span><text:span text:style-name="Emphasis"><text:span text:style-name="T67">,</text:span></text:span><text:span text:style-name="Emphasis"><text:span text:style-name="T103">length</text:span></text:span><text:span text:style-name="Emphasis"><text:span text:style-name="T68">)</text:span></text:span></text:p>
      <text:p text:style-name="P141"><text:span text:style-name="Emphasis"><text:span text:style-name="T68">-</text:span></text:span><text:span text:style-name="Emphasis"><text:span text:style-name="T69">Example:</text:span></text:span></text:p>
      <text:p text:style-name="P141"><text:span text:style-name="Emphasis"><text:span text:style-name="T69"><text:tab/>select substring(nname,2,4) from demo;</text:span></text:span></text:p>
      <text:p text:style-name="P142"><text:span text:style-name="Emphasis"><text:span text:style-name="T70">13)Ceil:</text:span></text:span></text:p>
      <text:p text:style-name="P142"><text:span text:style-name="Emphasis"><text:span text:style-name="T70">-The CEIL() function returns the smallest integer value that is larger than or equal to a number.</text:span></text:span></text:p>
      <text:p text:style-name="P142"><text:span text:style-name="Emphasis"><text:span text:style-name="T70">-Syntax:</text:span></text:span></text:p>
      <text:p text:style-name="P142"><text:span text:style-name="Emphasis"><text:span text:style-name="T70"><text:tab/>CEIL(number)</text:span></text:span></text:p>
      <text:p text:style-name="P142"><text:span text:style-name="Emphasis"><text:span text:style-name="T70">-</text:span></text:span><text:span text:style-name="Emphasis"><text:span text:style-name="T71">Example:</text:span></text:span></text:p>
      <text:p text:style-name="P142"><text:span text:style-name="Emphasis"><text:span text:style-name="T71"><text:tab/>select ceil(25.51);</text:span></text:span></text:p>
      <text:p text:style-name="P143"><text:span text:style-name="Emphasis"><text:span text:style-name="T72">14)Floor:</text:span></text:span></text:p>
      <text:p text:style-name="P143"><text:span text:style-name="Emphasis"><text:span text:style-name="T72">-The FLOOR() function returns the largest integer value that is smaller than or equal to a number.</text:span></text:span></text:p>
      <text:p text:style-name="P143"><text:span text:style-name="Emphasis"><text:span text:style-name="T72">-</text:span></text:span><text:span text:style-name="Emphasis"><text:span text:style-name="T73">Syntax:</text:span></text:span></text:p>
      <text:p text:style-name="P143"><text:span text:style-name="Emphasis"><text:span text:style-name="T73"><text:tab/>FLOOR(number)</text:span></text:span></text:p>
      <text:p text:style-name="P143"><text:span text:style-name="Emphasis"><text:span text:style-name="T73">-Example:</text:span></text:span></text:p>
      <text:p text:style-name="P143"><text:span text:style-name="Emphasis"><text:span text:style-name="T73"><text:tab/>select floor(25.36);</text:span></text:span></text:p>
      <text:p text:style-name="P144"><text:span text:style-name="Emphasis"><text:span text:style-name="T74">15)Round:</text:span></text:span></text:p>
      <text:p text:style-name="P144"><text:span text:style-name="Emphasis"><text:span text:style-name="T74">-The ROUND() function rounds a number to a specified number of decimal places.</text:span></text:span></text:p>
      <text:p text:style-name="P144"><text:span text:style-name="Emphasis"><text:span text:style-name="T74">-</text:span></text:span><text:span text:style-name="Emphasis"><text:span text:style-name="T75">Syntax:</text:span></text:span></text:p>
      <text:p text:style-name="P144"><text:span text:style-name="Emphasis"><text:span text:style-name="T75"><text:tab/>ROUND(</text:span></text:span><text:span text:style-name="Emphasis"><text:span text:style-name="T104">number</text:span></text:span><text:span text:style-name="Emphasis"><text:span text:style-name="T75">,</text:span></text:span><text:span text:style-name="Emphasis"><text:span text:style-name="T104">decimals</text:span></text:span><text:span text:style-name="Emphasis"><text:span text:style-name="T75">,</text:span></text:span><text:span text:style-name="Emphasis"><text:span text:style-name="T104">operation</text:span></text:span><text:span text:style-name="Emphasis"><text:span text:style-name="T76">)</text:span></text:span></text:p>
      <text:p text:style-name="P144"><text:span text:style-name="Emphasis"><text:span text:style-name="T75">-Example:</text:span></text:span></text:p>
      <text:p text:style-name="P144"><text:span text:style-name="Emphasis"><text:span text:style-name="T75"><text:tab/>select round(25.123,2);</text:span></text:span></text:p>
      <text:p text:style-name="P145"><text:span text:style-name="Emphasis"><text:span text:style-name="T77">16)</text:span></text:span><text:span text:style-name="Emphasis"><text:span text:style-name="T78">Dateadd:</text:span></text:span></text:p>
      <text:p text:style-name="P145"><text:span text:style-name="Emphasis"><text:span text:style-name="T77">-The DATEADD() function adds a time/date interval to a date and then returns the date.</text:span></text:span></text:p>
      <text:p text:style-name="P145"><text:soft-page-break/><text:span text:style-name="Emphasis"><text:span text:style-name="T77">-</text:span></text:span><text:span text:style-name="Emphasis"><text:span text:style-name="T79">Syntax:</text:span></text:span></text:p>
      <text:p text:style-name="P145"><text:span text:style-name="Emphasis"><text:span text:style-name="T79"><text:tab/>DATEADD(</text:span></text:span><text:span text:style-name="Emphasis"><text:span text:style-name="T105">interval</text:span></text:span><text:span text:style-name="Emphasis"><text:span text:style-name="T79">,</text:span></text:span><text:span text:style-name="Emphasis"><text:span text:style-name="T105">number</text:span></text:span><text:span text:style-name="Emphasis"><text:span text:style-name="T79">,</text:span></text:span><text:span text:style-name="Emphasis"><text:span text:style-name="T105">dat</text:span></text:span><text:span text:style-name="Emphasis"><text:span text:style-name="T79">e)</text:span></text:span></text:p>
      <text:p text:style-name="P145"><text:span text:style-name="Emphasis"><text:span text:style-name="T79">-</text:span></text:span><text:span text:style-name="Emphasis"><text:span text:style-name="T80">Example:</text:span></text:span></text:p>
      <text:p text:style-name="P145"><text:span text:style-name="Emphasis"><text:span text:style-name="T80"><text:tab/></text:span></text:span><text:span text:style-name="Emphasis"><text:span text:style-name="T81">select dateadd</text:span></text:span><text:span text:style-name="Emphasis"><text:span text:style-name="T80">(year,1,</text:span></text:span><text:span text:style-name="Emphasis"><text:span text:style-name="T117">'2017/08/25'</text:span></text:span><text:span text:style-name="Emphasis"><text:span text:style-name="T80">) </text:span></text:span><text:span text:style-name="Emphasis"><text:span text:style-name="T81">as dateAdd</text:span></text:span><text:span text:style-name="Emphasis"><text:span text:style-name="T80">;</text:span></text:span></text:p>
      <text:p text:style-name="P146"><text:span text:style-name="Emphasis"><text:span text:style-name="T82">17)Datediff:</text:span></text:span></text:p>
      <text:p text:style-name="P146"><text:span text:style-name="Emphasis"><text:span text:style-name="T82">-The DATEDIFF() function returns the difference between two dates.</text:span></text:span></text:p>
      <text:p text:style-name="P146"><text:span text:style-name="Emphasis"><text:span text:style-name="T82">-</text:span></text:span><text:span text:style-name="Emphasis"><text:span text:style-name="T83">Syntax:</text:span></text:span></text:p>
      <text:p text:style-name="P146"><text:span text:style-name="Emphasis"><text:span text:style-name="T83"><text:tab/>DATEDIFF(</text:span></text:span><text:span text:style-name="Emphasis"><text:span text:style-name="T106">date1</text:span></text:span><text:span text:style-name="Emphasis"><text:span text:style-name="T83">,</text:span></text:span><text:span text:style-name="Emphasis"><text:span text:style-name="T106">date2</text:span></text:span><text:span text:style-name="Emphasis"><text:span text:style-name="T84">)</text:span></text:span></text:p>
      <text:p text:style-name="P146"><text:span text:style-name="Emphasis"><text:span text:style-name="T84">-</text:span></text:span><text:span text:style-name="Emphasis"><text:span text:style-name="T85">Example:</text:span></text:span></text:p>
      <text:p text:style-name="P146"><text:span text:style-name="Emphasis"><text:span text:style-name="T85"><text:tab/>select datediff('2020/06/06','2019/05/06') from demo;</text:span></text:span></text:p>
      <text:p text:style-name="P147"><text:span text:style-name="Emphasis"><text:span text:style-name="T86">18)</text:span></text:span><text:span text:style-name="Emphasis"><text:span text:style-name="T87">Cast:</text:span></text:span></text:p>
      <text:p text:style-name="P147"><text:span text:style-name="Emphasis"><text:span text:style-name="T87">-The CAST() function converts a value (of any type) into a specified datatype.</text:span></text:span></text:p>
      <text:p text:style-name="P147"><text:span text:style-name="Emphasis"><text:span text:style-name="T87">-</text:span></text:span><text:span text:style-name="Emphasis"><text:span text:style-name="T88">Syntax:</text:span></text:span></text:p>
      <text:p text:style-name="P147"><text:span text:style-name="Emphasis"><text:span text:style-name="T88"><text:tab/>CAST(</text:span></text:span><text:span text:style-name="Emphasis"><text:span text:style-name="T108">expression </text:span></text:span><text:span text:style-name="Emphasis"><text:span text:style-name="T88">AS </text:span></text:span><text:span text:style-name="Emphasis"><text:span text:style-name="T108">datatype(length)</text:span></text:span><text:span text:style-name="Emphasis"><text:span text:style-name="T89">)</text:span></text:span></text:p>
      <text:p text:style-name="P147"><text:span text:style-name="Emphasis"><text:span text:style-name="T88">-Example:</text:span></text:span></text:p>
      <text:p text:style-name="P147"><text:span text:style-name="Emphasis"><text:span text:style-name="T88"><text:tab/>select cast(150.10 as char);</text:span></text:span></text:p>
      <text:p text:style-name="P148"><text:span text:style-name="Emphasis"><text:span text:style-name="T90">19)Coalesce:</text:span></text:span></text:p>
      <text:p text:style-name="P148"><text:span text:style-name="Emphasis"><text:span text:style-name="T90">-The COALESCE() function returns the first non-null value in a list.</text:span></text:span></text:p>
      <text:p text:style-name="P149"><text:span text:style-name="Emphasis"><text:span text:style-name="T87">-</text:span></text:span><text:span text:style-name="Emphasis"><text:span text:style-name="T88">Syntax:</text:span></text:span></text:p>
      <text:p text:style-name="P149"><text:span text:style-name="Emphasis"><text:span text:style-name="T88"><text:tab/>COALESCE(</text:span></text:span><text:span text:style-name="Emphasis"><text:span text:style-name="T107">val1</text:span></text:span><text:span text:style-name="Emphasis"><text:span text:style-name="T88">,</text:span></text:span><text:span text:style-name="Emphasis"><text:span text:style-name="T107">val2</text:span></text:span><text:span text:style-name="Emphasis"><text:span text:style-name="T88">,</text:span></text:span><text:span text:style-name="Emphasis"><text:span text:style-name="T107">....</text:span></text:span><text:span text:style-name="Emphasis"><text:span text:style-name="T88">,</text:span></text:span><text:span text:style-name="Emphasis"><text:span text:style-name="T107">val_n</text:span></text:span><text:span text:style-name="Emphasis"><text:span text:style-name="T91">)</text:span></text:span></text:p>
      <text:p text:style-name="P149"><text:span text:style-name="Emphasis"><text:span text:style-name="T91">-</text:span></text:span><text:span text:style-name="Emphasis"><text:span text:style-name="T92">Example:</text:span></text:span></text:p>
      <text:p text:style-name="P149"><text:span text:style-name="Emphasis"><text:span text:style-name="T92"><text:tab/>select coalesce(null,null,null,nname) from demo;</text:span></text:span></text:p>
      <text:p text:style-name="P150"><text:span text:style-name="Emphasis"><text:span text:style-name="T93">20)Isnull:</text:span></text:span></text:p>
      <text:p text:style-name="P150"><text:span text:style-name="Emphasis"><text:span text:style-name="T93">-The ISNULL() function returns a specified value if the expression is NULL.</text:span></text:span></text:p>
      <text:p text:style-name="P151"><text:span text:style-name="Emphasis"><text:span text:style-name="T87">-</text:span></text:span><text:span text:style-name="Emphasis"><text:span text:style-name="T88">Syntax:</text:span></text:span></text:p>
      <text:p text:style-name="P151"><text:span text:style-name="Emphasis"><text:span text:style-name="T88"><text:tab/>ISNULL(</text:span></text:span><text:span text:style-name="Emphasis"><text:span text:style-name="T107">expression</text:span></text:span><text:span text:style-name="Emphasis"><text:span text:style-name="T88">,</text:span></text:span><text:span text:style-name="Emphasis"><text:span text:style-name="T107">value</text:span></text:span><text:span text:style-name="Emphasis"><text:span text:style-name="T94">)</text:span></text:span></text:p>
      <text:p text:style-name="P152"><text:span text:style-name="Emphasis"><text:span text:style-name="T88">-Example:</text:span></text:span></text:p>
      <text:p text:style-name="P152"><text:span text:style-name="Emphasis"><text:span text:style-name="T88"><text:tab/>select isnull(nname) from demo;</text:span></text:span></text:p>
      <text:p text:style-name="P152"><text:span text:style-name="Emphasis"><text:span text:style-name="T88"/></text:span></text:p>
      <text:p text:style-name="P152"><text:span text:style-name="Emphasis"><text:span text:style-name="T88"/></text:span></text:p>
      <text:p text:style-name="P152"><text:span text:style-name="Emphasis"><text:span text:style-name="T88"/></text:span></text:p>
      <text:p text:style-name="P152"><text:span text:style-name="Emphasis"><text:span text:style-name="T88"/></text:span></text:p>
      <text:p text:style-name="P152"><text:span text:style-name="Emphasis"><text:span text:style-name="T88"/></text:span></text:p>
      <text:p text:style-name="P152"><text:span text:style-name="Emphasis"><text:span text:style-name="T88"/></text:span></text:p>
      <text:p text:style-name="P152"><text:span text:style-name="Emphasis"><text:span text:style-name="T88"/></text:span></text:p>
      <text:p text:style-name="P152"><text:soft-page-break/><text:span text:style-name="Emphasis"><text:span text:style-name="T88"/></text:span></text:p>
      <text:p text:style-name="P49">Views:</text:p>
      <text:p text:style-name="P49"><text:tab/><text:span text:style-name="T156">-</text:span><text:span text:style-name="T160">View is the select query which is stored in the database.</text:span></text:p>
      <text:p text:style-name="P50"/>
      <text:p text:style-name="P50"><text:tab/>-It is the virtual table based on the result of SQL stmt.It displays only selected data.</text:p>
      <text:p text:style-name="P51"><text:tab/></text:p>
      <text:p text:style-name="P51"><text:tab/>-View is bases on which table called base table.</text:p>
      <text:p text:style-name="P50"/>
      <text:p text:style-name="P52"><text:span text:style-name="T126">Purpose</text:span>:</text:p>
      <text:p text:style-name="P52"><text:tab/>- Query Maintainanace.</text:p>
      <text:p text:style-name="P52"><text:tab/>- Security purpose.</text:p>
      <text:p text:style-name="P52"><text:tab/>- Reduce the complexity.</text:p>
      <text:p text:style-name="P52"/>
      <text:p text:style-name="P53"><text:span text:style-name="T126">Use</text:span>:</text:p>
      <text:p text:style-name="P53"><text:tab/>- It displays only selected part of the table i.e subset of the table.<text:span text:style-name="T252">Used to restrict data access.</text:span></text:p>
      <text:p text:style-name="P53"/>
      <text:p text:style-name="P54"><text:span text:style-name="T126">Syntax</text:span>:</text:p>
      <text:p text:style-name="P54"/>
      <text:p text:style-name="P50"><text:tab/>CREATE VIEW view_name AS</text:p>
      <text:p text:style-name="P50"><text:tab/>SELECT column1, column2, ...</text:p>
      <text:p text:style-name="P50"><text:tab/>FROM table_name</text:p>
      <text:p text:style-name="P50"><text:tab/>WHERE condition;</text:p>
      <text:p text:style-name="P50"/>
      <text:p text:style-name="P55"><text:span text:style-name="T126">Example</text:span>:</text:p>
      <text:p text:style-name="P55"/>
      <text:p text:style-name="P55"><text:tab/>CREATE VIEW <text:span text:style-name="T253">Myview</text:span> AS</text:p>
      <text:p text:style-name="P56"><text:tab/>eid,ename</text:p>
      <text:p text:style-name="P55"><text:tab/>FROM <text:span text:style-name="T253">emp</text:span>;</text:p>
      <text:p text:style-name="P55"/>
      <text:p text:style-name="P57"><text:span text:style-name="T126">Types</text:span>:</text:p>
      <text:p text:style-name="P57"><text:tab/>1) Simple View:</text:p>
      <text:p text:style-name="P57"><text:tab/><text:tab/>-<text:span text:style-name="T254">Based on the 1 base table. </text:span></text:p>
      <text:p text:style-name="P57"><text:tab/><text:tab/>-<text:span text:style-name="T255">Example:</text:span></text:p>
      <text:p text:style-name="P57"><text:tab/><text:tab/><text:tab/><text:span text:style-name="T256">create view viewDemo as</text:span></text:p>
      <text:p text:style-name="P57"><text:tab/><text:tab/><text:tab/><text:span text:style-name="T256">select id,name,dept</text:span></text:p>
      <text:p text:style-name="P57"><text:tab/></text:p>
      <text:p text:style-name="P57"><text:tab/>2) Complex View:</text:p>
      <text:p text:style-name="P57"><text:tab/><text:tab/>-<text:span text:style-name="T257">Based on more than 1 base table.</text:span></text:p>
      <text:p text:style-name="P57"><text:tab/><text:tab/>-<text:span text:style-name="T258">It contains Joins,Group by and Order by clause.</text:span></text:p>
      <text:p text:style-name="P55"><text:tab/><text:tab/>-<text:span text:style-name="T255">Example:</text:span></text:p>
      <text:p text:style-name="P55"><text:tab/><text:tab/><text:tab/>create view v1 as</text:p>
      <text:p text:style-name="P55"><text:tab/><text:tab/><text:tab/>select e.id as empId,e.ename, d.empcount,d.deptname</text:p>
      <text:p text:style-name="P55"><text:tab/><text:tab/><text:tab/>from emp e inner join dept d on e.id=d.id;</text:p>
      <text:p text:style-name="P55"/>
      <text:p text:style-name="P58">How to insert data in view?</text:p>
      <text:p text:style-name="P61"/>
      <text:p text:style-name="P61"><text:tab/>-The data will be inserted in Simple view is easier then inserting data in the complex view.</text:p>
      <text:p text:style-name="P61"/>
      <text:p text:style-name="P55"><text:span text:style-name="T250"><text:tab/>-</text:span><text:span text:style-name="T251">We can not perform the insert update and delete operation on complex view.</text:span><text:span text:style-name="T259"> </text:span></text:p>
      <text:p text:style-name="P55"/>
      <text:p text:style-name="P55"/>
      <text:p text:style-name="P55"><text:soft-page-break/><text:tab/><text:tab/></text:p>
      <text:p text:style-name="P55">-<text:span text:style-name="T260">Example of Simple View:</text:span></text:p>
      <text:p text:style-name="P55"><text:tab/></text:p>
      <text:p text:style-name="P55"><text:tab/>insert into myview values(80,'sonal');</text:p>
      <text:p text:style-name="P55"/>
      <text:p text:style-name="P58">How to <text:span text:style-name="T261">Delete</text:span> data in view?</text:p>
      <text:p text:style-name="P58"/>
      <text:p text:style-name="P4"><text:tab/>-<text:span text:style-name="T259">We can delete data from simple view.</text:span></text:p>
      <text:p text:style-name="P4"><text:tab/></text:p>
      <text:p text:style-name="P4"><text:tab/>-<text:span text:style-name="T259">Example:</text:span></text:p>
      <text:p text:style-name="P4"><text:tab/><text:tab/>delete from myview where id=1;</text:p>
      <text:p text:style-name="P4"/>
      <text:p text:style-name="P59">How to Update data in view?</text:p>
      <text:p text:style-name="P3"/>
      <text:p text:style-name="P3"><text:tab/>-Example:</text:p>
      <text:p text:style-name="P3"><text:tab/><text:tab/>update myview set ename='Sonal' where id=2;</text:p>
      <text:p text:style-name="P4"/>
      <text:p text:style-name="P60">Materialized View:</text:p>
      <text:p text:style-name="P60"/>
      <text:p text:style-name="P5"><text:tab/>-<text:span text:style-name="T262">It is like simple view but it having the indexing.</text:span></text:p>
      <text:p text:style-name="P5"/>
      <text:p text:style-name="P5"><text:tab/>-<text:span text:style-name="T262">Materialized view is the view which result is stored in the database.</text:span></text:p>
      <text:p text:style-name="P5"/>
      <text:p text:style-name="P200"><text:tab/>-<text:span text:style-name="T262">When this view is run at that time it will not go to the database once again.It will display the reult which is stored.Insted normal view every time interact with database.</text:span></text:p>
      <text:p text:style-name="P5"/>
      <text:p text:style-name="P98"><text:tab/>-<text:span text:style-name="T263">If we do modifications in the materialized view then every time it will create new summary result.</text:span></text:p>
      <text:p text:style-name="P5"/>
      <text:p text:style-name="P3"><text:tab/>Purpose:</text:p>
      <text:p text:style-name="P3"><text:tab/><text:tab/>-It’s purpose is to summarise the data.</text:p>
      <text:p text:style-name="P3"><text:span text:style-name="Emphasis"><text:span text:style-name="T116"/></text:span></text:p>
      <text:p text:style-name="P3"><text:span text:style-name="Emphasis"><text:span text:style-name="T116"/></text:span></text:p>
      <text:p text:style-name="P239">DDL, DML, DCL, TCL Commands:</text:p>
      <text:p text:style-name="P233"/>
      <text:p text:style-name="P234">1)DDL-Data Definition Language:</text:p>
      <text:p text:style-name="P233"/>
      <text:p text:style-name="P235"><text:tab/><text:span text:style-name="T1">CREATE – Creates objects in the database</text:span></text:p>
      <text:p text:style-name="P236"><text:tab/>ALTER – Alters objects of the database</text:p>
      <text:p text:style-name="P236"><text:tab/>DROP – Deletes objects of the database</text:p>
      <text:p text:style-name="P236"><text:tab/>TRUNCATE – Deletes all records from a table and resets table identity to initial value.</text:p>
      <text:p text:style-name="P236"/>
      <text:p text:style-name="P238">2)DML-Data Manupulation Language:</text:p>
      <text:p text:style-name="P237"/>
      <text:p text:style-name="P237"><text:tab/>SELECT – Retrieves data from a table</text:p>
      <text:p text:style-name="P237"><text:tab/>INSERT - <text:s/>Inserts data into a table</text:p>
      <text:p text:style-name="P237"><text:tab/>UPDATE – Updates existing data into a table</text:p>
      <text:p text:style-name="P237"><text:tab/>DELETE – Deletes all records from a table</text:p>
      <text:p text:style-name="P237"/>
      <text:p text:style-name="P238">3)DCL-Data Controle Language:</text:p>
      <text:p text:style-name="P237"/>
      <text:p text:style-name="P237"><text:soft-page-break/><text:tab/>GRANT – Gives user's access privileges to database.</text:p>
      <text:p text:style-name="P231"><text:tab/><text:tab/>REVOKE – Withdraws user's access privileges to database given with the GRANT <text:s text:c="20"/><text:tab/><text:tab/><text:tab/> <text:s text:c="8"/>command.</text:p>
      <text:p text:style-name="P224"/>
      <text:p text:style-name="P228">4)TCL-Transaction Controle Language.</text:p>
      <text:p text:style-name="P224"/>
      <text:p text:style-name="P230"><text:span text:style-name="T119"><text:tab/><text:tab/></text:span><text:span text:style-name="T118">COMMIT – Saves work done in transactions.</text:span><text:span text:style-name="T120"><text:line-break/><text:tab/><text:tab/></text:span><text:span text:style-name="T118">ROLLBACK – Restores database to original state since the last COMMIT command in <text:tab/><text:tab/><text:tab/><text:tab/><text:tab/> <text:s/>transactions.</text:span><text:span text:style-name="T120"><text:line-break/><text:tab/><text:tab/></text:span><text:span text:style-name="T118">SAVE TRANSACTION – Sets a savepoint within a transaction.</text:span></text:p>
      <text:p text:style-name="P225"/>
      <text:p text:style-name="P229">Difference Between the Delete,Truncate and Drop:</text:p>
      <text:p text:style-name="P226"/>
      <text:p text:style-name="P219">DELETE:</text:p>
      <text:list xml:id="list2930146901" text:style-name="L7">
        <text:list-item>
          <text:p text:style-name="P216"><text:span text:style-name="T122">This</text:span><text:span text:style-name="T121"> command will </text:span><text:span text:style-name="T123">temporarily </text:span><text:span text:style-name="T124">delete the data </text:span><text:span text:style-name="T121">from database.</text:span></text:p>
        </text:list-item>
        <text:list-item>
          <text:p text:style-name="P211">Before commit operation ,if we roll back we will get the data.</text:p>
        </text:list-item>
        <text:list-item>
          <text:p text:style-name="P211">It won’t re-initialize the table .</text:p>
        </text:list-item>
        <text:list-item>
          <text:p text:style-name="P211">command: sql&gt;delete from &lt;table_name&gt;</text:p>
        </text:list-item>
        <text:list-item>
          <text:p text:style-name="P211">It is a data manipulation language command.</text:p>
        </text:list-item>
      </text:list>
      <text:p text:style-name="P215">use:</text:p>
      <text:p text:style-name="P212">we can delete single column from table.</text:p>
      <text:p text:style-name="P212"/>
      <text:p text:style-name="P215">TRUNCATE:</text:p>
      <text:list xml:id="list2107291106" text:style-name="L10">
        <text:list-item>
          <text:p text:style-name="P217"><text:span text:style-name="T121">This command will </text:span><text:span text:style-name="T123">permanently </text:span><text:span text:style-name="T124">delete the data</text:span><text:span text:style-name="T121"> from database.</text:span></text:p>
        </text:list-item>
        <text:list-item>
          <text:p text:style-name="P213">If we roll back also we won’t get the data.</text:p>
        </text:list-item>
        <text:list-item>
          <text:p text:style-name="P213">It will re-initialize the table.</text:p>
        </text:list-item>
        <text:list-item>
          <text:p text:style-name="P213">command: sql&gt;truncate table &lt;table_name&gt;</text:p>
        </text:list-item>
      </text:list>
      <text:p text:style-name="P215">use:</text:p>
      <text:p text:style-name="P212">we can delete entire table .</text:p>
      <text:p text:style-name="P212"/>
      <text:p text:style-name="P215">DROP:</text:p>
      <text:list xml:id="list3858588399" text:style-name="L11">
        <text:list-item>
          <text:p text:style-name="P218"><text:span text:style-name="T121">This command will completely </text:span><text:span text:style-name="T123">destroy </text:span><text:span text:style-name="T124">table</text:span><text:span text:style-name="T121"> from database.</text:span></text:p>
        </text:list-item>
        <text:list-item>
          <text:p text:style-name="P214">command: sql&gt;drop table &lt;table_name&gt;</text:p>
        </text:list-item>
      </text:list>
      <text:p text:style-name="P215">use:</text:p>
      <text:p text:style-name="P209"><text:span text:style-name="Emphasis"><text:span text:style-name="T243">we can remove table from database.</text:span></text:span></text:p>
      <text:p text:style-name="P209"><text:span text:style-name="Emphasis"><text:span text:style-name="T243"/></text:span></text:p>
      <text:p text:style-name="P210"><text:span text:style-name="Emphasis"><text:span text:style-name="T249">Identity Property:</text:span></text:span></text:p>
      <text:p text:style-name="P210"><text:span text:style-name="Emphasis"><text:span text:style-name="T244">-</text:span></text:span><text:span text:style-name="Emphasis"><text:span text:style-name="T245">It is special type of column that is used to automatically generate the key based on the given seed value.</text:span></text:span></text:p>
      <text:p text:style-name="P210"><text:span text:style-name="Emphasis"><text:span text:style-name="T245">-</text:span></text:span><text:span text:style-name="Emphasis"><text:span text:style-name="T246">use: we will use this for auto incrementing the row value and it will start from the seed value </text:span></text:span><text:span text:style-name="Emphasis"><text:span text:style-name="T247">and incremented by the number which you given</text:span></text:span><text:span text:style-name="Emphasis"><text:span text:style-name="T246">.</text:span></text:span></text:p>
      <text:p text:style-name="P210"><text:span text:style-name="Emphasis"><text:span text:style-name="T246"/></text:span></text:p>
      <text:p text:style-name="P210"><text:span text:style-name="Emphasis"><text:span text:style-name="T246">-</text:span></text:span><text:span text:style-name="Emphasis"><text:span text:style-name="T248">Syntax:</text:span></text:span></text:p>
      <text:p text:style-name="P210"><text:span text:style-name="Emphasis"><text:span text:style-name="T248"><text:tab/>create table table_n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Lohit Devanagari1" svg:font-family="'Lohit Devanagari'"/>
    <style:font-face style:name="Segoe UI" svg:font-family="'Segoe UI', Arial, sans-serif"/>
    <style:font-face style:name="Verdana" svg:font-family="Verdan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5:34:11.788571309</meta:creation-date>
    <dc:date>2019-10-17T16:53:25.680454789</dc:date>
    <meta:editing-duration>PT8H5M15S</meta:editing-duration>
    <meta:editing-cycles>334</meta:editing-cycles>
    <meta:generator>LibreOffice/6.0.7.3$Linux_X86_64 LibreOffice_project/00m0$Build-3</meta:generator>
    <meta:document-statistic meta:table-count="0" meta:image-count="1" meta:object-count="0" meta:page-count="17" meta:paragraph-count="557" meta:word-count="3147" meta:character-count="20363" meta:non-whitespace-character-count="16218"/>
  </office:meta>
</office:document-meta>
</file>